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14mm"/>
    </style:style>
    <style:style style:name="co2" style:family="table-column">
      <style:table-column-properties fo:break-before="auto" style:column-width="13.97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20.5mm"/>
    </style:style>
    <style:style style:name="co6" style:family="table-column">
      <style:table-column-properties fo:break-before="auto" style:column-width="9.61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4.85mm"/>
    </style:style>
    <style:style style:name="co9" style:family="table-column">
      <style:table-column-properties fo:break-before="auto" style:column-width="44.47mm"/>
    </style:style>
    <style:style style:name="co10" style:family="table-column">
      <style:table-column-properties fo:break-before="auto" style:column-width="48.82mm"/>
    </style:style>
    <style:style style:name="co11" style:family="table-column">
      <style:table-column-properties fo:break-before="auto" style:column-width="55.37mm"/>
    </style:style>
    <style:style style:name="co12" style:family="table-column">
      <style:table-column-properties fo:break-before="auto" style:column-width="12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text-position="" style:font-name="Courier 10 Pitch"/>
    </style:style>
    <style:style style:name="ce2" style:family="table-cell" style:parent-style-name="Default">
      <style:text-properties style:font-name="Courier 10 Pitch"/>
    </style:style>
    <style:style style:name="ce3" style:family="table-cell" style:parent-style-name="Default">
      <style:text-properties style:text-outline="false" style:text-line-through-style="none" style:text-line-through-type="none" style:font-name="Courier 10 Pitch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Courier 10 Pitch" fo:font-size="10pt" style:font-size-asian="10pt" style:font-size-complex="10pt"/>
    </style:style>
    <style:style style:name="ce5" style:family="table-cell" style:parent-style-name="Default" style:data-style-name="N4">
      <style:text-properties style:text-outline="false" style:text-line-through-style="none" style:text-line-through-type="none" style:font-name="Courier 10 Pitch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">
      <style:text-properties style:font-name="Courier 10 Pitch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4" table:number-columns-repeated="2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1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number-columns-repeated="1003" table:default-cell-style-name="ce1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S0C</text:p>
          </table:table-cell>
          <table:table-cell office:value-type="string" calcext:value-type="string">
            <text:p>S1C</text:p>
          </table:table-cell>
          <table:table-cell office:value-type="string" calcext:value-type="string">
            <text:p>S0U</text:p>
          </table:table-cell>
          <table:table-cell office:value-type="string" calcext:value-type="string">
            <text:p>S1U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CCSC</text:p>
          </table:table-cell>
          <table:table-cell office:value-type="string" calcext:value-type="string">
            <text:p>CCSU</text:p>
          </table:table-cell>
          <table:table-cell office:value-type="string" calcext:value-type="string">
            <text:p>YGC</text:p>
          </table:table-cell>
          <table:table-cell office:value-type="string" calcext:value-type="string">
            <text:p>YGCT</text:p>
          </table:table-cell>
          <table:table-cell office:value-type="string" calcext:value-type="string">
            <text:p>FGC</text:p>
          </table:table-cell>
          <table:table-cell office:value-type="string" calcext:value-type="string">
            <text:p>FGCT</text:p>
          </table:table-cell>
          <table:table-cell office:value-type="string" calcext:value-type="string">
            <text:p>GCT</text:p>
          </table:table-cell>
          <table:table-cell table:number-columns-repeated="100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2860" calcext:value-type="float">
            <text:p>32860</text:p>
          </table:table-cell>
          <table:table-cell table:number-columns-repeated="2" office:value-type="float" office:value="5120" calcext:value-type="float">
            <text:p>5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280" calcext:value-type="float">
            <text:p>33280</text:p>
          </table:table-cell>
          <table:table-cell office:value-type="float" office:value="3994.8" calcext:value-type="float">
            <text:p>3994,8</text:p>
          </table:table-cell>
          <table:table-cell office:value-type="float" office:value="87552" calcext:value-type="float">
            <text:p>87552</text:p>
          </table:table-cell>
          <table:table-cell office:value-type="float" office:value="0" calcext:value-type="float">
            <text:p>0</text:p>
          </table:table-cell>
          <table:table-cell office:value-type="float" office:value="4480" calcext:value-type="float">
            <text:p>4480</text:p>
          </table:table-cell>
          <table:table-cell office:value-type="float" office:value="773.8" calcext:value-type="float">
            <text:p>773,8</text:p>
          </table:table-cell>
          <table:table-cell office:value-type="float" office:value="384" calcext:value-type="float">
            <text:p>384</text:p>
          </table:table-cell>
          <table:table-cell office:value-type="float" office:value="75.8" calcext:value-type="float">
            <text:p>75,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0284" calcext:value-type="float">
            <text:p>60284</text:p>
          </table:table-cell>
          <table:table-cell office:value-type="float" office:value="2822" calcext:value-type="float">
            <text:p>2822</text:p>
          </table:table-cell>
          <table:table-cell office:value-type="float" office:value="358" calcext:value-type="float">
            <text:p>358</text:p>
          </table:table-cell>
          <table:table-cell office:value-type="float" office:value="147788" calcext:value-type="float">
            <text:p>147788</text:p>
          </table:table-cell>
          <table:table-cell table:number-columns-repeated="2" office:value-type="float" office:value="5120" calcext:value-type="float">
            <text:p>5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280" calcext:value-type="float">
            <text:p>33280</text:p>
          </table:table-cell>
          <table:table-cell office:value-type="float" office:value="31286.6" calcext:value-type="float">
            <text:p>31286,6</text:p>
          </table:table-cell>
          <table:table-cell office:value-type="float" office:value="87552" calcext:value-type="float">
            <text:p>87552</text:p>
          </table:table-cell>
          <table:table-cell office:value-type="float" office:value="0" calcext:value-type="float">
            <text:p>0</text:p>
          </table:table-cell>
          <table:table-cell office:value-type="float" office:value="4480" calcext:value-type="float">
            <text:p>4480</text:p>
          </table:table-cell>
          <table:table-cell office:value-type="float" office:value="773.8" calcext:value-type="float">
            <text:p>773,8</text:p>
          </table:table-cell>
          <table:table-cell office:value-type="float" office:value="384" calcext:value-type="float">
            <text:p>384</text:p>
          </table:table-cell>
          <table:table-cell office:value-type="float" office:value="75.8" calcext:value-type="float">
            <text:p>75,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120513" calcext:value-type="float">
            <text:p>120513</text:p>
          </table:table-cell>
          <table:table-cell office:value-type="float" office:value="5730" calcext:value-type="float">
            <text:p>5730</text:p>
          </table:table-cell>
          <table:table-cell office:value-type="float" office:value="361" calcext:value-type="float">
            <text:p>361</text:p>
          </table:table-cell>
          <table:table-cell office:value-type="float" office:value="171928" calcext:value-type="float">
            <text:p>171928</text:p>
          </table:table-cell>
          <table:table-cell table:number-columns-repeated="2"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float" office:value="2559.1" calcext:value-type="float">
            <text:p>2559,1</text:p>
          </table:table-cell>
          <table:table-cell office:value-type="float" office:value="33280" calcext:value-type="float">
            <text:p>33280</text:p>
          </table:table-cell>
          <table:table-cell office:value-type="float" office:value="20782.9" calcext:value-type="float">
            <text:p>20782,9</text:p>
          </table:table-cell>
          <table:table-cell office:value-type="float" office:value="87552" calcext:value-type="float">
            <text:p>87552</text:p>
          </table:table-cell>
          <table:table-cell office:value-type="float" office:value="8" calcext:value-type="float">
            <text:p>8</text:p>
          </table:table-cell>
          <table:table-cell office:value-type="float" office:value="7040" calcext:value-type="float">
            <text:p>7040</text:p>
          </table:table-cell>
          <table:table-cell office:value-type="float" office:value="6758.5" calcext:value-type="float">
            <text:p>6758,5</text:p>
          </table:table-cell>
          <table:table-cell office:value-type="float" office:value="896" calcext:value-type="float">
            <text:p>896</text:p>
          </table:table-cell>
          <table:table-cell office:value-type="float" office:value="745.7" calcext:value-type="float">
            <text:p>745,7</text:p>
          </table:table-cell>
          <table:table-cell office:value-type="float" office:value="1" calcext:value-type="float">
            <text:p>1</text:p>
          </table:table-cell>
          <table:table-cell office:value-type="float" office:value="0.018" calcext:value-type="float">
            <text:p>0,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,018</text:p>
          </table:table-cell>
          <table:table-cell table:number-columns-repeated="1003"/>
        </table:table-row>
        <table:table-row table:style-name="ro1">
          <table:table-cell office:value-type="float" office:value="180723" calcext:value-type="float">
            <text:p>180723</text:p>
          </table:table-cell>
          <table:table-cell office:value-type="float" office:value="8592" calcext:value-type="float">
            <text:p>8592</text:p>
          </table:table-cell>
          <table:table-cell office:value-type="float" office:value="362" calcext:value-type="float">
            <text:p>362</text:p>
          </table:table-cell>
          <table:table-cell office:value-type="float" office:value="122136" calcext:value-type="float">
            <text:p>122136</text:p>
          </table:table-cell>
          <table:table-cell table:number-columns-repeated="2" office:value-type="float" office:value="5120" calcext:value-type="float">
            <text:p>5120</text:p>
          </table:table-cell>
          <table:table-cell office:value-type="float" office:value="2464" calcext:value-type="float">
            <text:p>2464</text:p>
          </table:table-cell>
          <table:table-cell office:value-type="float" office:value="0" calcext:value-type="float">
            <text:p>0</text:p>
          </table:table-cell>
          <table:table-cell office:value-type="float" office:value="33280" calcext:value-type="float">
            <text:p>33280</text:p>
          </table:table-cell>
          <table:table-cell office:value-type="float" office:value="8997.7" calcext:value-type="float">
            <text:p>8997,7</text:p>
          </table:table-cell>
          <table:table-cell office:value-type="float" office:value="87552" calcext:value-type="float">
            <text:p>87552</text:p>
          </table:table-cell>
          <table:table-cell office:value-type="float" office:value="16" calcext:value-type="float">
            <text:p>16</text:p>
          </table:table-cell>
          <table:table-cell office:value-type="float" office:value="7040" calcext:value-type="float">
            <text:p>7040</text:p>
          </table:table-cell>
          <table:table-cell office:value-type="float" office:value="6768.4" calcext:value-type="float">
            <text:p>6768,4</text:p>
          </table:table-cell>
          <table:table-cell office:value-type="float" office:value="896" calcext:value-type="float">
            <text:p>896</text:p>
          </table:table-cell>
          <table:table-cell office:value-type="float" office:value="745.7" calcext:value-type="float">
            <text:p>745,7</text:p>
          </table:table-cell>
          <table:table-cell office:value-type="float" office:value="2" calcext:value-type="float">
            <text:p>2</text:p>
          </table:table-cell>
          <table:table-cell office:value-type="float" office:value="0.043" calcext:value-type="float">
            <text:p>0,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" calcext:value-type="float">
            <text:p>0,043</text:p>
          </table:table-cell>
          <table:table-cell table:number-columns-repeated="1003"/>
        </table:table-row>
        <table:table-row table:style-name="ro1">
          <table:table-cell office:value-type="float" office:value="240948" calcext:value-type="float">
            <text:p>240948</text:p>
          </table:table-cell>
          <table:table-cell office:value-type="float" office:value="11444" calcext:value-type="float">
            <text:p>11444</text:p>
          </table:table-cell>
          <table:table-cell office:value-type="float" office:value="362" calcext:value-type="float">
            <text:p>362</text:p>
          </table:table-cell>
          <table:table-cell office:value-type="float" office:value="190348" calcext:value-type="float">
            <text:p>190348</text:p>
          </table:table-cell>
          <table:table-cell table:number-columns-repeated="2" office:value-type="float" office:value="5120" calcext:value-type="float">
            <text:p>5120</text:p>
          </table:table-cell>
          <table:table-cell office:value-type="float" office:value="2464" calcext:value-type="float">
            <text:p>2464</text:p>
          </table:table-cell>
          <table:table-cell office:value-type="float" office:value="0" calcext:value-type="float">
            <text:p>0</text:p>
          </table:table-cell>
          <table:table-cell office:value-type="float" office:value="33280" calcext:value-type="float">
            <text:p>33280</text:p>
          </table:table-cell>
          <table:table-cell office:value-type="float" office:value="30111.4" calcext:value-type="float">
            <text:p>30111,4</text:p>
          </table:table-cell>
          <table:table-cell office:value-type="float" office:value="87552" calcext:value-type="float">
            <text:p>87552</text:p>
          </table:table-cell>
          <table:table-cell office:value-type="float" office:value="16" calcext:value-type="float">
            <text:p>16</text:p>
          </table:table-cell>
          <table:table-cell office:value-type="float" office:value="7040" calcext:value-type="float">
            <text:p>7040</text:p>
          </table:table-cell>
          <table:table-cell office:value-type="float" office:value="6768.4" calcext:value-type="float">
            <text:p>6768,4</text:p>
          </table:table-cell>
          <table:table-cell office:value-type="float" office:value="896" calcext:value-type="float">
            <text:p>896</text:p>
          </table:table-cell>
          <table:table-cell office:value-type="float" office:value="745.7" calcext:value-type="float">
            <text:p>745,7</text:p>
          </table:table-cell>
          <table:table-cell office:value-type="float" office:value="2" calcext:value-type="float">
            <text:p>2</text:p>
          </table:table-cell>
          <table:table-cell office:value-type="float" office:value="0.043" calcext:value-type="float">
            <text:p>0,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" calcext:value-type="float">
            <text:p>0,043</text:p>
          </table:table-cell>
          <table:table-cell table:number-columns-repeated="1003"/>
        </table:table-row>
        <table:table-row table:style-name="ro1">
          <table:table-cell office:value-type="float" office:value="301180" calcext:value-type="float">
            <text:p>301180</text:p>
          </table:table-cell>
          <table:table-cell office:value-type="float" office:value="14240" calcext:value-type="float">
            <text:p>14240</text:p>
          </table:table-cell>
          <table:table-cell office:value-type="float" office:value="361" calcext:value-type="float">
            <text:p>361</text:p>
          </table:table-cell>
          <table:table-cell office:value-type="float" office:value="144888" calcext:value-type="float">
            <text:p>144888</text:p>
          </table:table-cell>
          <table:table-cell table:number-columns-repeated="2"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float" office:value="2448" calcext:value-type="float">
            <text:p>2448</text:p>
          </table:table-cell>
          <table:table-cell office:value-type="float" office:value="33280" calcext:value-type="float">
            <text:p>33280</text:p>
          </table:table-cell>
          <table:table-cell office:value-type="float" office:value="17617.3" calcext:value-type="float">
            <text:p>17617,3</text:p>
          </table:table-cell>
          <table:table-cell office:value-type="float" office:value="87552" calcext:value-type="float">
            <text:p>87552</text:p>
          </table:table-cell>
          <table:table-cell office:value-type="float" office:value="24" calcext:value-type="float">
            <text:p>24</text:p>
          </table:table-cell>
          <table:table-cell office:value-type="float" office:value="7040" calcext:value-type="float">
            <text:p>7040</text:p>
          </table:table-cell>
          <table:table-cell office:value-type="float" office:value="6771" calcext:value-type="float">
            <text:p>6771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3" calcext:value-type="float">
            <text:p>3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1003"/>
        </table:table-row>
        <table:table-row table:style-name="ro1">
          <table:table-cell office:value-type="float" office:value="361428" calcext:value-type="float">
            <text:p>361428</text:p>
          </table:table-cell>
          <table:table-cell office:value-type="float" office:value="17056" calcext:value-type="float">
            <text:p>17056</text:p>
          </table:table-cell>
          <table:table-cell office:value-type="float" office:value="361" calcext:value-type="float">
            <text:p>361</text:p>
          </table:table-cell>
          <table:table-cell office:value-type="float" office:value="146892" calcext:value-type="float">
            <text:p>146892</text:p>
          </table:table-cell>
          <table:table-cell table:number-columns-repeated="2" office:value-type="float" office:value="5120" calcext:value-type="float">
            <text:p>5120</text:p>
          </table:table-cell>
          <table:table-cell office:value-type="float" office:value="2368" calcext:value-type="float">
            <text:p>2368</text:p>
          </table:table-cell>
          <table:table-cell office:value-type="float" office:value="0" calcext:value-type="float">
            <text:p>0</text:p>
          </table:table-cell>
          <table:table-cell office:value-type="float" office:value="33280" calcext:value-type="float">
            <text:p>33280</text:p>
          </table:table-cell>
          <table:table-cell office:value-type="float" office:value="4622" calcext:value-type="float">
            <text:p>4622</text:p>
          </table:table-cell>
          <table:table-cell office:value-type="float" office:value="87552" calcext:value-type="float">
            <text:p>87552</text:p>
          </table:table-cell>
          <table:table-cell office:value-type="float" office:value="32" calcext:value-type="float">
            <text:p>32</text:p>
          </table:table-cell>
          <table:table-cell office:value-type="float" office:value="7040" calcext:value-type="float">
            <text:p>7040</text:p>
          </table:table-cell>
          <table:table-cell office:value-type="float" office:value="6778.7" calcext:value-type="float">
            <text:p>6778,7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4" calcext:value-type="float">
            <text:p>4</text:p>
          </table:table-cell>
          <table:table-cell office:value-type="float" office:value="0.076" calcext:value-type="float">
            <text:p>0,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" calcext:value-type="float">
            <text:p>0,076</text:p>
          </table:table-cell>
          <table:table-cell table:number-columns-repeated="1003"/>
        </table:table-row>
        <table:table-row table:style-name="ro1">
          <table:table-cell office:value-type="float" office:value="421632" calcext:value-type="float">
            <text:p>421632</text:p>
          </table:table-cell>
          <table:table-cell office:value-type="float" office:value="19906" calcext:value-type="float">
            <text:p>19906</text:p>
          </table:table-cell>
          <table:table-cell office:value-type="float" office:value="361" calcext:value-type="float">
            <text:p>361</text:p>
          </table:table-cell>
          <table:table-cell office:value-type="float" office:value="188904" calcext:value-type="float">
            <text:p>188904</text:p>
          </table:table-cell>
          <table:table-cell table:number-columns-repeated="2" office:value-type="float" office:value="5120" calcext:value-type="float">
            <text:p>5120</text:p>
          </table:table-cell>
          <table:table-cell office:value-type="float" office:value="2368" calcext:value-type="float">
            <text:p>2368</text:p>
          </table:table-cell>
          <table:table-cell office:value-type="float" office:value="0" calcext:value-type="float">
            <text:p>0</text:p>
          </table:table-cell>
          <table:table-cell office:value-type="float" office:value="33280" calcext:value-type="float">
            <text:p>33280</text:p>
          </table:table-cell>
          <table:table-cell office:value-type="float" office:value="25354.9" calcext:value-type="float">
            <text:p>25354,9</text:p>
          </table:table-cell>
          <table:table-cell office:value-type="float" office:value="87552" calcext:value-type="float">
            <text:p>87552</text:p>
          </table:table-cell>
          <table:table-cell office:value-type="float" office:value="32" calcext:value-type="float">
            <text:p>32</text:p>
          </table:table-cell>
          <table:table-cell office:value-type="float" office:value="7040" calcext:value-type="float">
            <text:p>7040</text:p>
          </table:table-cell>
          <table:table-cell office:value-type="float" office:value="6778.7" calcext:value-type="float">
            <text:p>6778,7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4" calcext:value-type="float">
            <text:p>4</text:p>
          </table:table-cell>
          <table:table-cell office:value-type="float" office:value="0.076" calcext:value-type="float">
            <text:p>0,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" calcext:value-type="float">
            <text:p>0,076</text:p>
          </table:table-cell>
          <table:table-cell table:number-columns-repeated="1003"/>
        </table:table-row>
        <table:table-row table:style-name="ro1">
          <table:table-cell office:value-type="float" office:value="481839" calcext:value-type="float">
            <text:p>481839</text:p>
          </table:table-cell>
          <table:table-cell office:value-type="float" office:value="22840" calcext:value-type="float">
            <text:p>22840</text:p>
          </table:table-cell>
          <table:table-cell office:value-type="float" office:value="361" calcext:value-type="float">
            <text:p>361</text:p>
          </table:table-cell>
          <table:table-cell office:value-type="float" office:value="132040" calcext:value-type="float">
            <text:p>132040</text:p>
          </table:table-cell>
          <table:table-cell office:value-type="float" office:value="3072" calcext:value-type="float">
            <text:p>3072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float" office:value="2352" calcext:value-type="float">
            <text:p>2352</text:p>
          </table:table-cell>
          <table:table-cell office:value-type="float" office:value="33280" calcext:value-type="float">
            <text:p>33280</text:p>
          </table:table-cell>
          <table:table-cell office:value-type="float" office:value="13141.1" calcext:value-type="float">
            <text:p>13141,1</text:p>
          </table:table-cell>
          <table:table-cell office:value-type="float" office:value="87552" calcext:value-type="float">
            <text:p>87552</text:p>
          </table:table-cell>
          <table:table-cell office:value-type="float" office:value="40" calcext:value-type="float">
            <text:p>40</text:p>
          </table:table-cell>
          <table:table-cell office:value-type="float" office:value="7296" calcext:value-type="float">
            <text:p>7296</text:p>
          </table:table-cell>
          <table:table-cell office:value-type="float" office:value="6781" calcext:value-type="float">
            <text:p>6781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5" calcext:value-type="float">
            <text:p>5</text:p>
          </table:table-cell>
          <table:table-cell office:value-type="float" office:value="0.086" calcext:value-type="float">
            <text:p>0,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6" calcext:value-type="float">
            <text:p>0,086</text:p>
          </table:table-cell>
          <table:table-cell table:number-columns-repeated="1003"/>
        </table:table-row>
        <table:table-row table:style-name="ro1">
          <table:table-cell office:value-type="float" office:value="542035" calcext:value-type="float">
            <text:p>542035</text:p>
          </table:table-cell>
          <table:table-cell office:value-type="float" office:value="25734" calcext:value-type="float">
            <text:p>25734</text:p>
          </table:table-cell>
          <table:table-cell office:value-type="float" office:value="362" calcext:value-type="float">
            <text:p>362</text:p>
          </table:table-cell>
          <table:table-cell office:value-type="float" office:value="183296" calcext:value-type="float">
            <text:p>183296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2432" calcext:value-type="float">
            <text:p>2432</text:p>
          </table:table-cell>
          <table:table-cell office:value-type="float" office:value="0" calcext:value-type="float">
            <text:p>0</text:p>
          </table:table-cell>
          <table:table-cell office:value-type="float" office:value="37376" calcext:value-type="float">
            <text:p>37376</text:p>
          </table:table-cell>
          <table:table-cell office:value-type="float" office:value="902.3" calcext:value-type="float">
            <text:p>902,3</text:p>
          </table:table-cell>
          <table:table-cell office:value-type="float" office:value="87552" calcext:value-type="float">
            <text:p>87552</text:p>
          </table:table-cell>
          <table:table-cell office:value-type="float" office:value="40" calcext:value-type="float">
            <text:p>40</text:p>
          </table:table-cell>
          <table:table-cell office:value-type="float" office:value="7296" calcext:value-type="float">
            <text:p>7296</text:p>
          </table:table-cell>
          <table:table-cell office:value-type="float" office:value="6781" calcext:value-type="float">
            <text:p>6781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03"/>
        </table:table-row>
        <table:table-row table:style-name="ro1">
          <table:table-cell office:value-type="float" office:value="602264" calcext:value-type="float">
            <text:p>602264</text:p>
          </table:table-cell>
          <table:table-cell office:value-type="float" office:value="28578" calcext:value-type="float">
            <text:p>28578</text:p>
          </table:table-cell>
          <table:table-cell office:value-type="float" office:value="361" calcext:value-type="float">
            <text:p>361</text:p>
          </table:table-cell>
          <table:table-cell office:value-type="float" office:value="174580" calcext:value-type="float">
            <text:p>174580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2432" calcext:value-type="float">
            <text:p>2432</text:p>
          </table:table-cell>
          <table:table-cell office:value-type="float" office:value="0" calcext:value-type="float">
            <text:p>0</text:p>
          </table:table-cell>
          <table:table-cell office:value-type="float" office:value="37376" calcext:value-type="float">
            <text:p>37376</text:p>
          </table:table-cell>
          <table:table-cell office:value-type="float" office:value="21619.3" calcext:value-type="float">
            <text:p>21619,3</text:p>
          </table:table-cell>
          <table:table-cell office:value-type="float" office:value="87552" calcext:value-type="float">
            <text:p>87552</text:p>
          </table:table-cell>
          <table:table-cell office:value-type="float" office:value="40" calcext:value-type="float">
            <text:p>40</text:p>
          </table:table-cell>
          <table:table-cell office:value-type="float" office:value="7296" calcext:value-type="float">
            <text:p>7296</text:p>
          </table:table-cell>
          <table:table-cell office:value-type="float" office:value="6781" calcext:value-type="float">
            <text:p>6781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03"/>
        </table:table-row>
        <table:table-row table:style-name="ro1">
          <table:table-cell office:value-type="float" office:value="662469" calcext:value-type="float">
            <text:p>662469</text:p>
          </table:table-cell>
          <table:table-cell office:value-type="float" office:value="31420" calcext:value-type="float">
            <text:p>31420</text:p>
          </table:table-cell>
          <table:table-cell office:value-type="float" office:value="361" calcext:value-type="float">
            <text:p>361</text:p>
          </table:table-cell>
          <table:table-cell office:value-type="float" office:value="190376" calcext:value-type="float">
            <text:p>190376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1568" calcext:value-type="float">
            <text:p>1568</text:p>
          </table:table-cell>
          <table:table-cell office:value-type="float" office:value="37376" calcext:value-type="float">
            <text:p>37376</text:p>
          </table:table-cell>
          <table:table-cell office:value-type="float" office:value="4887.6" calcext:value-type="float">
            <text:p>4887,6</text:p>
          </table:table-cell>
          <table:table-cell office:value-type="float" office:value="87552" calcext:value-type="float">
            <text:p>87552</text:p>
          </table:table-cell>
          <table:table-cell office:value-type="float" office:value="1104.1" calcext:value-type="float">
            <text:p>1104,1</text:p>
          </table:table-cell>
          <table:table-cell office:value-type="float" office:value="7296" calcext:value-type="float">
            <text:p>7296</text:p>
          </table:table-cell>
          <table:table-cell office:value-type="float" office:value="6783.2" calcext:value-type="float">
            <text:p>6783,2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7" calcext:value-type="float">
            <text:p>7</text:p>
          </table:table-cell>
          <table:table-cell office:value-type="float" office:value="0.114" calcext:value-type="float">
            <text:p>0,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4" calcext:value-type="float">
            <text:p>0,114</text:p>
          </table:table-cell>
          <table:table-cell table:number-columns-repeated="1003"/>
        </table:table-row>
        <table:table-row table:style-name="ro1">
          <table:table-cell office:value-type="float" office:value="722675" calcext:value-type="float">
            <text:p>722675</text:p>
          </table:table-cell>
          <table:table-cell office:value-type="float" office:value="34290" calcext:value-type="float">
            <text:p>34290</text:p>
          </table:table-cell>
          <table:table-cell office:value-type="float" office:value="361" calcext:value-type="float">
            <text:p>361</text:p>
          </table:table-cell>
          <table:table-cell office:value-type="float" office:value="185360" calcext:value-type="float">
            <text:p>185360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1568" calcext:value-type="float">
            <text:p>1568</text:p>
          </table:table-cell>
          <table:table-cell office:value-type="float" office:value="37376" calcext:value-type="float">
            <text:p>37376</text:p>
          </table:table-cell>
          <table:table-cell office:value-type="float" office:value="25545.8" calcext:value-type="float">
            <text:p>25545,8</text:p>
          </table:table-cell>
          <table:table-cell office:value-type="float" office:value="87552" calcext:value-type="float">
            <text:p>87552</text:p>
          </table:table-cell>
          <table:table-cell office:value-type="float" office:value="1104.1" calcext:value-type="float">
            <text:p>1104,1</text:p>
          </table:table-cell>
          <table:table-cell office:value-type="float" office:value="7296" calcext:value-type="float">
            <text:p>7296</text:p>
          </table:table-cell>
          <table:table-cell office:value-type="float" office:value="6783.2" calcext:value-type="float">
            <text:p>6783,2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7" calcext:value-type="float">
            <text:p>7</text:p>
          </table:table-cell>
          <table:table-cell office:value-type="float" office:value="0.114" calcext:value-type="float">
            <text:p>0,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4" calcext:value-type="float">
            <text:p>0,114</text:p>
          </table:table-cell>
          <table:table-cell table:number-columns-repeated="1003"/>
        </table:table-row>
        <table:table-row table:style-name="ro1">
          <table:table-cell office:value-type="float" office:value="782886" calcext:value-type="float">
            <text:p>782886</text:p>
          </table:table-cell>
          <table:table-cell office:value-type="float" office:value="37132" calcext:value-type="float">
            <text:p>37132</text:p>
          </table:table-cell>
          <table:table-cell office:value-type="float" office:value="361" calcext:value-type="float">
            <text:p>361</text:p>
          </table:table-cell>
          <table:table-cell office:value-type="float" office:value="186756" calcext:value-type="float">
            <text:p>186756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1568" calcext:value-type="float">
            <text:p>1568</text:p>
          </table:table-cell>
          <table:table-cell office:value-type="float" office:value="0" calcext:value-type="float">
            <text:p>0</text:p>
          </table:table-cell>
          <table:table-cell office:value-type="float" office:value="37376" calcext:value-type="float">
            <text:p>37376</text:p>
          </table:table-cell>
          <table:table-cell office:value-type="float" office:value="9245.3" calcext:value-type="float">
            <text:p>9245,3</text:p>
          </table:table-cell>
          <table:table-cell office:value-type="float" office:value="87552" calcext:value-type="float">
            <text:p>87552</text:p>
          </table:table-cell>
          <table:table-cell office:value-type="float" office:value="1128.1" calcext:value-type="float">
            <text:p>1128,1</text:p>
          </table:table-cell>
          <table:table-cell office:value-type="float" office:value="7296" calcext:value-type="float">
            <text:p>7296</text:p>
          </table:table-cell>
          <table:table-cell office:value-type="float" office:value="6784" calcext:value-type="float">
            <text:p>6784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8" calcext:value-type="float">
            <text:p>8</text:p>
          </table:table-cell>
          <table:table-cell office:value-type="float" office:value="0.128" calcext:value-type="float">
            <text:p>0,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8" calcext:value-type="float">
            <text:p>0,128</text:p>
          </table:table-cell>
          <table:table-cell table:number-columns-repeated="1003"/>
        </table:table-row>
        <table:table-row table:style-name="ro1">
          <table:table-cell office:value-type="float" office:value="843116" calcext:value-type="float">
            <text:p>843116</text:p>
          </table:table-cell>
          <table:table-cell office:value-type="float" office:value="39962" calcext:value-type="float">
            <text:p>39962</text:p>
          </table:table-cell>
          <table:table-cell office:value-type="float" office:value="361" calcext:value-type="float">
            <text:p>361</text:p>
          </table:table-cell>
          <table:table-cell office:value-type="float" office:value="169700" calcext:value-type="float">
            <text:p>169700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1568" calcext:value-type="float">
            <text:p>1568</text:p>
          </table:table-cell>
          <table:table-cell office:value-type="float" office:value="0" calcext:value-type="float">
            <text:p>0</text:p>
          </table:table-cell>
          <table:table-cell office:value-type="float" office:value="37376" calcext:value-type="float">
            <text:p>37376</text:p>
          </table:table-cell>
          <table:table-cell office:value-type="float" office:value="29277.7" calcext:value-type="float">
            <text:p>29277,7</text:p>
          </table:table-cell>
          <table:table-cell office:value-type="float" office:value="87552" calcext:value-type="float">
            <text:p>87552</text:p>
          </table:table-cell>
          <table:table-cell office:value-type="float" office:value="1128.1" calcext:value-type="float">
            <text:p>1128,1</text:p>
          </table:table-cell>
          <table:table-cell office:value-type="float" office:value="7296" calcext:value-type="float">
            <text:p>7296</text:p>
          </table:table-cell>
          <table:table-cell office:value-type="float" office:value="6784" calcext:value-type="float">
            <text:p>6784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8" calcext:value-type="float">
            <text:p>8</text:p>
          </table:table-cell>
          <table:table-cell office:value-type="float" office:value="0.128" calcext:value-type="float">
            <text:p>0,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8" calcext:value-type="float">
            <text:p>0,128</text:p>
          </table:table-cell>
          <table:table-cell table:number-columns-repeated="1003"/>
        </table:table-row>
        <table:table-row table:style-name="ro1">
          <table:table-cell office:value-type="float" office:value="903334" calcext:value-type="float">
            <text:p>903334</text:p>
          </table:table-cell>
          <table:table-cell office:value-type="float" office:value="42718" calcext:value-type="float">
            <text:p>42718</text:p>
          </table:table-cell>
          <table:table-cell office:value-type="float" office:value="361" calcext:value-type="float">
            <text:p>361</text:p>
          </table:table-cell>
          <table:table-cell office:value-type="float" office:value="172560" calcext:value-type="float">
            <text:p>172560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1504" calcext:value-type="float">
            <text:p>1504</text:p>
          </table:table-cell>
          <table:table-cell office:value-type="float" office:value="37376" calcext:value-type="float">
            <text:p>37376</text:p>
          </table:table-cell>
          <table:table-cell office:value-type="float" office:value="12291.9" calcext:value-type="float">
            <text:p>12291,9</text:p>
          </table:table-cell>
          <table:table-cell office:value-type="float" office:value="87552" calcext:value-type="float">
            <text:p>87552</text:p>
          </table:table-cell>
          <table:table-cell office:value-type="float" office:value="1128.1" calcext:value-type="float">
            <text:p>1128,1</text:p>
          </table:table-cell>
          <table:table-cell office:value-type="float" office:value="7296" calcext:value-type="float">
            <text:p>7296</text:p>
          </table:table-cell>
          <table:table-cell office:value-type="float" office:value="6784" calcext:value-type="float">
            <text:p>6784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9" calcext:value-type="float">
            <text:p>9</text:p>
          </table:table-cell>
          <table:table-cell office:value-type="float" office:value="0.144" calcext:value-type="float">
            <text:p>0,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4" calcext:value-type="float">
            <text:p>0,144</text:p>
          </table:table-cell>
          <table:table-cell table:number-columns-repeated="1003"/>
        </table:table-row>
        <table:table-row table:style-name="ro1">
          <table:table-cell office:value-type="float" office:value="963555" calcext:value-type="float">
            <text:p>963555</text:p>
          </table:table-cell>
          <table:table-cell office:value-type="float" office:value="45528" calcext:value-type="float">
            <text:p>45528</text:p>
          </table:table-cell>
          <table:table-cell office:value-type="float" office:value="361" calcext:value-type="float">
            <text:p>361</text:p>
          </table:table-cell>
          <table:table-cell office:value-type="float" office:value="131084" calcext:value-type="float">
            <text:p>131084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1504" calcext:value-type="float">
            <text:p>1504</text:p>
          </table:table-cell>
          <table:table-cell office:value-type="float" office:value="37376" calcext:value-type="float">
            <text:p>37376</text:p>
          </table:table-cell>
          <table:table-cell office:value-type="float" office:value="32442.9" calcext:value-type="float">
            <text:p>32442,9</text:p>
          </table:table-cell>
          <table:table-cell office:value-type="float" office:value="87552" calcext:value-type="float">
            <text:p>87552</text:p>
          </table:table-cell>
          <table:table-cell office:value-type="float" office:value="1128.1" calcext:value-type="float">
            <text:p>1128,1</text:p>
          </table:table-cell>
          <table:table-cell office:value-type="float" office:value="7296" calcext:value-type="float">
            <text:p>7296</text:p>
          </table:table-cell>
          <table:table-cell office:value-type="float" office:value="6784" calcext:value-type="float">
            <text:p>6784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9" calcext:value-type="float">
            <text:p>9</text:p>
          </table:table-cell>
          <table:table-cell office:value-type="float" office:value="0.144" calcext:value-type="float">
            <text:p>0,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4" calcext:value-type="float">
            <text:p>0,144</text:p>
          </table:table-cell>
          <table:table-cell table:number-columns-repeated="1003"/>
        </table:table-row>
        <table:table-row table:style-name="ro1">
          <table:table-cell office:value-type="float" office:value="1023798" calcext:value-type="float">
            <text:p>1023798</text:p>
          </table:table-cell>
          <table:table-cell office:value-type="float" office:value="48324" calcext:value-type="float">
            <text:p>48324</text:p>
          </table:table-cell>
          <table:table-cell office:value-type="float" office:value="361" calcext:value-type="float">
            <text:p>361</text:p>
          </table:table-cell>
          <table:table-cell office:value-type="float" office:value="165960" calcext:value-type="float">
            <text:p>165960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37376" calcext:value-type="float">
            <text:p>37376</text:p>
          </table:table-cell>
          <table:table-cell office:value-type="float" office:value="15135.1" calcext:value-type="float">
            <text:p>15135,1</text:p>
          </table:table-cell>
          <table:table-cell office:value-type="float" office:value="87552" calcext:value-type="float">
            <text:p>87552</text:p>
          </table:table-cell>
          <table:table-cell office:value-type="float" office:value="1128.1" calcext:value-type="float">
            <text:p>1128,1</text:p>
          </table:table-cell>
          <table:table-cell office:value-type="float" office:value="7296" calcext:value-type="float">
            <text:p>7296</text:p>
          </table:table-cell>
          <table:table-cell office:value-type="float" office:value="6784.1" calcext:value-type="float">
            <text:p>6784,1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10" calcext:value-type="float">
            <text:p>10</text:p>
          </table:table-cell>
          <table:table-cell office:value-type="float" office:value="0.153" calcext:value-type="float">
            <text:p>0,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3" calcext:value-type="float">
            <text:p>0,153</text:p>
          </table:table-cell>
          <table:table-cell table:number-columns-repeated="1003"/>
        </table:table-row>
        <table:table-row table:style-name="ro1">
          <table:table-cell office:value-type="float" office:value="1084027" calcext:value-type="float">
            <text:p>1084027</text:p>
          </table:table-cell>
          <table:table-cell office:value-type="float" office:value="51158" calcext:value-type="float">
            <text:p>51158</text:p>
          </table:table-cell>
          <table:table-cell office:value-type="float" office:value="361" calcext:value-type="float">
            <text:p>361</text:p>
          </table:table-cell>
          <table:table-cell office:value-type="float" office:value="136624" calcext:value-type="float">
            <text:p>136624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37376" calcext:value-type="float">
            <text:p>37376</text:p>
          </table:table-cell>
          <table:table-cell office:value-type="float" office:value="35569.5" calcext:value-type="float">
            <text:p>35569,5</text:p>
          </table:table-cell>
          <table:table-cell office:value-type="float" office:value="87552" calcext:value-type="float">
            <text:p>87552</text:p>
          </table:table-cell>
          <table:table-cell office:value-type="float" office:value="1128.1" calcext:value-type="float">
            <text:p>1128,1</text:p>
          </table:table-cell>
          <table:table-cell office:value-type="float" office:value="7296" calcext:value-type="float">
            <text:p>7296</text:p>
          </table:table-cell>
          <table:table-cell office:value-type="float" office:value="6784.1" calcext:value-type="float">
            <text:p>6784,1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10" calcext:value-type="float">
            <text:p>10</text:p>
          </table:table-cell>
          <table:table-cell office:value-type="float" office:value="0.153" calcext:value-type="float">
            <text:p>0,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3" calcext:value-type="float">
            <text:p>0,153</text:p>
          </table:table-cell>
          <table:table-cell table:number-columns-repeated="1003"/>
        </table:table-row>
        <table:table-row table:style-name="ro1">
          <table:table-cell office:value-type="float" office:value="1144267" calcext:value-type="float">
            <text:p>1144267</text:p>
          </table:table-cell>
          <table:table-cell office:value-type="float" office:value="53992" calcext:value-type="float">
            <text:p>53992</text:p>
          </table:table-cell>
          <table:table-cell office:value-type="float" office:value="361" calcext:value-type="float">
            <text:p>361</text:p>
          </table:table-cell>
          <table:table-cell office:value-type="float" office:value="166216" calcext:value-type="float">
            <text:p>166216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1632" calcext:value-type="float">
            <text:p>1632</text:p>
          </table:table-cell>
          <table:table-cell office:value-type="float" office:value="37376" calcext:value-type="float">
            <text:p>37376</text:p>
          </table:table-cell>
          <table:table-cell office:value-type="float" office:value="18867" calcext:value-type="float">
            <text:p>18867</text:p>
          </table:table-cell>
          <table:table-cell office:value-type="float" office:value="87552" calcext:value-type="float">
            <text:p>87552</text:p>
          </table:table-cell>
          <table:table-cell office:value-type="float" office:value="1152.1" calcext:value-type="float">
            <text:p>1152,1</text:p>
          </table:table-cell>
          <table:table-cell office:value-type="float" office:value="7296" calcext:value-type="float">
            <text:p>7296</text:p>
          </table:table-cell>
          <table:table-cell office:value-type="float" office:value="6794.9" calcext:value-type="float">
            <text:p>6794,9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11" calcext:value-type="float">
            <text:p>11</text:p>
          </table:table-cell>
          <table:table-cell office:value-type="float" office:value="0.163" calcext:value-type="float">
            <text:p>0,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3" calcext:value-type="float">
            <text:p>0,163</text:p>
          </table:table-cell>
          <table:table-cell table:number-columns-repeated="1003"/>
        </table:table-row>
        <table:table-row table:style-name="ro1">
          <table:table-cell office:value-type="float" office:value="1204461" calcext:value-type="float">
            <text:p>1204461</text:p>
          </table:table-cell>
          <table:table-cell office:value-type="float" office:value="56872" calcext:value-type="float">
            <text:p>56872</text:p>
          </table:table-cell>
          <table:table-cell office:value-type="float" office:value="361" calcext:value-type="float">
            <text:p>361</text:p>
          </table:table-cell>
          <table:table-cell office:value-type="float" office:value="167008" calcext:value-type="float">
            <text:p>167008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1568" calcext:value-type="float">
            <text:p>1568</text:p>
          </table:table-cell>
          <table:table-cell office:value-type="float" office:value="0" calcext:value-type="float">
            <text:p>0</text:p>
          </table:table-cell>
          <table:table-cell office:value-type="float" office:value="37376" calcext:value-type="float">
            <text:p>37376</text:p>
          </table:table-cell>
          <table:table-cell office:value-type="float" office:value="2260.1" calcext:value-type="float">
            <text:p>2260,1</text:p>
          </table:table-cell>
          <table:table-cell office:value-type="float" office:value="87552" calcext:value-type="float">
            <text:p>87552</text:p>
          </table:table-cell>
          <table:table-cell office:value-type="float" office:value="1176.1" calcext:value-type="float">
            <text:p>1176,1</text:p>
          </table:table-cell>
          <table:table-cell office:value-type="float" office:value="7296" calcext:value-type="float">
            <text:p>7296</text:p>
          </table:table-cell>
          <table:table-cell office:value-type="float" office:value="6794.9" calcext:value-type="float">
            <text:p>6794,9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12" calcext:value-type="float">
            <text:p>12</text:p>
          </table:table-cell>
          <table:table-cell office:value-type="float" office:value="0.176" calcext:value-type="float">
            <text:p>0,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6" calcext:value-type="float">
            <text:p>0,176</text:p>
          </table:table-cell>
          <table:table-cell table:number-columns-repeated="1003"/>
        </table:table-row>
        <table:table-row table:style-name="ro1">
          <table:table-cell office:value-type="float" office:value="1264672" calcext:value-type="float">
            <text:p>1264672</text:p>
          </table:table-cell>
          <table:table-cell office:value-type="float" office:value="59680" calcext:value-type="float">
            <text:p>59680</text:p>
          </table:table-cell>
          <table:table-cell office:value-type="float" office:value="361" calcext:value-type="float">
            <text:p>361</text:p>
          </table:table-cell>
          <table:table-cell office:value-type="float" office:value="180508" calcext:value-type="float">
            <text:p>180508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1568" calcext:value-type="float">
            <text:p>1568</text:p>
          </table:table-cell>
          <table:table-cell office:value-type="float" office:value="0" calcext:value-type="float">
            <text:p>0</text:p>
          </table:table-cell>
          <table:table-cell office:value-type="float" office:value="37376" calcext:value-type="float">
            <text:p>37376</text:p>
          </table:table-cell>
          <table:table-cell office:value-type="float" office:value="22550.2" calcext:value-type="float">
            <text:p>22550,2</text:p>
          </table:table-cell>
          <table:table-cell office:value-type="float" office:value="87552" calcext:value-type="float">
            <text:p>87552</text:p>
          </table:table-cell>
          <table:table-cell office:value-type="float" office:value="1176.1" calcext:value-type="float">
            <text:p>1176,1</text:p>
          </table:table-cell>
          <table:table-cell office:value-type="float" office:value="7296" calcext:value-type="float">
            <text:p>7296</text:p>
          </table:table-cell>
          <table:table-cell office:value-type="float" office:value="6794.9" calcext:value-type="float">
            <text:p>6794,9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12" calcext:value-type="float">
            <text:p>12</text:p>
          </table:table-cell>
          <table:table-cell office:value-type="float" office:value="0.176" calcext:value-type="float">
            <text:p>0,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6" calcext:value-type="float">
            <text:p>0,176</text:p>
          </table:table-cell>
          <table:table-cell table:number-columns-repeated="1003"/>
        </table:table-row>
        <table:table-row table:style-name="ro1">
          <table:table-cell office:value-type="float" office:value="1324913" calcext:value-type="float">
            <text:p>1324913</text:p>
          </table:table-cell>
          <table:table-cell office:value-type="float" office:value="62456" calcext:value-type="float">
            <text:p>62456</text:p>
          </table:table-cell>
          <table:table-cell office:value-type="float" office:value="361" calcext:value-type="float">
            <text:p>361</text:p>
          </table:table-cell>
          <table:table-cell office:value-type="float" office:value="172304" calcext:value-type="float">
            <text:p>172304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  <table:table-cell office:value-type="float" office:value="37376" calcext:value-type="float">
            <text:p>37376</text:p>
          </table:table-cell>
          <table:table-cell office:value-type="float" office:value="5216.7" calcext:value-type="float">
            <text:p>5216,7</text:p>
          </table:table-cell>
          <table:table-cell office:value-type="float" office:value="87552" calcext:value-type="float">
            <text:p>87552</text:p>
          </table:table-cell>
          <table:table-cell office:value-type="float" office:value="1192.1" calcext:value-type="float">
            <text:p>1192,1</text:p>
          </table:table-cell>
          <table:table-cell office:value-type="float" office:value="7296" calcext:value-type="float">
            <text:p>7296</text:p>
          </table:table-cell>
          <table:table-cell office:value-type="float" office:value="6796.2" calcext:value-type="float">
            <text:p>6796,2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13" calcext:value-type="float">
            <text:p>13</text:p>
          </table:table-cell>
          <table:table-cell office:value-type="float" office:value="0.186" calcext:value-type="float">
            <text:p>0,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6" calcext:value-type="float">
            <text:p>0,186</text:p>
          </table:table-cell>
          <table:table-cell table:number-columns-repeated="1003"/>
        </table:table-row>
        <table:table-row table:style-name="ro1">
          <table:table-cell office:value-type="float" office:value="1385137" calcext:value-type="float">
            <text:p>1385137</text:p>
          </table:table-cell>
          <table:table-cell office:value-type="float" office:value="65242" calcext:value-type="float">
            <text:p>65242</text:p>
          </table:table-cell>
          <table:table-cell office:value-type="float" office:value="361" calcext:value-type="float">
            <text:p>361</text:p>
          </table:table-cell>
          <table:table-cell office:value-type="float" office:value="171516" calcext:value-type="float">
            <text:p>171516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  <table:table-cell office:value-type="float" office:value="37376" calcext:value-type="float">
            <text:p>37376</text:p>
          </table:table-cell>
          <table:table-cell office:value-type="float" office:value="25607" calcext:value-type="float">
            <text:p>25607</text:p>
          </table:table-cell>
          <table:table-cell office:value-type="float" office:value="87552" calcext:value-type="float">
            <text:p>87552</text:p>
          </table:table-cell>
          <table:table-cell office:value-type="float" office:value="1192.1" calcext:value-type="float">
            <text:p>1192,1</text:p>
          </table:table-cell>
          <table:table-cell office:value-type="float" office:value="7296" calcext:value-type="float">
            <text:p>7296</text:p>
          </table:table-cell>
          <table:table-cell office:value-type="float" office:value="6796.2" calcext:value-type="float">
            <text:p>6796,2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13" calcext:value-type="float">
            <text:p>13</text:p>
          </table:table-cell>
          <table:table-cell office:value-type="float" office:value="0.186" calcext:value-type="float">
            <text:p>0,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6" calcext:value-type="float">
            <text:p>0,186</text:p>
          </table:table-cell>
          <table:table-cell table:number-columns-repeated="1003"/>
        </table:table-row>
        <table:table-row table:style-name="ro1">
          <table:table-cell office:value-type="float" office:value="1445335" calcext:value-type="float">
            <text:p>1445335</text:p>
          </table:table-cell>
          <table:table-cell office:value-type="float" office:value="68028" calcext:value-type="float">
            <text:p>68028</text:p>
          </table:table-cell>
          <table:table-cell office:value-type="float" office:value="361" calcext:value-type="float">
            <text:p>361</text:p>
          </table:table-cell>
          <table:table-cell office:value-type="float" office:value="177856" calcext:value-type="float">
            <text:p>177856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  <table:table-cell office:value-type="float" office:value="37376" calcext:value-type="float">
            <text:p>37376</text:p>
          </table:table-cell>
          <table:table-cell office:value-type="float" office:value="8859.8" calcext:value-type="float">
            <text:p>8859,8</text:p>
          </table:table-cell>
          <table:table-cell office:value-type="float" office:value="87552" calcext:value-type="float">
            <text:p>87552</text:p>
          </table:table-cell>
          <table:table-cell office:value-type="float" office:value="1208.1" calcext:value-type="float">
            <text:p>1208,1</text:p>
          </table:table-cell>
          <table:table-cell office:value-type="float" office:value="7296" calcext:value-type="float">
            <text:p>7296</text:p>
          </table:table-cell>
          <table:table-cell office:value-type="float" office:value="6796.5" calcext:value-type="float">
            <text:p>6796,5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14" calcext:value-type="float">
            <text:p>14</text:p>
          </table:table-cell>
          <table:table-cell office:value-type="float" office:value="0.197" calcext:value-type="float">
            <text:p>0,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7" calcext:value-type="float">
            <text:p>0,197</text:p>
          </table:table-cell>
          <table:table-cell table:number-columns-repeated="1003"/>
        </table:table-row>
        <table:table-row table:style-name="ro1">
          <table:table-cell office:value-type="float" office:value="1505587" calcext:value-type="float">
            <text:p>1505587</text:p>
          </table:table-cell>
          <table:table-cell office:value-type="float" office:value="70868" calcext:value-type="float">
            <text:p>70868</text:p>
          </table:table-cell>
          <table:table-cell office:value-type="float" office:value="361" calcext:value-type="float">
            <text:p>361</text:p>
          </table:table-cell>
          <table:table-cell office:value-type="float" office:value="165424" calcext:value-type="float">
            <text:p>165424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  <table:table-cell office:value-type="float" office:value="37376" calcext:value-type="float">
            <text:p>37376</text:p>
          </table:table-cell>
          <table:table-cell office:value-type="float" office:value="28942.1" calcext:value-type="float">
            <text:p>28942,1</text:p>
          </table:table-cell>
          <table:table-cell office:value-type="float" office:value="87552" calcext:value-type="float">
            <text:p>87552</text:p>
          </table:table-cell>
          <table:table-cell office:value-type="float" office:value="1208.1" calcext:value-type="float">
            <text:p>1208,1</text:p>
          </table:table-cell>
          <table:table-cell office:value-type="float" office:value="7296" calcext:value-type="float">
            <text:p>7296</text:p>
          </table:table-cell>
          <table:table-cell office:value-type="float" office:value="6796.5" calcext:value-type="float">
            <text:p>6796,5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14" calcext:value-type="float">
            <text:p>14</text:p>
          </table:table-cell>
          <table:table-cell office:value-type="float" office:value="0.197" calcext:value-type="float">
            <text:p>0,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7" calcext:value-type="float">
            <text:p>0,197</text:p>
          </table:table-cell>
          <table:table-cell table:number-columns-repeated="1003"/>
        </table:table-row>
        <table:table-row table:style-name="ro1">
          <table:table-cell office:value-type="float" office:value="1565809" calcext:value-type="float">
            <text:p>1565809</text:p>
          </table:table-cell>
          <table:table-cell office:value-type="float" office:value="73676" calcext:value-type="float">
            <text:p>73676</text:p>
          </table:table-cell>
          <table:table-cell office:value-type="float" office:value="361" calcext:value-type="float">
            <text:p>361</text:p>
          </table:table-cell>
          <table:table-cell office:value-type="float" office:value="190008" calcext:value-type="float">
            <text:p>190008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  <table:table-cell office:value-type="float" office:value="37376" calcext:value-type="float">
            <text:p>37376</text:p>
          </table:table-cell>
          <table:table-cell office:value-type="float" office:value="12151.1" calcext:value-type="float">
            <text:p>12151,1</text:p>
          </table:table-cell>
          <table:table-cell office:value-type="float" office:value="87552" calcext:value-type="float">
            <text:p>87552</text:p>
          </table:table-cell>
          <table:table-cell office:value-type="float" office:value="1224.1" calcext:value-type="float">
            <text:p>1224,1</text:p>
          </table:table-cell>
          <table:table-cell office:value-type="float" office:value="7296" calcext:value-type="float">
            <text:p>7296</text:p>
          </table:table-cell>
          <table:table-cell office:value-type="float" office:value="6798.1" calcext:value-type="float">
            <text:p>6798,1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15" calcext:value-type="float">
            <text:p>15</text:p>
          </table:table-cell>
          <table:table-cell office:value-type="float" office:value="0.208" calcext:value-type="float">
            <text:p>0,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8" calcext:value-type="float">
            <text:p>0,208</text:p>
          </table:table-cell>
          <table:table-cell table:number-columns-repeated="1003"/>
        </table:table-row>
        <table:table-row table:style-name="ro1">
          <table:table-cell office:value-type="float" office:value="1626068" calcext:value-type="float">
            <text:p>1626068</text:p>
          </table:table-cell>
          <table:table-cell office:value-type="float" office:value="76394" calcext:value-type="float">
            <text:p>76394</text:p>
          </table:table-cell>
          <table:table-cell office:value-type="float" office:value="361" calcext:value-type="float">
            <text:p>361</text:p>
          </table:table-cell>
          <table:table-cell office:value-type="float" office:value="143232" calcext:value-type="float">
            <text:p>143232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  <table:table-cell office:value-type="float" office:value="37376" calcext:value-type="float">
            <text:p>37376</text:p>
          </table:table-cell>
          <table:table-cell office:value-type="float" office:value="31651.6" calcext:value-type="float">
            <text:p>31651,6</text:p>
          </table:table-cell>
          <table:table-cell office:value-type="float" office:value="87552" calcext:value-type="float">
            <text:p>87552</text:p>
          </table:table-cell>
          <table:table-cell office:value-type="float" office:value="1224.1" calcext:value-type="float">
            <text:p>1224,1</text:p>
          </table:table-cell>
          <table:table-cell office:value-type="float" office:value="7296" calcext:value-type="float">
            <text:p>7296</text:p>
          </table:table-cell>
          <table:table-cell office:value-type="float" office:value="6798.1" calcext:value-type="float">
            <text:p>6798,1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15" calcext:value-type="float">
            <text:p>15</text:p>
          </table:table-cell>
          <table:table-cell office:value-type="float" office:value="0.208" calcext:value-type="float">
            <text:p>0,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8" calcext:value-type="float">
            <text:p>0,208</text:p>
          </table:table-cell>
          <table:table-cell table:number-columns-repeated="1003"/>
        </table:table-row>
        <table:table-row table:style-name="ro1">
          <table:table-cell office:value-type="float" office:value="1686288" calcext:value-type="float">
            <text:p>1686288</text:p>
          </table:table-cell>
          <table:table-cell office:value-type="float" office:value="79180" calcext:value-type="float">
            <text:p>79180</text:p>
          </table:table-cell>
          <table:table-cell office:value-type="float" office:value="361" calcext:value-type="float">
            <text:p>361</text:p>
          </table:table-cell>
          <table:table-cell office:value-type="float" office:value="184576" calcext:value-type="float">
            <text:p>184576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37376" calcext:value-type="float">
            <text:p>37376</text:p>
          </table:table-cell>
          <table:table-cell office:value-type="float" office:value="14832.6" calcext:value-type="float">
            <text:p>14832,6</text:p>
          </table:table-cell>
          <table:table-cell office:value-type="float" office:value="87552" calcext:value-type="float">
            <text:p>87552</text:p>
          </table:table-cell>
          <table:table-cell office:value-type="float" office:value="1240.1" calcext:value-type="float">
            <text:p>1240,1</text:p>
          </table:table-cell>
          <table:table-cell office:value-type="float" office:value="7296" calcext:value-type="float">
            <text:p>7296</text:p>
          </table:table-cell>
          <table:table-cell office:value-type="float" office:value="6805.3" calcext:value-type="float">
            <text:p>6805,3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16" calcext:value-type="float">
            <text:p>16</text:p>
          </table:table-cell>
          <table:table-cell office:value-type="float" office:value="0.218" calcext:value-type="float">
            <text:p>0,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8" calcext:value-type="float">
            <text:p>0,218</text:p>
          </table:table-cell>
          <table:table-cell table:number-columns-repeated="1003"/>
        </table:table-row>
        <table:table-row table:style-name="ro1">
          <table:table-cell office:value-type="float" office:value="1746529" calcext:value-type="float">
            <text:p>1746529</text:p>
          </table:table-cell>
          <table:table-cell office:value-type="float" office:value="81898" calcext:value-type="float">
            <text:p>81898</text:p>
          </table:table-cell>
          <table:table-cell office:value-type="float" office:value="361" calcext:value-type="float">
            <text:p>361</text:p>
          </table:table-cell>
          <table:table-cell office:value-type="float" office:value="185916" calcext:value-type="float">
            <text:p>185916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37376" calcext:value-type="float">
            <text:p>37376</text:p>
          </table:table-cell>
          <table:table-cell office:value-type="float" office:value="34177.6" calcext:value-type="float">
            <text:p>34177,6</text:p>
          </table:table-cell>
          <table:table-cell office:value-type="float" office:value="87552" calcext:value-type="float">
            <text:p>87552</text:p>
          </table:table-cell>
          <table:table-cell office:value-type="float" office:value="1240.1" calcext:value-type="float">
            <text:p>1240,1</text:p>
          </table:table-cell>
          <table:table-cell office:value-type="float" office:value="7296" calcext:value-type="float">
            <text:p>7296</text:p>
          </table:table-cell>
          <table:table-cell office:value-type="float" office:value="6805.3" calcext:value-type="float">
            <text:p>6805,3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16" calcext:value-type="float">
            <text:p>16</text:p>
          </table:table-cell>
          <table:table-cell office:value-type="float" office:value="0.218" calcext:value-type="float">
            <text:p>0,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8" calcext:value-type="float">
            <text:p>0,218</text:p>
          </table:table-cell>
          <table:table-cell table:number-columns-repeated="1003"/>
        </table:table-row>
        <table:table-row table:style-name="ro1">
          <table:table-cell office:value-type="float" office:value="1806766" calcext:value-type="float">
            <text:p>1806766</text:p>
          </table:table-cell>
          <table:table-cell office:value-type="float" office:value="84654" calcext:value-type="float">
            <text:p>84654</text:p>
          </table:table-cell>
          <table:table-cell office:value-type="float" office:value="361" calcext:value-type="float">
            <text:p>361</text:p>
          </table:table-cell>
          <table:table-cell office:value-type="float" office:value="173228" calcext:value-type="float">
            <text:p>173228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  <table:table-cell office:value-type="float" office:value="37376" calcext:value-type="float">
            <text:p>37376</text:p>
          </table:table-cell>
          <table:table-cell office:value-type="float" office:value="16924.3" calcext:value-type="float">
            <text:p>16924,3</text:p>
          </table:table-cell>
          <table:table-cell office:value-type="float" office:value="87552" calcext:value-type="float">
            <text:p>87552</text:p>
          </table:table-cell>
          <table:table-cell office:value-type="float" office:value="1264.1" calcext:value-type="float">
            <text:p>1264,1</text:p>
          </table:table-cell>
          <table:table-cell office:value-type="float" office:value="7296" calcext:value-type="float">
            <text:p>7296</text:p>
          </table:table-cell>
          <table:table-cell office:value-type="float" office:value="6806" calcext:value-type="float">
            <text:p>6806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17" calcext:value-type="float">
            <text:p>17</text:p>
          </table:table-cell>
          <table:table-cell office:value-type="float" office:value="0.232" calcext:value-type="float">
            <text:p>0,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" calcext:value-type="float">
            <text:p>0,232</text:p>
          </table:table-cell>
          <table:table-cell table:number-columns-repeated="1003"/>
        </table:table-row>
        <table:table-row table:style-name="ro1">
          <table:table-cell office:value-type="float" office:value="1866970" calcext:value-type="float">
            <text:p>1866970</text:p>
          </table:table-cell>
          <table:table-cell office:value-type="float" office:value="87312" calcext:value-type="float">
            <text:p>87312</text:p>
          </table:table-cell>
          <table:table-cell office:value-type="float" office:value="361" calcext:value-type="float">
            <text:p>361</text:p>
          </table:table-cell>
          <table:table-cell office:value-type="float" office:value="158956" calcext:value-type="float">
            <text:p>158956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  <table:table-cell office:value-type="float" office:value="37376" calcext:value-type="float">
            <text:p>37376</text:p>
          </table:table-cell>
          <table:table-cell office:value-type="float" office:value="35683.8" calcext:value-type="float">
            <text:p>35683,8</text:p>
          </table:table-cell>
          <table:table-cell office:value-type="float" office:value="87552" calcext:value-type="float">
            <text:p>87552</text:p>
          </table:table-cell>
          <table:table-cell office:value-type="float" office:value="1264.1" calcext:value-type="float">
            <text:p>1264,1</text:p>
          </table:table-cell>
          <table:table-cell office:value-type="float" office:value="7296" calcext:value-type="float">
            <text:p>7296</text:p>
          </table:table-cell>
          <table:table-cell office:value-type="float" office:value="6806" calcext:value-type="float">
            <text:p>6806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17" calcext:value-type="float">
            <text:p>17</text:p>
          </table:table-cell>
          <table:table-cell office:value-type="float" office:value="0.232" calcext:value-type="float">
            <text:p>0,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" calcext:value-type="float">
            <text:p>0,232</text:p>
          </table:table-cell>
          <table:table-cell table:number-columns-repeated="1003"/>
        </table:table-row>
        <table:table-row table:style-name="ro1">
          <table:table-cell office:value-type="float" office:value="1927191" calcext:value-type="float">
            <text:p>1927191</text:p>
          </table:table-cell>
          <table:table-cell office:value-type="float" office:value="90076" calcext:value-type="float">
            <text:p>90076</text:p>
          </table:table-cell>
          <table:table-cell office:value-type="float" office:value="361" calcext:value-type="float">
            <text:p>361</text:p>
          </table:table-cell>
          <table:table-cell office:value-type="float" office:value="153412" calcext:value-type="float">
            <text:p>153412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37376" calcext:value-type="float">
            <text:p>37376</text:p>
          </table:table-cell>
          <table:table-cell office:value-type="float" office:value="18386.5" calcext:value-type="float">
            <text:p>18386,5</text:p>
          </table:table-cell>
          <table:table-cell office:value-type="float" office:value="87552" calcext:value-type="float">
            <text:p>87552</text:p>
          </table:table-cell>
          <table:table-cell office:value-type="float" office:value="1288.1" calcext:value-type="float">
            <text:p>1288,1</text:p>
          </table:table-cell>
          <table:table-cell office:value-type="float" office:value="7296" calcext:value-type="float">
            <text:p>7296</text:p>
          </table:table-cell>
          <table:table-cell office:value-type="float" office:value="6813.7" calcext:value-type="float">
            <text:p>6813,7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18" calcext:value-type="float">
            <text:p>18</text:p>
          </table:table-cell>
          <table:table-cell office:value-type="float" office:value="0.243" calcext:value-type="float">
            <text:p>0,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3" calcext:value-type="float">
            <text:p>0,243</text:p>
          </table:table-cell>
          <table:table-cell table:number-columns-repeated="1003"/>
        </table:table-row>
        <table:table-row table:style-name="ro1">
          <table:table-cell office:value-type="float" office:value="1987405" calcext:value-type="float">
            <text:p>1987405</text:p>
          </table:table-cell>
          <table:table-cell office:value-type="float" office:value="92774" calcext:value-type="float">
            <text:p>92774</text:p>
          </table:table-cell>
          <table:table-cell office:value-type="float" office:value="361" calcext:value-type="float">
            <text:p>361</text:p>
          </table:table-cell>
          <table:table-cell office:value-type="float" office:value="178256" calcext:value-type="float">
            <text:p>178256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37376" calcext:value-type="float">
            <text:p>37376</text:p>
          </table:table-cell>
          <table:table-cell office:value-type="float" office:value="764.5" calcext:value-type="float">
            <text:p>764,5</text:p>
          </table:table-cell>
          <table:table-cell office:value-type="float" office:value="87552" calcext:value-type="float">
            <text:p>87552</text:p>
          </table:table-cell>
          <table:table-cell office:value-type="float" office:value="1304.1" calcext:value-type="float">
            <text:p>1304,1</text:p>
          </table:table-cell>
          <table:table-cell office:value-type="float" office:value="7296" calcext:value-type="float">
            <text:p>7296</text:p>
          </table:table-cell>
          <table:table-cell office:value-type="float" office:value="6813.7" calcext:value-type="float">
            <text:p>6813,7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19" calcext:value-type="float">
            <text:p>19</text:p>
          </table:table-cell>
          <table:table-cell office:value-type="float" office:value="0.253" calcext:value-type="float">
            <text:p>0,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3" calcext:value-type="float">
            <text:p>0,253</text:p>
          </table:table-cell>
          <table:table-cell table:number-columns-repeated="1003"/>
        </table:table-row>
        <table:table-row table:style-name="ro1">
          <table:table-cell office:value-type="float" office:value="2047634" calcext:value-type="float">
            <text:p>2047634</text:p>
          </table:table-cell>
          <table:table-cell office:value-type="float" office:value="95590" calcext:value-type="float">
            <text:p>95590</text:p>
          </table:table-cell>
          <table:table-cell office:value-type="float" office:value="361" calcext:value-type="float">
            <text:p>361</text:p>
          </table:table-cell>
          <table:table-cell office:value-type="float" office:value="180640" calcext:value-type="float">
            <text:p>180640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37376" calcext:value-type="float">
            <text:p>37376</text:p>
          </table:table-cell>
          <table:table-cell office:value-type="float" office:value="20890.9" calcext:value-type="float">
            <text:p>20890,9</text:p>
          </table:table-cell>
          <table:table-cell office:value-type="float" office:value="87552" calcext:value-type="float">
            <text:p>87552</text:p>
          </table:table-cell>
          <table:table-cell office:value-type="float" office:value="1304.1" calcext:value-type="float">
            <text:p>1304,1</text:p>
          </table:table-cell>
          <table:table-cell office:value-type="float" office:value="7296" calcext:value-type="float">
            <text:p>7296</text:p>
          </table:table-cell>
          <table:table-cell office:value-type="float" office:value="6813.7" calcext:value-type="float">
            <text:p>6813,7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19" calcext:value-type="float">
            <text:p>19</text:p>
          </table:table-cell>
          <table:table-cell office:value-type="float" office:value="0.253" calcext:value-type="float">
            <text:p>0,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3" calcext:value-type="float">
            <text:p>0,253</text:p>
          </table:table-cell>
          <table:table-cell table:number-columns-repeated="1003"/>
        </table:table-row>
        <table:table-row table:style-name="ro1">
          <table:table-cell office:value-type="float" office:value="2107832" calcext:value-type="float">
            <text:p>2107832</text:p>
          </table:table-cell>
          <table:table-cell office:value-type="float" office:value="98314" calcext:value-type="float">
            <text:p>98314</text:p>
          </table:table-cell>
          <table:table-cell office:value-type="float" office:value="361" calcext:value-type="float">
            <text:p>361</text:p>
          </table:table-cell>
          <table:table-cell office:value-type="float" office:value="181696" calcext:value-type="float">
            <text:p>181696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37376" calcext:value-type="float">
            <text:p>37376</text:p>
          </table:table-cell>
          <table:table-cell office:value-type="float" office:value="3521.5" calcext:value-type="float">
            <text:p>3521,5</text:p>
          </table:table-cell>
          <table:table-cell office:value-type="float" office:value="87552" calcext:value-type="float">
            <text:p>87552</text:p>
          </table:table-cell>
          <table:table-cell office:value-type="float" office:value="1328.1" calcext:value-type="float">
            <text:p>1328,1</text:p>
          </table:table-cell>
          <table:table-cell office:value-type="float" office:value="7296" calcext:value-type="float">
            <text:p>7296</text:p>
          </table:table-cell>
          <table:table-cell office:value-type="float" office:value="6814" calcext:value-type="float">
            <text:p>6814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20" calcext:value-type="float">
            <text:p>20</text:p>
          </table:table-cell>
          <table:table-cell office:value-type="float" office:value="0.266" calcext:value-type="float">
            <text:p>0,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6" calcext:value-type="float">
            <text:p>0,266</text:p>
          </table:table-cell>
          <table:table-cell table:number-columns-repeated="1003"/>
        </table:table-row>
        <table:table-row table:style-name="ro1">
          <table:table-cell office:value-type="float" office:value="2168039" calcext:value-type="float">
            <text:p>2168039</text:p>
          </table:table-cell>
          <table:table-cell office:value-type="float" office:value="101032" calcext:value-type="float">
            <text:p>101032</text:p>
          </table:table-cell>
          <table:table-cell office:value-type="float" office:value="361" calcext:value-type="float">
            <text:p>361</text:p>
          </table:table-cell>
          <table:table-cell office:value-type="float" office:value="163200" calcext:value-type="float">
            <text:p>163200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37376" calcext:value-type="float">
            <text:p>37376</text:p>
          </table:table-cell>
          <table:table-cell office:value-type="float" office:value="23054.4" calcext:value-type="float">
            <text:p>23054,4</text:p>
          </table:table-cell>
          <table:table-cell office:value-type="float" office:value="87552" calcext:value-type="float">
            <text:p>87552</text:p>
          </table:table-cell>
          <table:table-cell office:value-type="float" office:value="1328.1" calcext:value-type="float">
            <text:p>1328,1</text:p>
          </table:table-cell>
          <table:table-cell office:value-type="float" office:value="7296" calcext:value-type="float">
            <text:p>7296</text:p>
          </table:table-cell>
          <table:table-cell office:value-type="float" office:value="6814" calcext:value-type="float">
            <text:p>6814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20" calcext:value-type="float">
            <text:p>20</text:p>
          </table:table-cell>
          <table:table-cell office:value-type="float" office:value="0.266" calcext:value-type="float">
            <text:p>0,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6" calcext:value-type="float">
            <text:p>0,266</text:p>
          </table:table-cell>
          <table:table-cell table:number-columns-repeated="1003"/>
        </table:table-row>
        <table:table-row table:style-name="ro1">
          <table:table-cell office:value-type="float" office:value="2228273" calcext:value-type="float">
            <text:p>2228273</text:p>
          </table:table-cell>
          <table:table-cell office:value-type="float" office:value="103794" calcext:value-type="float">
            <text:p>103794</text:p>
          </table:table-cell>
          <table:table-cell office:value-type="float" office:value="361" calcext:value-type="float">
            <text:p>361</text:p>
          </table:table-cell>
          <table:table-cell office:value-type="float" office:value="204688" calcext:value-type="float">
            <text:p>204688</text:p>
          </table:table-cell>
          <table:table-cell office:value-type="float" office:value="2560" calcext:value-type="float">
            <text:p>2560</text:p>
          </table:table-cell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1504" calcext:value-type="float">
            <text:p>1504</text:p>
          </table:table-cell>
          <table:table-cell office:value-type="float" office:value="37376" calcext:value-type="float">
            <text:p>37376</text:p>
          </table:table-cell>
          <table:table-cell office:value-type="float" office:value="5910.5" calcext:value-type="float">
            <text:p>5910,5</text:p>
          </table:table-cell>
          <table:table-cell office:value-type="float" office:value="87552" calcext:value-type="float">
            <text:p>87552</text:p>
          </table:table-cell>
          <table:table-cell office:value-type="float" office:value="1344.1" calcext:value-type="float">
            <text:p>1344,1</text:p>
          </table:table-cell>
          <table:table-cell office:value-type="float" office:value="7296" calcext:value-type="float">
            <text:p>7296</text:p>
          </table:table-cell>
          <table:table-cell office:value-type="float" office:value="6814.8" calcext:value-type="float">
            <text:p>6814,8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21" calcext:value-type="float">
            <text:p>21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table:number-columns-repeated="1003"/>
        </table:table-row>
        <table:table-row table:style-name="ro1">
          <table:table-cell office:value-type="float" office:value="2288473" calcext:value-type="float">
            <text:p>2288473</text:p>
          </table:table-cell>
          <table:table-cell office:value-type="float" office:value="106536" calcext:value-type="float">
            <text:p>106536</text:p>
          </table:table-cell>
          <table:table-cell office:value-type="float" office:value="361" calcext:value-type="float">
            <text:p>361</text:p>
          </table:table-cell>
          <table:table-cell office:value-type="float" office:value="158448" calcext:value-type="float">
            <text:p>158448</text:p>
          </table:table-cell>
          <table:table-cell office:value-type="float" office:value="2560" calcext:value-type="float">
            <text:p>2560</text:p>
          </table:table-cell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1504" calcext:value-type="float">
            <text:p>1504</text:p>
          </table:table-cell>
          <table:table-cell office:value-type="float" office:value="37376" calcext:value-type="float">
            <text:p>37376</text:p>
          </table:table-cell>
          <table:table-cell office:value-type="float" office:value="25263.1" calcext:value-type="float">
            <text:p>25263,1</text:p>
          </table:table-cell>
          <table:table-cell office:value-type="float" office:value="87552" calcext:value-type="float">
            <text:p>87552</text:p>
          </table:table-cell>
          <table:table-cell office:value-type="float" office:value="1344.1" calcext:value-type="float">
            <text:p>1344,1</text:p>
          </table:table-cell>
          <table:table-cell office:value-type="float" office:value="7296" calcext:value-type="float">
            <text:p>7296</text:p>
          </table:table-cell>
          <table:table-cell office:value-type="float" office:value="6814.8" calcext:value-type="float">
            <text:p>6814,8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21" calcext:value-type="float">
            <text:p>21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table:number-columns-repeated="1003"/>
        </table:table-row>
        <table:table-row table:style-name="ro1">
          <table:table-cell office:value-type="float" office:value="2348679" calcext:value-type="float">
            <text:p>2348679</text:p>
          </table:table-cell>
          <table:table-cell office:value-type="float" office:value="109368" calcext:value-type="float">
            <text:p>109368</text:p>
          </table:table-cell>
          <table:table-cell office:value-type="float" office:value="361" calcext:value-type="float">
            <text:p>361</text:p>
          </table:table-cell>
          <table:table-cell office:value-type="float" office:value="155808" calcext:value-type="float">
            <text:p>155808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1632" calcext:value-type="float">
            <text:p>1632</text:p>
          </table:table-cell>
          <table:table-cell office:value-type="float" office:value="0" calcext:value-type="float">
            <text:p>0</text:p>
          </table:table-cell>
          <table:table-cell office:value-type="float" office:value="38400" calcext:value-type="float">
            <text:p>38400</text:p>
          </table:table-cell>
          <table:table-cell office:value-type="float" office:value="8692.4" calcext:value-type="float">
            <text:p>8692,4</text:p>
          </table:table-cell>
          <table:table-cell office:value-type="float" office:value="87552" calcext:value-type="float">
            <text:p>87552</text:p>
          </table:table-cell>
          <table:table-cell office:value-type="float" office:value="1368.1" calcext:value-type="float">
            <text:p>1368,1</text:p>
          </table:table-cell>
          <table:table-cell office:value-type="float" office:value="7296" calcext:value-type="float">
            <text:p>7296</text:p>
          </table:table-cell>
          <table:table-cell office:value-type="float" office:value="6815.9" calcext:value-type="float">
            <text:p>6815,9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22" calcext:value-type="float">
            <text:p>22</text:p>
          </table:table-cell>
          <table:table-cell office:value-type="float" office:value="0.29" calcext:value-type="float">
            <text:p>0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table:number-columns-repeated="1003"/>
        </table:table-row>
        <table:table-row table:style-name="ro1">
          <table:table-cell office:value-type="float" office:value="2408881" calcext:value-type="float">
            <text:p>2408881</text:p>
          </table:table-cell>
          <table:table-cell office:value-type="float" office:value="112232" calcext:value-type="float">
            <text:p>112232</text:p>
          </table:table-cell>
          <table:table-cell office:value-type="float" office:value="361" calcext:value-type="float">
            <text:p>361</text:p>
          </table:table-cell>
          <table:table-cell office:value-type="float" office:value="165324" calcext:value-type="float">
            <text:p>165324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1632" calcext:value-type="float">
            <text:p>1632</text:p>
          </table:table-cell>
          <table:table-cell office:value-type="float" office:value="0" calcext:value-type="float">
            <text:p>0</text:p>
          </table:table-cell>
          <table:table-cell office:value-type="float" office:value="38400" calcext:value-type="float">
            <text:p>38400</text:p>
          </table:table-cell>
          <table:table-cell office:value-type="float" office:value="29455.4" calcext:value-type="float">
            <text:p>29455,4</text:p>
          </table:table-cell>
          <table:table-cell office:value-type="float" office:value="87552" calcext:value-type="float">
            <text:p>87552</text:p>
          </table:table-cell>
          <table:table-cell office:value-type="float" office:value="1368.1" calcext:value-type="float">
            <text:p>1368,1</text:p>
          </table:table-cell>
          <table:table-cell office:value-type="float" office:value="7296" calcext:value-type="float">
            <text:p>7296</text:p>
          </table:table-cell>
          <table:table-cell office:value-type="float" office:value="6815.9" calcext:value-type="float">
            <text:p>6815,9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22" calcext:value-type="float">
            <text:p>22</text:p>
          </table:table-cell>
          <table:table-cell office:value-type="float" office:value="0.29" calcext:value-type="float">
            <text:p>0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table:number-columns-repeated="1003"/>
        </table:table-row>
        <table:table-row table:style-name="ro1">
          <table:table-cell office:value-type="float" office:value="2469111" calcext:value-type="float">
            <text:p>2469111</text:p>
          </table:table-cell>
          <table:table-cell office:value-type="float" office:value="115034" calcext:value-type="float">
            <text:p>115034</text:p>
          </table:table-cell>
          <table:table-cell office:value-type="float" office:value="361" calcext:value-type="float">
            <text:p>361</text:p>
          </table:table-cell>
          <table:table-cell office:value-type="float" office:value="189744" calcext:value-type="float">
            <text:p>189744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1632" calcext:value-type="float">
            <text:p>1632</text:p>
          </table:table-cell>
          <table:table-cell office:value-type="float" office:value="38400" calcext:value-type="float">
            <text:p>38400</text:p>
          </table:table-cell>
          <table:table-cell office:value-type="float" office:value="11348" calcext:value-type="float">
            <text:p>11348</text:p>
          </table:table-cell>
          <table:table-cell office:value-type="float" office:value="87552" calcext:value-type="float">
            <text:p>87552</text:p>
          </table:table-cell>
          <table:table-cell office:value-type="float" office:value="1392.1" calcext:value-type="float">
            <text:p>1392,1</text:p>
          </table:table-cell>
          <table:table-cell office:value-type="float" office:value="7296" calcext:value-type="float">
            <text:p>7296</text:p>
          </table:table-cell>
          <table:table-cell office:value-type="float" office:value="6818.7" calcext:value-type="float">
            <text:p>6818,7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23" calcext:value-type="float">
            <text:p>23</text:p>
          </table:table-cell>
          <table:table-cell office:value-type="float" office:value="0.301" calcext:value-type="float">
            <text:p>0,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1" calcext:value-type="float">
            <text:p>0,301</text:p>
          </table:table-cell>
          <table:table-cell table:number-columns-repeated="1003"/>
        </table:table-row>
        <table:table-row table:style-name="ro1">
          <table:table-cell office:value-type="float" office:value="2529355" calcext:value-type="float">
            <text:p>2529355</text:p>
          </table:table-cell>
          <table:table-cell office:value-type="float" office:value="117810" calcext:value-type="float">
            <text:p>117810</text:p>
          </table:table-cell>
          <table:table-cell office:value-type="float" office:value="361" calcext:value-type="float">
            <text:p>361</text:p>
          </table:table-cell>
          <table:table-cell office:value-type="float" office:value="184728" calcext:value-type="float">
            <text:p>184728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1632" calcext:value-type="float">
            <text:p>1632</text:p>
          </table:table-cell>
          <table:table-cell office:value-type="float" office:value="38400" calcext:value-type="float">
            <text:p>38400</text:p>
          </table:table-cell>
          <table:table-cell office:value-type="float" office:value="31202.3" calcext:value-type="float">
            <text:p>31202,3</text:p>
          </table:table-cell>
          <table:table-cell office:value-type="float" office:value="87552" calcext:value-type="float">
            <text:p>87552</text:p>
          </table:table-cell>
          <table:table-cell office:value-type="float" office:value="1392.1" calcext:value-type="float">
            <text:p>1392,1</text:p>
          </table:table-cell>
          <table:table-cell office:value-type="float" office:value="7296" calcext:value-type="float">
            <text:p>7296</text:p>
          </table:table-cell>
          <table:table-cell office:value-type="float" office:value="6818.7" calcext:value-type="float">
            <text:p>6818,7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23" calcext:value-type="float">
            <text:p>23</text:p>
          </table:table-cell>
          <table:table-cell office:value-type="float" office:value="0.301" calcext:value-type="float">
            <text:p>0,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1" calcext:value-type="float">
            <text:p>0,301</text:p>
          </table:table-cell>
          <table:table-cell table:number-columns-repeated="1003"/>
        </table:table-row>
        <table:table-row table:style-name="ro1">
          <table:table-cell office:value-type="float" office:value="2589573" calcext:value-type="float">
            <text:p>2589573</text:p>
          </table:table-cell>
          <table:table-cell office:value-type="float" office:value="120632" calcext:value-type="float">
            <text:p>120632</text:p>
          </table:table-cell>
          <table:table-cell office:value-type="float" office:value="361" calcext:value-type="float">
            <text:p>361</text:p>
          </table:table-cell>
          <table:table-cell office:value-type="float" office:value="155668" calcext:value-type="float">
            <text:p>155668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1568" calcext:value-type="float">
            <text:p>1568</text:p>
          </table:table-cell>
          <table:table-cell office:value-type="float" office:value="0" calcext:value-type="float">
            <text:p>0</text:p>
          </table:table-cell>
          <table:table-cell office:value-type="float" office:value="38400" calcext:value-type="float">
            <text:p>38400</text:p>
          </table:table-cell>
          <table:table-cell office:value-type="float" office:value="13587.5" calcext:value-type="float">
            <text:p>13587,5</text:p>
          </table:table-cell>
          <table:table-cell office:value-type="float" office:value="87552" calcext:value-type="float">
            <text:p>87552</text:p>
          </table:table-cell>
          <table:table-cell office:value-type="float" office:value="1408.1" calcext:value-type="float">
            <text:p>1408,1</text:p>
          </table:table-cell>
          <table:table-cell office:value-type="float" office:value="7296" calcext:value-type="float">
            <text:p>7296</text:p>
          </table:table-cell>
          <table:table-cell office:value-type="float" office:value="6820" calcext:value-type="float">
            <text:p>6820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24" calcext:value-type="float">
            <text:p>24</text:p>
          </table:table-cell>
          <table:table-cell office:value-type="float" office:value="0.314" calcext:value-type="float">
            <text:p>0,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4" calcext:value-type="float">
            <text:p>0,314</text:p>
          </table:table-cell>
          <table:table-cell table:number-columns-repeated="1003"/>
        </table:table-row>
        <table:table-row table:style-name="ro1">
          <table:table-cell office:value-type="float" office:value="2649784" calcext:value-type="float">
            <text:p>2649784</text:p>
          </table:table-cell>
          <table:table-cell office:value-type="float" office:value="123448" calcext:value-type="float">
            <text:p>123448</text:p>
          </table:table-cell>
          <table:table-cell office:value-type="float" office:value="361" calcext:value-type="float">
            <text:p>361</text:p>
          </table:table-cell>
          <table:table-cell office:value-type="float" office:value="140336" calcext:value-type="float">
            <text:p>140336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1568" calcext:value-type="float">
            <text:p>1568</text:p>
          </table:table-cell>
          <table:table-cell office:value-type="float" office:value="0" calcext:value-type="float">
            <text:p>0</text:p>
          </table:table-cell>
          <table:table-cell office:value-type="float" office:value="38400" calcext:value-type="float">
            <text:p>38400</text:p>
          </table:table-cell>
          <table:table-cell office:value-type="float" office:value="33618.4" calcext:value-type="float">
            <text:p>33618,4</text:p>
          </table:table-cell>
          <table:table-cell office:value-type="float" office:value="87552" calcext:value-type="float">
            <text:p>87552</text:p>
          </table:table-cell>
          <table:table-cell office:value-type="float" office:value="1408.1" calcext:value-type="float">
            <text:p>1408,1</text:p>
          </table:table-cell>
          <table:table-cell office:value-type="float" office:value="7296" calcext:value-type="float">
            <text:p>7296</text:p>
          </table:table-cell>
          <table:table-cell office:value-type="float" office:value="6820" calcext:value-type="float">
            <text:p>6820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24" calcext:value-type="float">
            <text:p>24</text:p>
          </table:table-cell>
          <table:table-cell office:value-type="float" office:value="0.314" calcext:value-type="float">
            <text:p>0,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4" calcext:value-type="float">
            <text:p>0,314</text:p>
          </table:table-cell>
          <table:table-cell table:number-columns-repeated="1003"/>
        </table:table-row>
        <table:table-row table:style-name="ro1">
          <table:table-cell office:value-type="float" office:value="2710020" calcext:value-type="float">
            <text:p>2710020</text:p>
          </table:table-cell>
          <table:table-cell office:value-type="float" office:value="126266" calcext:value-type="float">
            <text:p>126266</text:p>
          </table:table-cell>
          <table:table-cell office:value-type="float" office:value="361" calcext:value-type="float">
            <text:p>361</text:p>
          </table:table-cell>
          <table:table-cell office:value-type="float" office:value="173364" calcext:value-type="float">
            <text:p>173364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1632" calcext:value-type="float">
            <text:p>1632</text:p>
          </table:table-cell>
          <table:table-cell office:value-type="float" office:value="38400" calcext:value-type="float">
            <text:p>38400</text:p>
          </table:table-cell>
          <table:table-cell office:value-type="float" office:value="15860.4" calcext:value-type="float">
            <text:p>15860,4</text:p>
          </table:table-cell>
          <table:table-cell office:value-type="float" office:value="87552" calcext:value-type="float">
            <text:p>87552</text:p>
          </table:table-cell>
          <table:table-cell office:value-type="float" office:value="1424.1" calcext:value-type="float">
            <text:p>1424,1</text:p>
          </table:table-cell>
          <table:table-cell office:value-type="float" office:value="7296" calcext:value-type="float">
            <text:p>7296</text:p>
          </table:table-cell>
          <table:table-cell office:value-type="float" office:value="6824.4" calcext:value-type="float">
            <text:p>6824,4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25" calcext:value-type="float">
            <text:p>25</text:p>
          </table:table-cell>
          <table:table-cell office:value-type="float" office:value="0.324" calcext:value-type="float">
            <text:p>0,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4" calcext:value-type="float">
            <text:p>0,324</text:p>
          </table:table-cell>
          <table:table-cell table:number-columns-repeated="1003"/>
        </table:table-row>
        <table:table-row table:style-name="ro1">
          <table:table-cell office:value-type="float" office:value="2770238" calcext:value-type="float">
            <text:p>2770238</text:p>
          </table:table-cell>
          <table:table-cell office:value-type="float" office:value="129158" calcext:value-type="float">
            <text:p>129158</text:p>
          </table:table-cell>
          <table:table-cell office:value-type="float" office:value="361" calcext:value-type="float">
            <text:p>361</text:p>
          </table:table-cell>
          <table:table-cell office:value-type="float" office:value="143504" calcext:value-type="float">
            <text:p>143504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1632" calcext:value-type="float">
            <text:p>1632</text:p>
          </table:table-cell>
          <table:table-cell office:value-type="float" office:value="38400" calcext:value-type="float">
            <text:p>38400</text:p>
          </table:table-cell>
          <table:table-cell office:value-type="float" office:value="36807.3" calcext:value-type="float">
            <text:p>36807,3</text:p>
          </table:table-cell>
          <table:table-cell office:value-type="float" office:value="87552" calcext:value-type="float">
            <text:p>87552</text:p>
          </table:table-cell>
          <table:table-cell office:value-type="float" office:value="1424.1" calcext:value-type="float">
            <text:p>1424,1</text:p>
          </table:table-cell>
          <table:table-cell office:value-type="float" office:value="7296" calcext:value-type="float">
            <text:p>7296</text:p>
          </table:table-cell>
          <table:table-cell office:value-type="float" office:value="6824.4" calcext:value-type="float">
            <text:p>6824,4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25" calcext:value-type="float">
            <text:p>25</text:p>
          </table:table-cell>
          <table:table-cell office:value-type="float" office:value="0.324" calcext:value-type="float">
            <text:p>0,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4" calcext:value-type="float">
            <text:p>0,324</text:p>
          </table:table-cell>
          <table:table-cell table:number-columns-repeated="1003"/>
        </table:table-row>
        <table:table-row table:style-name="ro1">
          <table:table-cell office:value-type="float" office:value="2830457" calcext:value-type="float">
            <text:p>2830457</text:p>
          </table:table-cell>
          <table:table-cell office:value-type="float" office:value="131998" calcext:value-type="float">
            <text:p>131998</text:p>
          </table:table-cell>
          <table:table-cell office:value-type="float" office:value="361" calcext:value-type="float">
            <text:p>361</text:p>
          </table:table-cell>
          <table:table-cell office:value-type="float" office:value="173376" calcext:value-type="float">
            <text:p>173376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38400" calcext:value-type="float">
            <text:p>38400</text:p>
          </table:table-cell>
          <table:table-cell office:value-type="float" office:value="19235.4" calcext:value-type="float">
            <text:p>19235,4</text:p>
          </table:table-cell>
          <table:table-cell office:value-type="float" office:value="87552" calcext:value-type="float">
            <text:p>87552</text:p>
          </table:table-cell>
          <table:table-cell office:value-type="float" office:value="1440.1" calcext:value-type="float">
            <text:p>1440,1</text:p>
          </table:table-cell>
          <table:table-cell office:value-type="float" office:value="7296" calcext:value-type="float">
            <text:p>7296</text:p>
          </table:table-cell>
          <table:table-cell office:value-type="float" office:value="6824.4" calcext:value-type="float">
            <text:p>6824,4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26" calcext:value-type="float">
            <text:p>26</text:p>
          </table:table-cell>
          <table:table-cell office:value-type="float" office:value="0.337" calcext:value-type="float">
            <text:p>0,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7" calcext:value-type="float">
            <text:p>0,337</text:p>
          </table:table-cell>
          <table:table-cell table:number-columns-repeated="1003"/>
        </table:table-row>
        <table:table-row table:style-name="ro1">
          <table:table-cell office:value-type="float" office:value="2890652" calcext:value-type="float">
            <text:p>2890652</text:p>
          </table:table-cell>
          <table:table-cell office:value-type="float" office:value="134860" calcext:value-type="float">
            <text:p>134860</text:p>
          </table:table-cell>
          <table:table-cell office:value-type="float" office:value="361" calcext:value-type="float">
            <text:p>361</text:p>
          </table:table-cell>
          <table:table-cell office:value-type="float" office:value="161492" calcext:value-type="float">
            <text:p>161492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1504" calcext:value-type="float">
            <text:p>1504</text:p>
          </table:table-cell>
          <table:table-cell office:value-type="float" office:value="38400" calcext:value-type="float">
            <text:p>38400</text:p>
          </table:table-cell>
          <table:table-cell office:value-type="float" office:value="2291.8" calcext:value-type="float">
            <text:p>2291,8</text:p>
          </table:table-cell>
          <table:table-cell office:value-type="float" office:value="87552" calcext:value-type="float">
            <text:p>87552</text:p>
          </table:table-cell>
          <table:table-cell office:value-type="float" office:value="1456.1" calcext:value-type="float">
            <text:p>1456,1</text:p>
          </table:table-cell>
          <table:table-cell office:value-type="float" office:value="7296" calcext:value-type="float">
            <text:p>7296</text:p>
          </table:table-cell>
          <table:table-cell office:value-type="float" office:value="6825.8" calcext:value-type="float">
            <text:p>6825,8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27" calcext:value-type="float">
            <text:p>27</text:p>
          </table:table-cell>
          <table:table-cell office:value-type="float" office:value="0.349" calcext:value-type="float">
            <text:p>0,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9" calcext:value-type="float">
            <text:p>0,349</text:p>
          </table:table-cell>
          <table:table-cell table:number-columns-repeated="1003"/>
        </table:table-row>
        <table:table-row table:style-name="ro1">
          <table:table-cell office:value-type="float" office:value="2950848" calcext:value-type="float">
            <text:p>2950848</text:p>
          </table:table-cell>
          <table:table-cell office:value-type="float" office:value="137656" calcext:value-type="float">
            <text:p>137656</text:p>
          </table:table-cell>
          <table:table-cell office:value-type="float" office:value="361" calcext:value-type="float">
            <text:p>361</text:p>
          </table:table-cell>
          <table:table-cell office:value-type="float" office:value="163584" calcext:value-type="float">
            <text:p>163584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1504" calcext:value-type="float">
            <text:p>1504</text:p>
          </table:table-cell>
          <table:table-cell office:value-type="float" office:value="38400" calcext:value-type="float">
            <text:p>38400</text:p>
          </table:table-cell>
          <table:table-cell office:value-type="float" office:value="22695.3" calcext:value-type="float">
            <text:p>22695,3</text:p>
          </table:table-cell>
          <table:table-cell office:value-type="float" office:value="87552" calcext:value-type="float">
            <text:p>87552</text:p>
          </table:table-cell>
          <table:table-cell office:value-type="float" office:value="1456.1" calcext:value-type="float">
            <text:p>1456,1</text:p>
          </table:table-cell>
          <table:table-cell office:value-type="float" office:value="7296" calcext:value-type="float">
            <text:p>7296</text:p>
          </table:table-cell>
          <table:table-cell office:value-type="float" office:value="6825.8" calcext:value-type="float">
            <text:p>6825,8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27" calcext:value-type="float">
            <text:p>27</text:p>
          </table:table-cell>
          <table:table-cell office:value-type="float" office:value="0.349" calcext:value-type="float">
            <text:p>0,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9" calcext:value-type="float">
            <text:p>0,349</text:p>
          </table:table-cell>
          <table:table-cell table:number-columns-repeated="1003"/>
        </table:table-row>
        <table:table-row table:style-name="ro1">
          <table:table-cell office:value-type="float" office:value="3011061" calcext:value-type="float">
            <text:p>3011061</text:p>
          </table:table-cell>
          <table:table-cell office:value-type="float" office:value="140526" calcext:value-type="float">
            <text:p>140526</text:p>
          </table:table-cell>
          <table:table-cell office:value-type="float" office:value="361" calcext:value-type="float">
            <text:p>361</text:p>
          </table:table-cell>
          <table:table-cell office:value-type="float" office:value="227636" calcext:value-type="float">
            <text:p>227636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1568" calcext:value-type="float">
            <text:p>1568</text:p>
          </table:table-cell>
          <table:table-cell office:value-type="float" office:value="0" calcext:value-type="float">
            <text:p>0</text:p>
          </table:table-cell>
          <table:table-cell office:value-type="float" office:value="38400" calcext:value-type="float">
            <text:p>38400</text:p>
          </table:table-cell>
          <table:table-cell office:value-type="float" office:value="5311.5" calcext:value-type="float">
            <text:p>5311,5</text:p>
          </table:table-cell>
          <table:table-cell office:value-type="float" office:value="87552" calcext:value-type="float">
            <text:p>87552</text:p>
          </table:table-cell>
          <table:table-cell office:value-type="float" office:value="1480.1" calcext:value-type="float">
            <text:p>1480,1</text:p>
          </table:table-cell>
          <table:table-cell office:value-type="float" office:value="7296" calcext:value-type="float">
            <text:p>7296</text:p>
          </table:table-cell>
          <table:table-cell office:value-type="float" office:value="6826.2" calcext:value-type="float">
            <text:p>6826,2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28" calcext:value-type="float">
            <text:p>28</text:p>
          </table:table-cell>
          <table:table-cell office:value-type="float" office:value="0.36" calcext:value-type="float">
            <text:p>0,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table:number-columns-repeated="1003"/>
        </table:table-row>
        <table:table-row table:style-name="ro1">
          <table:table-cell office:value-type="float" office:value="3071285" calcext:value-type="float">
            <text:p>3071285</text:p>
          </table:table-cell>
          <table:table-cell office:value-type="float" office:value="143296" calcext:value-type="float">
            <text:p>143296</text:p>
          </table:table-cell>
          <table:table-cell office:value-type="float" office:value="361" calcext:value-type="float">
            <text:p>361</text:p>
          </table:table-cell>
          <table:table-cell office:value-type="float" office:value="176988" calcext:value-type="float">
            <text:p>176988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1568" calcext:value-type="float">
            <text:p>1568</text:p>
          </table:table-cell>
          <table:table-cell office:value-type="float" office:value="0" calcext:value-type="float">
            <text:p>0</text:p>
          </table:table-cell>
          <table:table-cell office:value-type="float" office:value="38400" calcext:value-type="float">
            <text:p>38400</text:p>
          </table:table-cell>
          <table:table-cell office:value-type="float" office:value="25737.2" calcext:value-type="float">
            <text:p>25737,2</text:p>
          </table:table-cell>
          <table:table-cell office:value-type="float" office:value="87552" calcext:value-type="float">
            <text:p>87552</text:p>
          </table:table-cell>
          <table:table-cell office:value-type="float" office:value="1480.1" calcext:value-type="float">
            <text:p>1480,1</text:p>
          </table:table-cell>
          <table:table-cell office:value-type="float" office:value="7296" calcext:value-type="float">
            <text:p>7296</text:p>
          </table:table-cell>
          <table:table-cell office:value-type="float" office:value="6826.2" calcext:value-type="float">
            <text:p>6826,2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28" calcext:value-type="float">
            <text:p>28</text:p>
          </table:table-cell>
          <table:table-cell office:value-type="float" office:value="0.36" calcext:value-type="float">
            <text:p>0,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table:number-columns-repeated="1003"/>
        </table:table-row>
        <table:table-row table:style-name="ro1">
          <table:table-cell office:value-type="float" office:value="3131488" calcext:value-type="float">
            <text:p>3131488</text:p>
          </table:table-cell>
          <table:table-cell office:value-type="float" office:value="146144" calcext:value-type="float">
            <text:p>146144</text:p>
          </table:table-cell>
          <table:table-cell office:value-type="float" office:value="361" calcext:value-type="float">
            <text:p>361</text:p>
          </table:table-cell>
          <table:table-cell office:value-type="float" office:value="193136" calcext:value-type="float">
            <text:p>193136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  <table:table-cell office:value-type="float" office:value="38400" calcext:value-type="float">
            <text:p>38400</text:p>
          </table:table-cell>
          <table:table-cell office:value-type="float" office:value="8322.5" calcext:value-type="float">
            <text:p>8322,5</text:p>
          </table:table-cell>
          <table:table-cell office:value-type="float" office:value="87552" calcext:value-type="float">
            <text:p>87552</text:p>
          </table:table-cell>
          <table:table-cell office:value-type="float" office:value="1496.1" calcext:value-type="float">
            <text:p>1496,1</text:p>
          </table:table-cell>
          <table:table-cell office:value-type="float" office:value="7296" calcext:value-type="float">
            <text:p>7296</text:p>
          </table:table-cell>
          <table:table-cell office:value-type="float" office:value="6826.5" calcext:value-type="float">
            <text:p>6826,5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29" calcext:value-type="float">
            <text:p>29</text:p>
          </table:table-cell>
          <table:table-cell office:value-type="float" office:value="0.371" calcext:value-type="float">
            <text:p>0,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1" calcext:value-type="float">
            <text:p>0,371</text:p>
          </table:table-cell>
          <table:table-cell table:number-columns-repeated="1003"/>
        </table:table-row>
        <table:table-row table:style-name="ro1">
          <table:table-cell office:value-type="float" office:value="3191717" calcext:value-type="float">
            <text:p>3191717</text:p>
          </table:table-cell>
          <table:table-cell office:value-type="float" office:value="148966" calcext:value-type="float">
            <text:p>148966</text:p>
          </table:table-cell>
          <table:table-cell office:value-type="float" office:value="361" calcext:value-type="float">
            <text:p>361</text:p>
          </table:table-cell>
          <table:table-cell office:value-type="float" office:value="169352" calcext:value-type="float">
            <text:p>169352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  <table:table-cell office:value-type="float" office:value="38400" calcext:value-type="float">
            <text:p>38400</text:p>
          </table:table-cell>
          <table:table-cell office:value-type="float" office:value="28914.2" calcext:value-type="float">
            <text:p>28914,2</text:p>
          </table:table-cell>
          <table:table-cell office:value-type="float" office:value="87552" calcext:value-type="float">
            <text:p>87552</text:p>
          </table:table-cell>
          <table:table-cell office:value-type="float" office:value="1496.1" calcext:value-type="float">
            <text:p>1496,1</text:p>
          </table:table-cell>
          <table:table-cell office:value-type="float" office:value="7296" calcext:value-type="float">
            <text:p>7296</text:p>
          </table:table-cell>
          <table:table-cell office:value-type="float" office:value="6826.5" calcext:value-type="float">
            <text:p>6826,5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29" calcext:value-type="float">
            <text:p>29</text:p>
          </table:table-cell>
          <table:table-cell office:value-type="float" office:value="0.371" calcext:value-type="float">
            <text:p>0,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1" calcext:value-type="float">
            <text:p>0,371</text:p>
          </table:table-cell>
          <table:table-cell table:number-columns-repeated="1003"/>
        </table:table-row>
        <table:table-row table:style-name="ro1">
          <table:table-cell office:value-type="float" office:value="3251921" calcext:value-type="float">
            <text:p>3251921</text:p>
          </table:table-cell>
          <table:table-cell office:value-type="float" office:value="151702" calcext:value-type="float">
            <text:p>151702</text:p>
          </table:table-cell>
          <table:table-cell office:value-type="float" office:value="361" calcext:value-type="float">
            <text:p>361</text:p>
          </table:table-cell>
          <table:table-cell office:value-type="float" office:value="178608" calcext:value-type="float">
            <text:p>178608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38400" calcext:value-type="float">
            <text:p>38400</text:p>
          </table:table-cell>
          <table:table-cell office:value-type="float" office:value="10780.1" calcext:value-type="float">
            <text:p>10780,1</text:p>
          </table:table-cell>
          <table:table-cell office:value-type="float" office:value="87552" calcext:value-type="float">
            <text:p>87552</text:p>
          </table:table-cell>
          <table:table-cell office:value-type="float" office:value="1512.1" calcext:value-type="float">
            <text:p>1512,1</text:p>
          </table:table-cell>
          <table:table-cell office:value-type="float" office:value="7296" calcext:value-type="float">
            <text:p>7296</text:p>
          </table:table-cell>
          <table:table-cell office:value-type="float" office:value="6828.1" calcext:value-type="float">
            <text:p>6828,1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30" calcext:value-type="float">
            <text:p>30</text:p>
          </table:table-cell>
          <table:table-cell office:value-type="float" office:value="0.382" calcext:value-type="float">
            <text:p>0,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2" calcext:value-type="float">
            <text:p>0,382</text:p>
          </table:table-cell>
          <table:table-cell table:number-columns-repeated="1003"/>
        </table:table-row>
        <table:table-row table:style-name="ro1">
          <table:table-cell office:value-type="float" office:value="3312163" calcext:value-type="float">
            <text:p>3312163</text:p>
          </table:table-cell>
          <table:table-cell office:value-type="float" office:value="154468" calcext:value-type="float">
            <text:p>154468</text:p>
          </table:table-cell>
          <table:table-cell office:value-type="float" office:value="361" calcext:value-type="float">
            <text:p>361</text:p>
          </table:table-cell>
          <table:table-cell office:value-type="float" office:value="154560" calcext:value-type="float">
            <text:p>154560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38400" calcext:value-type="float">
            <text:p>38400</text:p>
          </table:table-cell>
          <table:table-cell office:value-type="float" office:value="31199.1" calcext:value-type="float">
            <text:p>31199,1</text:p>
          </table:table-cell>
          <table:table-cell office:value-type="float" office:value="87552" calcext:value-type="float">
            <text:p>87552</text:p>
          </table:table-cell>
          <table:table-cell office:value-type="float" office:value="1512.1" calcext:value-type="float">
            <text:p>1512,1</text:p>
          </table:table-cell>
          <table:table-cell office:value-type="float" office:value="7296" calcext:value-type="float">
            <text:p>7296</text:p>
          </table:table-cell>
          <table:table-cell office:value-type="float" office:value="6828.1" calcext:value-type="float">
            <text:p>6828,1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30" calcext:value-type="float">
            <text:p>30</text:p>
          </table:table-cell>
          <table:table-cell office:value-type="float" office:value="0.382" calcext:value-type="float">
            <text:p>0,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2" calcext:value-type="float">
            <text:p>0,382</text:p>
          </table:table-cell>
          <table:table-cell table:number-columns-repeated="1003"/>
        </table:table-row>
        <table:table-row table:style-name="ro1">
          <table:table-cell office:value-type="float" office:value="3372377" calcext:value-type="float">
            <text:p>3372377</text:p>
          </table:table-cell>
          <table:table-cell office:value-type="float" office:value="157286" calcext:value-type="float">
            <text:p>157286</text:p>
          </table:table-cell>
          <table:table-cell office:value-type="float" office:value="361" calcext:value-type="float">
            <text:p>361</text:p>
          </table:table-cell>
          <table:table-cell office:value-type="float" office:value="153776" calcext:value-type="float">
            <text:p>153776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1568" calcext:value-type="float">
            <text:p>1568</text:p>
          </table:table-cell>
          <table:table-cell office:value-type="float" office:value="38400" calcext:value-type="float">
            <text:p>38400</text:p>
          </table:table-cell>
          <table:table-cell office:value-type="float" office:value="13590.6" calcext:value-type="float">
            <text:p>13590,6</text:p>
          </table:table-cell>
          <table:table-cell office:value-type="float" office:value="87552" calcext:value-type="float">
            <text:p>87552</text:p>
          </table:table-cell>
          <table:table-cell office:value-type="float" office:value="1536.1" calcext:value-type="float">
            <text:p>1536,1</text:p>
          </table:table-cell>
          <table:table-cell office:value-type="float" office:value="7296" calcext:value-type="float">
            <text:p>7296</text:p>
          </table:table-cell>
          <table:table-cell office:value-type="float" office:value="6828.5" calcext:value-type="float">
            <text:p>6828,5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31" calcext:value-type="float">
            <text:p>31</text:p>
          </table:table-cell>
          <table:table-cell office:value-type="float" office:value="0.393" calcext:value-type="float">
            <text:p>0,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3" calcext:value-type="float">
            <text:p>0,393</text:p>
          </table:table-cell>
          <table:table-cell table:number-columns-repeated="1003"/>
        </table:table-row>
        <table:table-row table:style-name="ro1">
          <table:table-cell office:value-type="float" office:value="3432599" calcext:value-type="float">
            <text:p>3432599</text:p>
          </table:table-cell>
          <table:table-cell office:value-type="float" office:value="160102" calcext:value-type="float">
            <text:p>160102</text:p>
          </table:table-cell>
          <table:table-cell office:value-type="float" office:value="361" calcext:value-type="float">
            <text:p>361</text:p>
          </table:table-cell>
          <table:table-cell office:value-type="float" office:value="174124" calcext:value-type="float">
            <text:p>174124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1568" calcext:value-type="float">
            <text:p>1568</text:p>
          </table:table-cell>
          <table:table-cell office:value-type="float" office:value="38400" calcext:value-type="float">
            <text:p>38400</text:p>
          </table:table-cell>
          <table:table-cell office:value-type="float" office:value="34164.1" calcext:value-type="float">
            <text:p>34164,1</text:p>
          </table:table-cell>
          <table:table-cell office:value-type="float" office:value="87552" calcext:value-type="float">
            <text:p>87552</text:p>
          </table:table-cell>
          <table:table-cell office:value-type="float" office:value="1536.1" calcext:value-type="float">
            <text:p>1536,1</text:p>
          </table:table-cell>
          <table:table-cell office:value-type="float" office:value="7296" calcext:value-type="float">
            <text:p>7296</text:p>
          </table:table-cell>
          <table:table-cell office:value-type="float" office:value="6828.5" calcext:value-type="float">
            <text:p>6828,5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31" calcext:value-type="float">
            <text:p>31</text:p>
          </table:table-cell>
          <table:table-cell office:value-type="float" office:value="0.393" calcext:value-type="float">
            <text:p>0,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3" calcext:value-type="float">
            <text:p>0,393</text:p>
          </table:table-cell>
          <table:table-cell table:number-columns-repeated="1003"/>
        </table:table-row>
        <table:table-row table:style-name="ro1">
          <table:table-cell office:value-type="float" office:value="3492811" calcext:value-type="float">
            <text:p>3492811</text:p>
          </table:table-cell>
          <table:table-cell office:value-type="float" office:value="162928" calcext:value-type="float">
            <text:p>162928</text:p>
          </table:table-cell>
          <table:table-cell office:value-type="float" office:value="361" calcext:value-type="float">
            <text:p>361</text:p>
          </table:table-cell>
          <table:table-cell office:value-type="float" office:value="175168" calcext:value-type="float">
            <text:p>175168</text:p>
          </table:table-cell>
          <table:table-cell office:value-type="float" office:value="2560" calcext:value-type="float">
            <text:p>2560</text:p>
          </table:table-cell>
          <table:table-cell office:value-type="float" office:value="2048" calcext:value-type="float">
            <text:p>2048</text:p>
          </table:table-cell>
          <table:table-cell office:value-type="float" office:value="1568" calcext:value-type="float">
            <text:p>1568</text:p>
          </table:table-cell>
          <table:table-cell office:value-type="float" office:value="0" calcext:value-type="float">
            <text:p>0</text:p>
          </table:table-cell>
          <table:table-cell office:value-type="float" office:value="38912" calcext:value-type="float">
            <text:p>38912</text:p>
          </table:table-cell>
          <table:table-cell office:value-type="float" office:value="16696.8" calcext:value-type="float">
            <text:p>16696,8</text:p>
          </table:table-cell>
          <table:table-cell office:value-type="float" office:value="87552" calcext:value-type="float">
            <text:p>87552</text:p>
          </table:table-cell>
          <table:table-cell office:value-type="float" office:value="1552.1" calcext:value-type="float">
            <text:p>1552,1</text:p>
          </table:table-cell>
          <table:table-cell office:value-type="float" office:value="7296" calcext:value-type="float">
            <text:p>7296</text:p>
          </table:table-cell>
          <table:table-cell office:value-type="float" office:value="6828.5" calcext:value-type="float">
            <text:p>6828,5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32" calcext:value-type="float">
            <text:p>32</text:p>
          </table:table-cell>
          <table:table-cell office:value-type="float" office:value="0.401" calcext:value-type="float">
            <text:p>0,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1" calcext:value-type="float">
            <text:p>0,401</text:p>
          </table:table-cell>
          <table:table-cell table:number-columns-repeated="1003"/>
        </table:table-row>
        <table:table-row table:style-name="ro1">
          <table:table-cell office:value-type="float" office:value="3553029" calcext:value-type="float">
            <text:p>3553029</text:p>
          </table:table-cell>
          <table:table-cell office:value-type="float" office:value="165716" calcext:value-type="float">
            <text:p>165716</text:p>
          </table:table-cell>
          <table:table-cell office:value-type="float" office:value="361" calcext:value-type="float">
            <text:p>361</text:p>
          </table:table-cell>
          <table:table-cell office:value-type="float" office:value="169616" calcext:value-type="float">
            <text:p>169616</text:p>
          </table:table-cell>
          <table:table-cell office:value-type="float" office:value="2560" calcext:value-type="float">
            <text:p>2560</text:p>
          </table:table-cell>
          <table:table-cell office:value-type="float" office:value="2048" calcext:value-type="float">
            <text:p>2048</text:p>
          </table:table-cell>
          <table:table-cell office:value-type="float" office:value="1568" calcext:value-type="float">
            <text:p>1568</text:p>
          </table:table-cell>
          <table:table-cell office:value-type="float" office:value="0" calcext:value-type="float">
            <text:p>0</text:p>
          </table:table-cell>
          <table:table-cell office:value-type="float" office:value="38912" calcext:value-type="float">
            <text:p>38912</text:p>
          </table:table-cell>
          <table:table-cell office:value-type="float" office:value="37052" calcext:value-type="float">
            <text:p>37052</text:p>
          </table:table-cell>
          <table:table-cell office:value-type="float" office:value="87552" calcext:value-type="float">
            <text:p>87552</text:p>
          </table:table-cell>
          <table:table-cell office:value-type="float" office:value="1552.1" calcext:value-type="float">
            <text:p>1552,1</text:p>
          </table:table-cell>
          <table:table-cell office:value-type="float" office:value="7296" calcext:value-type="float">
            <text:p>7296</text:p>
          </table:table-cell>
          <table:table-cell office:value-type="float" office:value="6828.5" calcext:value-type="float">
            <text:p>6828,5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32" calcext:value-type="float">
            <text:p>32</text:p>
          </table:table-cell>
          <table:table-cell office:value-type="float" office:value="0.401" calcext:value-type="float">
            <text:p>0,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1" calcext:value-type="float">
            <text:p>0,401</text:p>
          </table:table-cell>
          <table:table-cell table:number-columns-repeated="1003"/>
        </table:table-row>
        <table:table-row table:style-name="ro1">
          <table:table-cell office:value-type="float" office:value="3613241" calcext:value-type="float">
            <text:p>3613241</text:p>
          </table:table-cell>
          <table:table-cell office:value-type="float" office:value="168460" calcext:value-type="float">
            <text:p>168460</text:p>
          </table:table-cell>
          <table:table-cell office:value-type="float" office:value="361" calcext:value-type="float">
            <text:p>361</text:p>
          </table:table-cell>
          <table:table-cell office:value-type="float" office:value="175168" calcext:value-type="float">
            <text:p>175168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632" calcext:value-type="float">
            <text:p>1632</text:p>
          </table:table-cell>
          <table:table-cell office:value-type="float" office:value="38912" calcext:value-type="float">
            <text:p>38912</text:p>
          </table:table-cell>
          <table:table-cell office:value-type="float" office:value="18412.3" calcext:value-type="float">
            <text:p>18412,3</text:p>
          </table:table-cell>
          <table:table-cell office:value-type="float" office:value="87552" calcext:value-type="float">
            <text:p>87552</text:p>
          </table:table-cell>
          <table:table-cell office:value-type="float" office:value="1568.1" calcext:value-type="float">
            <text:p>1568,1</text:p>
          </table:table-cell>
          <table:table-cell office:value-type="float" office:value="7296" calcext:value-type="float">
            <text:p>7296</text:p>
          </table:table-cell>
          <table:table-cell office:value-type="float" office:value="6832" calcext:value-type="float">
            <text:p>6832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33" calcext:value-type="float">
            <text:p>33</text:p>
          </table:table-cell>
          <table:table-cell office:value-type="float" office:value="0.411" calcext:value-type="float">
            <text:p>0,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1" calcext:value-type="float">
            <text:p>0,411</text:p>
          </table:table-cell>
          <table:table-cell table:number-columns-repeated="1003"/>
        </table:table-row>
        <table:table-row table:style-name="ro1">
          <table:table-cell office:value-type="float" office:value="3673451" calcext:value-type="float">
            <text:p>3673451</text:p>
          </table:table-cell>
          <table:table-cell office:value-type="float" office:value="171204" calcext:value-type="float">
            <text:p>171204</text:p>
          </table:table-cell>
          <table:table-cell office:value-type="float" office:value="361" calcext:value-type="float">
            <text:p>361</text:p>
          </table:table-cell>
          <table:table-cell office:value-type="float" office:value="157736" calcext:value-type="float">
            <text:p>157736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632" calcext:value-type="float">
            <text:p>1632</text:p>
          </table:table-cell>
          <table:table-cell office:value-type="float" office:value="38912" calcext:value-type="float">
            <text:p>38912</text:p>
          </table:table-cell>
          <table:table-cell office:value-type="float" office:value="38563.7" calcext:value-type="float">
            <text:p>38563,7</text:p>
          </table:table-cell>
          <table:table-cell office:value-type="float" office:value="87552" calcext:value-type="float">
            <text:p>87552</text:p>
          </table:table-cell>
          <table:table-cell office:value-type="float" office:value="1568.1" calcext:value-type="float">
            <text:p>1568,1</text:p>
          </table:table-cell>
          <table:table-cell office:value-type="float" office:value="7296" calcext:value-type="float">
            <text:p>7296</text:p>
          </table:table-cell>
          <table:table-cell office:value-type="float" office:value="6832" calcext:value-type="float">
            <text:p>6832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33" calcext:value-type="float">
            <text:p>33</text:p>
          </table:table-cell>
          <table:table-cell office:value-type="float" office:value="0.411" calcext:value-type="float">
            <text:p>0,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1" calcext:value-type="float">
            <text:p>0,411</text:p>
          </table:table-cell>
          <table:table-cell table:number-columns-repeated="1003"/>
        </table:table-row>
        <table:table-row table:style-name="ro1">
          <table:table-cell office:value-type="float" office:value="3733680" calcext:value-type="float">
            <text:p>3733680</text:p>
          </table:table-cell>
          <table:table-cell office:value-type="float" office:value="174014" calcext:value-type="float">
            <text:p>174014</text:p>
          </table:table-cell>
          <table:table-cell office:value-type="float" office:value="361" calcext:value-type="float">
            <text:p>361</text:p>
          </table:table-cell>
          <table:table-cell office:value-type="float" office:value="192252" calcext:value-type="float">
            <text:p>19225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632" calcext:value-type="float">
            <text:p>1632</text:p>
          </table:table-cell>
          <table:table-cell office:value-type="float" office:value="0" calcext:value-type="float">
            <text:p>0</text:p>
          </table:table-cell>
          <table:table-cell office:value-type="float" office:value="39424" calcext:value-type="float">
            <text:p>39424</text:p>
          </table:table-cell>
          <table:table-cell office:value-type="float" office:value="20737.4" calcext:value-type="float">
            <text:p>20737,4</text:p>
          </table:table-cell>
          <table:table-cell office:value-type="float" office:value="87552" calcext:value-type="float">
            <text:p>87552</text:p>
          </table:table-cell>
          <table:table-cell office:value-type="float" office:value="1592.1" calcext:value-type="float">
            <text:p>1592,1</text:p>
          </table:table-cell>
          <table:table-cell office:value-type="float" office:value="7296" calcext:value-type="float">
            <text:p>7296</text:p>
          </table:table-cell>
          <table:table-cell office:value-type="float" office:value="6833" calcext:value-type="float">
            <text:p>6833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34" calcext:value-type="float">
            <text:p>34</text:p>
          </table:table-cell>
          <table:table-cell office:value-type="float" office:value="0.421" calcext:value-type="float">
            <text:p>0,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1" calcext:value-type="float">
            <text:p>0,421</text:p>
          </table:table-cell>
          <table:table-cell table:number-columns-repeated="1003"/>
        </table:table-row>
        <table:table-row table:style-name="ro1">
          <table:table-cell office:value-type="float" office:value="3793883" calcext:value-type="float">
            <text:p>3793883</text:p>
          </table:table-cell>
          <table:table-cell office:value-type="float" office:value="176850" calcext:value-type="float">
            <text:p>176850</text:p>
          </table:table-cell>
          <table:table-cell office:value-type="float" office:value="361" calcext:value-type="float">
            <text:p>361</text:p>
          </table:table-cell>
          <table:table-cell office:value-type="float" office:value="131756" calcext:value-type="float">
            <text:p>131756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632" calcext:value-type="float">
            <text:p>1632</text:p>
          </table:table-cell>
          <table:table-cell office:value-type="float" office:value="39424" calcext:value-type="float">
            <text:p>39424</text:p>
          </table:table-cell>
          <table:table-cell office:value-type="float" office:value="2356.3" calcext:value-type="float">
            <text:p>2356,3</text:p>
          </table:table-cell>
          <table:table-cell office:value-type="float" office:value="87552" calcext:value-type="float">
            <text:p>87552</text:p>
          </table:table-cell>
          <table:table-cell office:value-type="float" office:value="1616.1" calcext:value-type="float">
            <text:p>1616,1</text:p>
          </table:table-cell>
          <table:table-cell office:value-type="float" office:value="7296" calcext:value-type="float">
            <text:p>7296</text:p>
          </table:table-cell>
          <table:table-cell office:value-type="float" office:value="6837" calcext:value-type="float">
            <text:p>6837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35" calcext:value-type="float">
            <text:p>35</text:p>
          </table:table-cell>
          <table:table-cell office:value-type="float" office:value="0.433" calcext:value-type="float">
            <text:p>0,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3" calcext:value-type="float">
            <text:p>0,433</text:p>
          </table:table-cell>
          <table:table-cell table:number-columns-repeated="1003"/>
        </table:table-row>
        <table:table-row table:style-name="ro1">
          <table:table-cell office:value-type="float" office:value="3854086" calcext:value-type="float">
            <text:p>3854086</text:p>
          </table:table-cell>
          <table:table-cell office:value-type="float" office:value="179668" calcext:value-type="float">
            <text:p>179668</text:p>
          </table:table-cell>
          <table:table-cell office:value-type="float" office:value="361" calcext:value-type="float">
            <text:p>361</text:p>
          </table:table-cell>
          <table:table-cell office:value-type="float" office:value="161344" calcext:value-type="float">
            <text:p>161344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632" calcext:value-type="float">
            <text:p>1632</text:p>
          </table:table-cell>
          <table:table-cell office:value-type="float" office:value="39424" calcext:value-type="float">
            <text:p>39424</text:p>
          </table:table-cell>
          <table:table-cell office:value-type="float" office:value="22780.4" calcext:value-type="float">
            <text:p>22780,4</text:p>
          </table:table-cell>
          <table:table-cell office:value-type="float" office:value="87552" calcext:value-type="float">
            <text:p>87552</text:p>
          </table:table-cell>
          <table:table-cell office:value-type="float" office:value="1616.1" calcext:value-type="float">
            <text:p>1616,1</text:p>
          </table:table-cell>
          <table:table-cell office:value-type="float" office:value="7296" calcext:value-type="float">
            <text:p>7296</text:p>
          </table:table-cell>
          <table:table-cell office:value-type="float" office:value="6837" calcext:value-type="float">
            <text:p>6837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35" calcext:value-type="float">
            <text:p>35</text:p>
          </table:table-cell>
          <table:table-cell office:value-type="float" office:value="0.433" calcext:value-type="float">
            <text:p>0,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3" calcext:value-type="float">
            <text:p>0,433</text:p>
          </table:table-cell>
          <table:table-cell table:number-columns-repeated="1003"/>
        </table:table-row>
        <table:table-row table:style-name="ro1">
          <table:table-cell office:value-type="float" office:value="3914311" calcext:value-type="float">
            <text:p>3914311</text:p>
          </table:table-cell>
          <table:table-cell office:value-type="float" office:value="182468" calcext:value-type="float">
            <text:p>182468</text:p>
          </table:table-cell>
          <table:table-cell office:value-type="float" office:value="361" calcext:value-type="float">
            <text:p>361</text:p>
          </table:table-cell>
          <table:table-cell office:value-type="float" office:value="151816" calcext:value-type="float">
            <text:p>151816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568" calcext:value-type="float">
            <text:p>1568</text:p>
          </table:table-cell>
          <table:table-cell office:value-type="float" office:value="0" calcext:value-type="float">
            <text:p>0</text:p>
          </table:table-cell>
          <table:table-cell office:value-type="float" office:value="39424" calcext:value-type="float">
            <text:p>39424</text:p>
          </table:table-cell>
          <table:table-cell office:value-type="float" office:value="3902.1" calcext:value-type="float">
            <text:p>3902,1</text:p>
          </table:table-cell>
          <table:table-cell office:value-type="float" office:value="87552" calcext:value-type="float">
            <text:p>87552</text:p>
          </table:table-cell>
          <table:table-cell office:value-type="float" office:value="1632.1" calcext:value-type="float">
            <text:p>1632,1</text:p>
          </table:table-cell>
          <table:table-cell office:value-type="float" office:value="7296" calcext:value-type="float">
            <text:p>7296</text:p>
          </table:table-cell>
          <table:table-cell office:value-type="float" office:value="6849.3" calcext:value-type="float">
            <text:p>6849,3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36" calcext:value-type="float">
            <text:p>36</text:p>
          </table:table-cell>
          <table:table-cell office:value-type="float" office:value="0.447" calcext:value-type="float">
            <text:p>0,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" calcext:value-type="float">
            <text:p>0,447</text:p>
          </table:table-cell>
          <table:table-cell table:number-columns-repeated="1003"/>
        </table:table-row>
        <table:table-row table:style-name="ro1">
          <table:table-cell office:value-type="float" office:value="3974531" calcext:value-type="float">
            <text:p>3974531</text:p>
          </table:table-cell>
          <table:table-cell office:value-type="float" office:value="185220" calcext:value-type="float">
            <text:p>185220</text:p>
          </table:table-cell>
          <table:table-cell office:value-type="float" office:value="361" calcext:value-type="float">
            <text:p>361</text:p>
          </table:table-cell>
          <table:table-cell office:value-type="float" office:value="216836" calcext:value-type="float">
            <text:p>216836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568" calcext:value-type="float">
            <text:p>1568</text:p>
          </table:table-cell>
          <table:table-cell office:value-type="float" office:value="0" calcext:value-type="float">
            <text:p>0</text:p>
          </table:table-cell>
          <table:table-cell office:value-type="float" office:value="39424" calcext:value-type="float">
            <text:p>39424</text:p>
          </table:table-cell>
          <table:table-cell office:value-type="float" office:value="24287.6" calcext:value-type="float">
            <text:p>24287,6</text:p>
          </table:table-cell>
          <table:table-cell office:value-type="float" office:value="87552" calcext:value-type="float">
            <text:p>87552</text:p>
          </table:table-cell>
          <table:table-cell office:value-type="float" office:value="1632.1" calcext:value-type="float">
            <text:p>1632,1</text:p>
          </table:table-cell>
          <table:table-cell office:value-type="float" office:value="7296" calcext:value-type="float">
            <text:p>7296</text:p>
          </table:table-cell>
          <table:table-cell office:value-type="float" office:value="6849.3" calcext:value-type="float">
            <text:p>6849,3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36" calcext:value-type="float">
            <text:p>36</text:p>
          </table:table-cell>
          <table:table-cell office:value-type="float" office:value="0.447" calcext:value-type="float">
            <text:p>0,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" calcext:value-type="float">
            <text:p>0,447</text:p>
          </table:table-cell>
          <table:table-cell table:number-columns-repeated="1003"/>
        </table:table-row>
        <table:table-row table:style-name="ro1">
          <table:table-cell office:value-type="float" office:value="4034751" calcext:value-type="float">
            <text:p>4034751</text:p>
          </table:table-cell>
          <table:table-cell office:value-type="float" office:value="188052" calcext:value-type="float">
            <text:p>188052</text:p>
          </table:table-cell>
          <table:table-cell office:value-type="float" office:value="361" calcext:value-type="float">
            <text:p>361</text:p>
          </table:table-cell>
          <table:table-cell office:value-type="float" office:value="119592" calcext:value-type="float">
            <text:p>11959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632" calcext:value-type="float">
            <text:p>1632</text:p>
          </table:table-cell>
          <table:table-cell office:value-type="float" office:value="39424" calcext:value-type="float">
            <text:p>39424</text:p>
          </table:table-cell>
          <table:table-cell office:value-type="float" office:value="5451.2" calcext:value-type="float">
            <text:p>5451,2</text:p>
          </table:table-cell>
          <table:table-cell office:value-type="float" office:value="87552" calcext:value-type="float">
            <text:p>87552</text:p>
          </table:table-cell>
          <table:table-cell office:value-type="float" office:value="1648.1" calcext:value-type="float">
            <text:p>1648,1</text:p>
          </table:table-cell>
          <table:table-cell office:value-type="float" office:value="7296" calcext:value-type="float">
            <text:p>7296</text:p>
          </table:table-cell>
          <table:table-cell office:value-type="float" office:value="6849.3" calcext:value-type="float">
            <text:p>6849,3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37" calcext:value-type="float">
            <text:p>37</text:p>
          </table:table-cell>
          <table:table-cell office:value-type="float" office:value="0.466" calcext:value-type="float">
            <text:p>0,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6" calcext:value-type="float">
            <text:p>0,466</text:p>
          </table:table-cell>
          <table:table-cell table:number-columns-repeated="1003"/>
        </table:table-row>
        <table:table-row table:style-name="ro1">
          <table:table-cell office:value-type="float" office:value="4094967" calcext:value-type="float">
            <text:p>4094967</text:p>
          </table:table-cell>
          <table:table-cell office:value-type="float" office:value="190874" calcext:value-type="float">
            <text:p>190874</text:p>
          </table:table-cell>
          <table:table-cell office:value-type="float" office:value="361" calcext:value-type="float">
            <text:p>361</text:p>
          </table:table-cell>
          <table:table-cell office:value-type="float" office:value="161084" calcext:value-type="float">
            <text:p>161084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632" calcext:value-type="float">
            <text:p>1632</text:p>
          </table:table-cell>
          <table:table-cell office:value-type="float" office:value="39424" calcext:value-type="float">
            <text:p>39424</text:p>
          </table:table-cell>
          <table:table-cell office:value-type="float" office:value="26411.9" calcext:value-type="float">
            <text:p>26411,9</text:p>
          </table:table-cell>
          <table:table-cell office:value-type="float" office:value="87552" calcext:value-type="float">
            <text:p>87552</text:p>
          </table:table-cell>
          <table:table-cell office:value-type="float" office:value="1648.1" calcext:value-type="float">
            <text:p>1648,1</text:p>
          </table:table-cell>
          <table:table-cell office:value-type="float" office:value="7296" calcext:value-type="float">
            <text:p>7296</text:p>
          </table:table-cell>
          <table:table-cell office:value-type="float" office:value="6849.3" calcext:value-type="float">
            <text:p>6849,3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37" calcext:value-type="float">
            <text:p>37</text:p>
          </table:table-cell>
          <table:table-cell office:value-type="float" office:value="0.466" calcext:value-type="float">
            <text:p>0,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6" calcext:value-type="float">
            <text:p>0,466</text:p>
          </table:table-cell>
          <table:table-cell table:number-columns-repeated="1003"/>
        </table:table-row>
        <table:table-row table:style-name="ro1">
          <table:table-cell office:value-type="float" office:value="4155181" calcext:value-type="float">
            <text:p>4155181</text:p>
          </table:table-cell>
          <table:table-cell office:value-type="float" office:value="193664" calcext:value-type="float">
            <text:p>193664</text:p>
          </table:table-cell>
          <table:table-cell office:value-type="float" office:value="361" calcext:value-type="float">
            <text:p>361</text:p>
          </table:table-cell>
          <table:table-cell office:value-type="float" office:value="190092" calcext:value-type="float">
            <text:p>19009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39424" calcext:value-type="float">
            <text:p>39424</text:p>
          </table:table-cell>
          <table:table-cell office:value-type="float" office:value="7777.3" calcext:value-type="float">
            <text:p>7777,3</text:p>
          </table:table-cell>
          <table:table-cell office:value-type="float" office:value="87552" calcext:value-type="float">
            <text:p>87552</text:p>
          </table:table-cell>
          <table:table-cell office:value-type="float" office:value="1664.1" calcext:value-type="float">
            <text:p>1664,1</text:p>
          </table:table-cell>
          <table:table-cell office:value-type="float" office:value="7296" calcext:value-type="float">
            <text:p>7296</text:p>
          </table:table-cell>
          <table:table-cell office:value-type="float" office:value="6850" calcext:value-type="float">
            <text:p>6850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38" calcext:value-type="float">
            <text:p>38</text:p>
          </table:table-cell>
          <table:table-cell office:value-type="float" office:value="0.477" calcext:value-type="float">
            <text:p>0,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7" calcext:value-type="float">
            <text:p>0,477</text:p>
          </table:table-cell>
          <table:table-cell table:number-columns-repeated="1003"/>
        </table:table-row>
        <table:table-row table:style-name="ro1">
          <table:table-cell office:value-type="float" office:value="4215391" calcext:value-type="float">
            <text:p>4215391</text:p>
          </table:table-cell>
          <table:table-cell office:value-type="float" office:value="196494" calcext:value-type="float">
            <text:p>196494</text:p>
          </table:table-cell>
          <table:table-cell office:value-type="float" office:value="361" calcext:value-type="float">
            <text:p>361</text:p>
          </table:table-cell>
          <table:table-cell office:value-type="float" office:value="181164" calcext:value-type="float">
            <text:p>181164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39424" calcext:value-type="float">
            <text:p>39424</text:p>
          </table:table-cell>
          <table:table-cell office:value-type="float" office:value="28296.4" calcext:value-type="float">
            <text:p>28296,4</text:p>
          </table:table-cell>
          <table:table-cell office:value-type="float" office:value="87552" calcext:value-type="float">
            <text:p>87552</text:p>
          </table:table-cell>
          <table:table-cell office:value-type="float" office:value="1664.1" calcext:value-type="float">
            <text:p>1664,1</text:p>
          </table:table-cell>
          <table:table-cell office:value-type="float" office:value="7296" calcext:value-type="float">
            <text:p>7296</text:p>
          </table:table-cell>
          <table:table-cell office:value-type="float" office:value="6850" calcext:value-type="float">
            <text:p>6850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38" calcext:value-type="float">
            <text:p>38</text:p>
          </table:table-cell>
          <table:table-cell office:value-type="float" office:value="0.477" calcext:value-type="float">
            <text:p>0,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7" calcext:value-type="float">
            <text:p>0,477</text:p>
          </table:table-cell>
          <table:table-cell table:number-columns-repeated="1003"/>
        </table:table-row>
        <table:table-row table:style-name="ro1">
          <table:table-cell office:value-type="float" office:value="4275600" calcext:value-type="float">
            <text:p>4275600</text:p>
          </table:table-cell>
          <table:table-cell office:value-type="float" office:value="199274" calcext:value-type="float">
            <text:p>199274</text:p>
          </table:table-cell>
          <table:table-cell office:value-type="float" office:value="361" calcext:value-type="float">
            <text:p>361</text:p>
          </table:table-cell>
          <table:table-cell office:value-type="float" office:value="152360" calcext:value-type="float">
            <text:p>152360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664" calcext:value-type="float">
            <text:p>1664</text:p>
          </table:table-cell>
          <table:table-cell office:value-type="float" office:value="39424" calcext:value-type="float">
            <text:p>39424</text:p>
          </table:table-cell>
          <table:table-cell office:value-type="float" office:value="9325.2" calcext:value-type="float">
            <text:p>9325,2</text:p>
          </table:table-cell>
          <table:table-cell office:value-type="float" office:value="87552" calcext:value-type="float">
            <text:p>87552</text:p>
          </table:table-cell>
          <table:table-cell office:value-type="float" office:value="1680.1" calcext:value-type="float">
            <text:p>1680,1</text:p>
          </table:table-cell>
          <table:table-cell office:value-type="float" office:value="7296" calcext:value-type="float">
            <text:p>7296</text:p>
          </table:table-cell>
          <table:table-cell office:value-type="float" office:value="6850.4" calcext:value-type="float">
            <text:p>6850,4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39" calcext:value-type="float">
            <text:p>39</text:p>
          </table:table-cell>
          <table:table-cell office:value-type="float" office:value="0.486" calcext:value-type="float">
            <text:p>0,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6" calcext:value-type="float">
            <text:p>0,486</text:p>
          </table:table-cell>
          <table:table-cell table:number-columns-repeated="1003"/>
        </table:table-row>
        <table:table-row table:style-name="ro1">
          <table:table-cell office:value-type="float" office:value="4335840" calcext:value-type="float">
            <text:p>4335840</text:p>
          </table:table-cell>
          <table:table-cell office:value-type="float" office:value="202090" calcext:value-type="float">
            <text:p>202090</text:p>
          </table:table-cell>
          <table:table-cell office:value-type="float" office:value="361" calcext:value-type="float">
            <text:p>361</text:p>
          </table:table-cell>
          <table:table-cell office:value-type="float" office:value="140736" calcext:value-type="float">
            <text:p>140736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664" calcext:value-type="float">
            <text:p>1664</text:p>
          </table:table-cell>
          <table:table-cell office:value-type="float" office:value="39424" calcext:value-type="float">
            <text:p>39424</text:p>
          </table:table-cell>
          <table:table-cell office:value-type="float" office:value="30091.9" calcext:value-type="float">
            <text:p>30091,9</text:p>
          </table:table-cell>
          <table:table-cell office:value-type="float" office:value="87552" calcext:value-type="float">
            <text:p>87552</text:p>
          </table:table-cell>
          <table:table-cell office:value-type="float" office:value="1680.1" calcext:value-type="float">
            <text:p>1680,1</text:p>
          </table:table-cell>
          <table:table-cell office:value-type="float" office:value="7296" calcext:value-type="float">
            <text:p>7296</text:p>
          </table:table-cell>
          <table:table-cell office:value-type="float" office:value="6850.4" calcext:value-type="float">
            <text:p>6850,4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39" calcext:value-type="float">
            <text:p>39</text:p>
          </table:table-cell>
          <table:table-cell office:value-type="float" office:value="0.486" calcext:value-type="float">
            <text:p>0,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6" calcext:value-type="float">
            <text:p>0,486</text:p>
          </table:table-cell>
          <table:table-cell table:number-columns-repeated="1003"/>
        </table:table-row>
        <table:table-row table:style-name="ro1">
          <table:table-cell office:value-type="float" office:value="4396063" calcext:value-type="float">
            <text:p>4396063</text:p>
          </table:table-cell>
          <table:table-cell office:value-type="float" office:value="204856" calcext:value-type="float">
            <text:p>204856</text:p>
          </table:table-cell>
          <table:table-cell office:value-type="float" office:value="361" calcext:value-type="float">
            <text:p>361</text:p>
          </table:table-cell>
          <table:table-cell office:value-type="float" office:value="185920" calcext:value-type="float">
            <text:p>185920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39424" calcext:value-type="float">
            <text:p>39424</text:p>
          </table:table-cell>
          <table:table-cell office:value-type="float" office:value="10874.9" calcext:value-type="float">
            <text:p>10874,9</text:p>
          </table:table-cell>
          <table:table-cell office:value-type="float" office:value="87552" calcext:value-type="float">
            <text:p>87552</text:p>
          </table:table-cell>
          <table:table-cell office:value-type="float" office:value="1704.1" calcext:value-type="float">
            <text:p>1704,1</text:p>
          </table:table-cell>
          <table:table-cell office:value-type="float" office:value="7296" calcext:value-type="float">
            <text:p>7296</text:p>
          </table:table-cell>
          <table:table-cell office:value-type="float" office:value="6850.7" calcext:value-type="float">
            <text:p>6850,7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40" calcext:value-type="float">
            <text:p>40</text:p>
          </table:table-cell>
          <table:table-cell office:value-type="float" office:value="0.499" calcext:value-type="float">
            <text:p>0,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9" calcext:value-type="float">
            <text:p>0,499</text:p>
          </table:table-cell>
          <table:table-cell table:number-columns-repeated="1003"/>
        </table:table-row>
        <table:table-row table:style-name="ro1">
          <table:table-cell office:value-type="float" office:value="4456288" calcext:value-type="float">
            <text:p>4456288</text:p>
          </table:table-cell>
          <table:table-cell office:value-type="float" office:value="207600" calcext:value-type="float">
            <text:p>207600</text:p>
          </table:table-cell>
          <table:table-cell office:value-type="float" office:value="361" calcext:value-type="float">
            <text:p>361</text:p>
          </table:table-cell>
          <table:table-cell office:value-type="float" office:value="172968" calcext:value-type="float">
            <text:p>172968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39424" calcext:value-type="float">
            <text:p>39424</text:p>
          </table:table-cell>
          <table:table-cell office:value-type="float" office:value="31255.9" calcext:value-type="float">
            <text:p>31255,9</text:p>
          </table:table-cell>
          <table:table-cell office:value-type="float" office:value="87552" calcext:value-type="float">
            <text:p>87552</text:p>
          </table:table-cell>
          <table:table-cell office:value-type="float" office:value="1704.1" calcext:value-type="float">
            <text:p>1704,1</text:p>
          </table:table-cell>
          <table:table-cell office:value-type="float" office:value="7296" calcext:value-type="float">
            <text:p>7296</text:p>
          </table:table-cell>
          <table:table-cell office:value-type="float" office:value="6850.7" calcext:value-type="float">
            <text:p>6850,7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40" calcext:value-type="float">
            <text:p>40</text:p>
          </table:table-cell>
          <table:table-cell office:value-type="float" office:value="0.499" calcext:value-type="float">
            <text:p>0,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9" calcext:value-type="float">
            <text:p>0,499</text:p>
          </table:table-cell>
          <table:table-cell table:number-columns-repeated="1003"/>
        </table:table-row>
        <table:table-row table:style-name="ro1">
          <table:table-cell office:value-type="float" office:value="4516541" calcext:value-type="float">
            <text:p>4516541</text:p>
          </table:table-cell>
          <table:table-cell office:value-type="float" office:value="210268" calcext:value-type="float">
            <text:p>210268</text:p>
          </table:table-cell>
          <table:table-cell office:value-type="float" office:value="361" calcext:value-type="float">
            <text:p>361</text:p>
          </table:table-cell>
          <table:table-cell office:value-type="float" office:value="177732" calcext:value-type="float">
            <text:p>17773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568" calcext:value-type="float">
            <text:p>1568</text:p>
          </table:table-cell>
          <table:table-cell office:value-type="float" office:value="39424" calcext:value-type="float">
            <text:p>39424</text:p>
          </table:table-cell>
          <table:table-cell office:value-type="float" office:value="11649.9" calcext:value-type="float">
            <text:p>11649,9</text:p>
          </table:table-cell>
          <table:table-cell office:value-type="float" office:value="87552" calcext:value-type="float">
            <text:p>87552</text:p>
          </table:table-cell>
          <table:table-cell office:value-type="float" office:value="1720.1" calcext:value-type="float">
            <text:p>1720,1</text:p>
          </table:table-cell>
          <table:table-cell office:value-type="float" office:value="7296" calcext:value-type="float">
            <text:p>7296</text:p>
          </table:table-cell>
          <table:table-cell office:value-type="float" office:value="6850.7" calcext:value-type="float">
            <text:p>6850,7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41" calcext:value-type="float">
            <text:p>41</text:p>
          </table:table-cell>
          <table:table-cell office:value-type="float" office:value="0.511" calcext:value-type="float">
            <text:p>0,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1" calcext:value-type="float">
            <text:p>0,511</text:p>
          </table:table-cell>
          <table:table-cell table:number-columns-repeated="1003"/>
        </table:table-row>
        <table:table-row table:style-name="ro1">
          <table:table-cell office:value-type="float" office:value="4576765" calcext:value-type="float">
            <text:p>4576765</text:p>
          </table:table-cell>
          <table:table-cell office:value-type="float" office:value="213008" calcext:value-type="float">
            <text:p>213008</text:p>
          </table:table-cell>
          <table:table-cell office:value-type="float" office:value="361" calcext:value-type="float">
            <text:p>361</text:p>
          </table:table-cell>
          <table:table-cell office:value-type="float" office:value="148664" calcext:value-type="float">
            <text:p>148664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568" calcext:value-type="float">
            <text:p>1568</text:p>
          </table:table-cell>
          <table:table-cell office:value-type="float" office:value="39424" calcext:value-type="float">
            <text:p>39424</text:p>
          </table:table-cell>
          <table:table-cell office:value-type="float" office:value="31642.4" calcext:value-type="float">
            <text:p>31642,4</text:p>
          </table:table-cell>
          <table:table-cell office:value-type="float" office:value="87552" calcext:value-type="float">
            <text:p>87552</text:p>
          </table:table-cell>
          <table:table-cell office:value-type="float" office:value="1720.1" calcext:value-type="float">
            <text:p>1720,1</text:p>
          </table:table-cell>
          <table:table-cell office:value-type="float" office:value="7296" calcext:value-type="float">
            <text:p>7296</text:p>
          </table:table-cell>
          <table:table-cell office:value-type="float" office:value="6850.7" calcext:value-type="float">
            <text:p>6850,7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41" calcext:value-type="float">
            <text:p>41</text:p>
          </table:table-cell>
          <table:table-cell office:value-type="float" office:value="0.511" calcext:value-type="float">
            <text:p>0,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1" calcext:value-type="float">
            <text:p>0,511</text:p>
          </table:table-cell>
          <table:table-cell table:number-columns-repeated="1003"/>
        </table:table-row>
        <table:table-row table:style-name="ro1">
          <table:table-cell office:value-type="float" office:value="4636969" calcext:value-type="float">
            <text:p>4636969</text:p>
          </table:table-cell>
          <table:table-cell office:value-type="float" office:value="215818" calcext:value-type="float">
            <text:p>215818</text:p>
          </table:table-cell>
          <table:table-cell office:value-type="float" office:value="361" calcext:value-type="float">
            <text:p>361</text:p>
          </table:table-cell>
          <table:table-cell office:value-type="float" office:value="171124" calcext:value-type="float">
            <text:p>171124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39424" calcext:value-type="float">
            <text:p>39424</text:p>
          </table:table-cell>
          <table:table-cell office:value-type="float" office:value="13204.1" calcext:value-type="float">
            <text:p>13204,1</text:p>
          </table:table-cell>
          <table:table-cell office:value-type="float" office:value="87552" calcext:value-type="float">
            <text:p>87552</text:p>
          </table:table-cell>
          <table:table-cell office:value-type="float" office:value="1736.1" calcext:value-type="float">
            <text:p>1736,1</text:p>
          </table:table-cell>
          <table:table-cell office:value-type="float" office:value="7296" calcext:value-type="float">
            <text:p>7296</text:p>
          </table:table-cell>
          <table:table-cell office:value-type="float" office:value="6851.1" calcext:value-type="float">
            <text:p>6851,1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42" calcext:value-type="float">
            <text:p>42</text:p>
          </table:table-cell>
          <table:table-cell office:value-type="float" office:value="0.522" calcext:value-type="float">
            <text:p>0,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2" calcext:value-type="float">
            <text:p>0,522</text:p>
          </table:table-cell>
          <table:table-cell table:number-columns-repeated="1003"/>
        </table:table-row>
        <table:table-row table:style-name="ro1">
          <table:table-cell office:value-type="float" office:value="4697198" calcext:value-type="float">
            <text:p>4697198</text:p>
          </table:table-cell>
          <table:table-cell office:value-type="float" office:value="218600" calcext:value-type="float">
            <text:p>218600</text:p>
          </table:table-cell>
          <table:table-cell office:value-type="float" office:value="361" calcext:value-type="float">
            <text:p>361</text:p>
          </table:table-cell>
          <table:table-cell office:value-type="float" office:value="194644" calcext:value-type="float">
            <text:p>194644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39424" calcext:value-type="float">
            <text:p>39424</text:p>
          </table:table-cell>
          <table:table-cell office:value-type="float" office:value="33396.9" calcext:value-type="float">
            <text:p>33396,9</text:p>
          </table:table-cell>
          <table:table-cell office:value-type="float" office:value="87552" calcext:value-type="float">
            <text:p>87552</text:p>
          </table:table-cell>
          <table:table-cell office:value-type="float" office:value="1736.1" calcext:value-type="float">
            <text:p>1736,1</text:p>
          </table:table-cell>
          <table:table-cell office:value-type="float" office:value="7296" calcext:value-type="float">
            <text:p>7296</text:p>
          </table:table-cell>
          <table:table-cell office:value-type="float" office:value="6851.1" calcext:value-type="float">
            <text:p>6851,1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42" calcext:value-type="float">
            <text:p>42</text:p>
          </table:table-cell>
          <table:table-cell office:value-type="float" office:value="0.522" calcext:value-type="float">
            <text:p>0,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2" calcext:value-type="float">
            <text:p>0,522</text:p>
          </table:table-cell>
          <table:table-cell table:number-columns-repeated="1003"/>
        </table:table-row>
        <table:table-row table:style-name="ro1">
          <table:table-cell office:value-type="float" office:value="4757404" calcext:value-type="float">
            <text:p>4757404</text:p>
          </table:table-cell>
          <table:table-cell office:value-type="float" office:value="221354" calcext:value-type="float">
            <text:p>221354</text:p>
          </table:table-cell>
          <table:table-cell office:value-type="float" office:value="361" calcext:value-type="float">
            <text:p>361</text:p>
          </table:table-cell>
          <table:table-cell office:value-type="float" office:value="165568" calcext:value-type="float">
            <text:p>165568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568" calcext:value-type="float">
            <text:p>1568</text:p>
          </table:table-cell>
          <table:table-cell office:value-type="float" office:value="39424" calcext:value-type="float">
            <text:p>39424</text:p>
          </table:table-cell>
          <table:table-cell office:value-type="float" office:value="14355.7" calcext:value-type="float">
            <text:p>14355,7</text:p>
          </table:table-cell>
          <table:table-cell office:value-type="float" office:value="87552" calcext:value-type="float">
            <text:p>87552</text:p>
          </table:table-cell>
          <table:table-cell office:value-type="float" office:value="1752.1" calcext:value-type="float">
            <text:p>1752,1</text:p>
          </table:table-cell>
          <table:table-cell office:value-type="float" office:value="7296" calcext:value-type="float">
            <text:p>7296</text:p>
          </table:table-cell>
          <table:table-cell office:value-type="float" office:value="6852.2" calcext:value-type="float">
            <text:p>6852,2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43" calcext:value-type="float">
            <text:p>43</text:p>
          </table:table-cell>
          <table:table-cell office:value-type="float" office:value="0.534" calcext:value-type="float">
            <text:p>0,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4" calcext:value-type="float">
            <text:p>0,534</text:p>
          </table:table-cell>
          <table:table-cell table:number-columns-repeated="1003"/>
        </table:table-row>
        <table:table-row table:style-name="ro1">
          <table:table-cell office:value-type="float" office:value="4817600" calcext:value-type="float">
            <text:p>4817600</text:p>
          </table:table-cell>
          <table:table-cell office:value-type="float" office:value="224088" calcext:value-type="float">
            <text:p>224088</text:p>
          </table:table-cell>
          <table:table-cell office:value-type="float" office:value="361" calcext:value-type="float">
            <text:p>361</text:p>
          </table:table-cell>
          <table:table-cell office:value-type="float" office:value="199144" calcext:value-type="float">
            <text:p>199144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568" calcext:value-type="float">
            <text:p>1568</text:p>
          </table:table-cell>
          <table:table-cell office:value-type="float" office:value="39424" calcext:value-type="float">
            <text:p>39424</text:p>
          </table:table-cell>
          <table:table-cell office:value-type="float" office:value="34148.8" calcext:value-type="float">
            <text:p>34148,8</text:p>
          </table:table-cell>
          <table:table-cell office:value-type="float" office:value="87552" calcext:value-type="float">
            <text:p>87552</text:p>
          </table:table-cell>
          <table:table-cell office:value-type="float" office:value="1752.1" calcext:value-type="float">
            <text:p>1752,1</text:p>
          </table:table-cell>
          <table:table-cell office:value-type="float" office:value="7296" calcext:value-type="float">
            <text:p>7296</text:p>
          </table:table-cell>
          <table:table-cell office:value-type="float" office:value="6852.2" calcext:value-type="float">
            <text:p>6852,2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43" calcext:value-type="float">
            <text:p>43</text:p>
          </table:table-cell>
          <table:table-cell office:value-type="float" office:value="0.534" calcext:value-type="float">
            <text:p>0,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4" calcext:value-type="float">
            <text:p>0,534</text:p>
          </table:table-cell>
          <table:table-cell table:number-columns-repeated="1003"/>
        </table:table-row>
        <table:table-row table:style-name="ro1">
          <table:table-cell office:value-type="float" office:value="4877821" calcext:value-type="float">
            <text:p>4877821</text:p>
          </table:table-cell>
          <table:table-cell office:value-type="float" office:value="226814" calcext:value-type="float">
            <text:p>226814</text:p>
          </table:table-cell>
          <table:table-cell office:value-type="float" office:value="361" calcext:value-type="float">
            <text:p>361</text:p>
          </table:table-cell>
          <table:table-cell office:value-type="float" office:value="212140" calcext:value-type="float">
            <text:p>212140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632" calcext:value-type="float">
            <text:p>1632</text:p>
          </table:table-cell>
          <table:table-cell office:value-type="float" office:value="0" calcext:value-type="float">
            <text:p>0</text:p>
          </table:table-cell>
          <table:table-cell office:value-type="float" office:value="39424" calcext:value-type="float">
            <text:p>39424</text:p>
          </table:table-cell>
          <table:table-cell office:value-type="float" office:value="14731.8" calcext:value-type="float">
            <text:p>14731,8</text:p>
          </table:table-cell>
          <table:table-cell office:value-type="float" office:value="87552" calcext:value-type="float">
            <text:p>87552</text:p>
          </table:table-cell>
          <table:table-cell office:value-type="float" office:value="1776.1" calcext:value-type="float">
            <text:p>1776,1</text:p>
          </table:table-cell>
          <table:table-cell office:value-type="float" office:value="7296" calcext:value-type="float">
            <text:p>7296</text:p>
          </table:table-cell>
          <table:table-cell office:value-type="float" office:value="6852.2" calcext:value-type="float">
            <text:p>6852,2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44" calcext:value-type="float">
            <text:p>44</text:p>
          </table:table-cell>
          <table:table-cell office:value-type="float" office:value="0.552" calcext:value-type="float">
            <text:p>0,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2" calcext:value-type="float">
            <text:p>0,552</text:p>
          </table:table-cell>
          <table:table-cell table:number-columns-repeated="1003"/>
        </table:table-row>
        <table:table-row table:style-name="ro1">
          <table:table-cell office:value-type="float" office:value="4938068" calcext:value-type="float">
            <text:p>4938068</text:p>
          </table:table-cell>
          <table:table-cell office:value-type="float" office:value="229580" calcext:value-type="float">
            <text:p>229580</text:p>
          </table:table-cell>
          <table:table-cell office:value-type="float" office:value="361" calcext:value-type="float">
            <text:p>361</text:p>
          </table:table-cell>
          <table:table-cell office:value-type="float" office:value="171712" calcext:value-type="float">
            <text:p>17171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632" calcext:value-type="float">
            <text:p>1632</text:p>
          </table:table-cell>
          <table:table-cell office:value-type="float" office:value="0" calcext:value-type="float">
            <text:p>0</text:p>
          </table:table-cell>
          <table:table-cell office:value-type="float" office:value="39424" calcext:value-type="float">
            <text:p>39424</text:p>
          </table:table-cell>
          <table:table-cell office:value-type="float" office:value="35087.9" calcext:value-type="float">
            <text:p>35087,9</text:p>
          </table:table-cell>
          <table:table-cell office:value-type="float" office:value="87552" calcext:value-type="float">
            <text:p>87552</text:p>
          </table:table-cell>
          <table:table-cell office:value-type="float" office:value="1776.1" calcext:value-type="float">
            <text:p>1776,1</text:p>
          </table:table-cell>
          <table:table-cell office:value-type="float" office:value="7296" calcext:value-type="float">
            <text:p>7296</text:p>
          </table:table-cell>
          <table:table-cell office:value-type="float" office:value="6852.2" calcext:value-type="float">
            <text:p>6852,2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44" calcext:value-type="float">
            <text:p>44</text:p>
          </table:table-cell>
          <table:table-cell office:value-type="float" office:value="0.552" calcext:value-type="float">
            <text:p>0,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2" calcext:value-type="float">
            <text:p>0,552</text:p>
          </table:table-cell>
          <table:table-cell table:number-columns-repeated="1003"/>
        </table:table-row>
        <table:table-row table:style-name="ro1">
          <table:table-cell office:value-type="float" office:value="4998296" calcext:value-type="float">
            <text:p>4998296</text:p>
          </table:table-cell>
          <table:table-cell office:value-type="float" office:value="232312" calcext:value-type="float">
            <text:p>232312</text:p>
          </table:table-cell>
          <table:table-cell office:value-type="float" office:value="361" calcext:value-type="float">
            <text:p>361</text:p>
          </table:table-cell>
          <table:table-cell office:value-type="float" office:value="173816" calcext:value-type="float">
            <text:p>173816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632" calcext:value-type="float">
            <text:p>1632</text:p>
          </table:table-cell>
          <table:table-cell office:value-type="float" office:value="39424" calcext:value-type="float">
            <text:p>39424</text:p>
          </table:table-cell>
          <table:table-cell office:value-type="float" office:value="16296.5" calcext:value-type="float">
            <text:p>16296,5</text:p>
          </table:table-cell>
          <table:table-cell office:value-type="float" office:value="87552" calcext:value-type="float">
            <text:p>87552</text:p>
          </table:table-cell>
          <table:table-cell office:value-type="float" office:value="1800.1" calcext:value-type="float">
            <text:p>1800,1</text:p>
          </table:table-cell>
          <table:table-cell office:value-type="float" office:value="7296" calcext:value-type="float">
            <text:p>7296</text:p>
          </table:table-cell>
          <table:table-cell office:value-type="float" office:value="6853" calcext:value-type="float">
            <text:p>6853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45" calcext:value-type="float">
            <text:p>45</text:p>
          </table:table-cell>
          <table:table-cell office:value-type="float" office:value="0.564" calcext:value-type="float">
            <text:p>0,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4" calcext:value-type="float">
            <text:p>0,564</text:p>
          </table:table-cell>
          <table:table-cell table:number-columns-repeated="1003"/>
        </table:table-row>
        <table:table-row table:style-name="ro1">
          <table:table-cell office:value-type="float" office:value="5058527" calcext:value-type="float">
            <text:p>5058527</text:p>
          </table:table-cell>
          <table:table-cell office:value-type="float" office:value="235080" calcext:value-type="float">
            <text:p>235080</text:p>
          </table:table-cell>
          <table:table-cell office:value-type="float" office:value="361" calcext:value-type="float">
            <text:p>361</text:p>
          </table:table-cell>
          <table:table-cell office:value-type="float" office:value="166160" calcext:value-type="float">
            <text:p>166160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632" calcext:value-type="float">
            <text:p>1632</text:p>
          </table:table-cell>
          <table:table-cell office:value-type="float" office:value="39424" calcext:value-type="float">
            <text:p>39424</text:p>
          </table:table-cell>
          <table:table-cell office:value-type="float" office:value="36093.5" calcext:value-type="float">
            <text:p>36093,5</text:p>
          </table:table-cell>
          <table:table-cell office:value-type="float" office:value="87552" calcext:value-type="float">
            <text:p>87552</text:p>
          </table:table-cell>
          <table:table-cell office:value-type="float" office:value="1800.1" calcext:value-type="float">
            <text:p>1800,1</text:p>
          </table:table-cell>
          <table:table-cell office:value-type="float" office:value="7296" calcext:value-type="float">
            <text:p>7296</text:p>
          </table:table-cell>
          <table:table-cell office:value-type="float" office:value="6853" calcext:value-type="float">
            <text:p>6853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45" calcext:value-type="float">
            <text:p>45</text:p>
          </table:table-cell>
          <table:table-cell office:value-type="float" office:value="0.564" calcext:value-type="float">
            <text:p>0,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4" calcext:value-type="float">
            <text:p>0,564</text:p>
          </table:table-cell>
          <table:table-cell table:number-columns-repeated="1003"/>
        </table:table-row>
        <table:table-row table:style-name="ro1">
          <table:table-cell office:value-type="float" office:value="5118744" calcext:value-type="float">
            <text:p>5118744</text:p>
          </table:table-cell>
          <table:table-cell office:value-type="float" office:value="237790" calcext:value-type="float">
            <text:p>237790</text:p>
          </table:table-cell>
          <table:table-cell office:value-type="float" office:value="361" calcext:value-type="float">
            <text:p>361</text:p>
          </table:table-cell>
          <table:table-cell office:value-type="float" office:value="159552" calcext:value-type="float">
            <text:p>15955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568" calcext:value-type="float">
            <text:p>1568</text:p>
          </table:table-cell>
          <table:table-cell office:value-type="float" office:value="0" calcext:value-type="float">
            <text:p>0</text:p>
          </table:table-cell>
          <table:table-cell office:value-type="float" office:value="39424" calcext:value-type="float">
            <text:p>39424</text:p>
          </table:table-cell>
          <table:table-cell office:value-type="float" office:value="16292.8" calcext:value-type="float">
            <text:p>16292,8</text:p>
          </table:table-cell>
          <table:table-cell office:value-type="float" office:value="87552" calcext:value-type="float">
            <text:p>87552</text:p>
          </table:table-cell>
          <table:table-cell office:value-type="float" office:value="1816.1" calcext:value-type="float">
            <text:p>1816,1</text:p>
          </table:table-cell>
          <table:table-cell office:value-type="float" office:value="7296" calcext:value-type="float">
            <text:p>7296</text:p>
          </table:table-cell>
          <table:table-cell office:value-type="float" office:value="6853" calcext:value-type="float">
            <text:p>6853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46" calcext:value-type="float">
            <text:p>46</text:p>
          </table:table-cell>
          <table:table-cell office:value-type="float" office:value="0.574" calcext:value-type="float">
            <text:p>0,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4" calcext:value-type="float">
            <text:p>0,574</text:p>
          </table:table-cell>
          <table:table-cell table:number-columns-repeated="1003"/>
        </table:table-row>
        <table:table-row table:style-name="ro1">
          <table:table-cell office:value-type="float" office:value="5178950" calcext:value-type="float">
            <text:p>5178950</text:p>
          </table:table-cell>
          <table:table-cell office:value-type="float" office:value="240566" calcext:value-type="float">
            <text:p>240566</text:p>
          </table:table-cell>
          <table:table-cell office:value-type="float" office:value="361" calcext:value-type="float">
            <text:p>361</text:p>
          </table:table-cell>
          <table:table-cell office:value-type="float" office:value="191008" calcext:value-type="float">
            <text:p>191008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568" calcext:value-type="float">
            <text:p>1568</text:p>
          </table:table-cell>
          <table:table-cell office:value-type="float" office:value="0" calcext:value-type="float">
            <text:p>0</text:p>
          </table:table-cell>
          <table:table-cell office:value-type="float" office:value="39424" calcext:value-type="float">
            <text:p>39424</text:p>
          </table:table-cell>
          <table:table-cell office:value-type="float" office:value="36857.4" calcext:value-type="float">
            <text:p>36857,4</text:p>
          </table:table-cell>
          <table:table-cell office:value-type="float" office:value="87552" calcext:value-type="float">
            <text:p>87552</text:p>
          </table:table-cell>
          <table:table-cell office:value-type="float" office:value="1816.1" calcext:value-type="float">
            <text:p>1816,1</text:p>
          </table:table-cell>
          <table:table-cell office:value-type="float" office:value="7296" calcext:value-type="float">
            <text:p>7296</text:p>
          </table:table-cell>
          <table:table-cell office:value-type="float" office:value="6853" calcext:value-type="float">
            <text:p>6853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46" calcext:value-type="float">
            <text:p>46</text:p>
          </table:table-cell>
          <table:table-cell office:value-type="float" office:value="0.574" calcext:value-type="float">
            <text:p>0,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4" calcext:value-type="float">
            <text:p>0,574</text:p>
          </table:table-cell>
          <table:table-cell table:number-columns-repeated="1003"/>
        </table:table-row>
        <table:table-row table:style-name="ro1">
          <table:table-cell office:value-type="float" office:value="5239163" calcext:value-type="float">
            <text:p>5239163</text:p>
          </table:table-cell>
          <table:table-cell office:value-type="float" office:value="243278" calcext:value-type="float">
            <text:p>243278</text:p>
          </table:table-cell>
          <table:table-cell office:value-type="float" office:value="361" calcext:value-type="float">
            <text:p>361</text:p>
          </table:table-cell>
          <table:table-cell office:value-type="float" office:value="170132" calcext:value-type="float">
            <text:p>17013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39424" calcext:value-type="float">
            <text:p>39424</text:p>
          </table:table-cell>
          <table:table-cell office:value-type="float" office:value="17080.4" calcext:value-type="float">
            <text:p>17080,4</text:p>
          </table:table-cell>
          <table:table-cell office:value-type="float" office:value="87552" calcext:value-type="float">
            <text:p>87552</text:p>
          </table:table-cell>
          <table:table-cell office:value-type="float" office:value="1832.1" calcext:value-type="float">
            <text:p>1832,1</text:p>
          </table:table-cell>
          <table:table-cell office:value-type="float" office:value="7296" calcext:value-type="float">
            <text:p>7296</text:p>
          </table:table-cell>
          <table:table-cell office:value-type="float" office:value="6853" calcext:value-type="float">
            <text:p>6853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47" calcext:value-type="float">
            <text:p>47</text:p>
          </table:table-cell>
          <table:table-cell office:value-type="float" office:value="0.585" calcext:value-type="float">
            <text:p>0,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5" calcext:value-type="float">
            <text:p>0,585</text:p>
          </table:table-cell>
          <table:table-cell table:number-columns-repeated="1003"/>
        </table:table-row>
        <table:table-row table:style-name="ro1">
          <table:table-cell office:value-type="float" office:value="5299361" calcext:value-type="float">
            <text:p>5299361</text:p>
          </table:table-cell>
          <table:table-cell office:value-type="float" office:value="245998" calcext:value-type="float">
            <text:p>245998</text:p>
          </table:table-cell>
          <table:table-cell office:value-type="float" office:value="361" calcext:value-type="float">
            <text:p>361</text:p>
          </table:table-cell>
          <table:table-cell office:value-type="float" office:value="151364" calcext:value-type="float">
            <text:p>151364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39424" calcext:value-type="float">
            <text:p>39424</text:p>
          </table:table-cell>
          <table:table-cell office:value-type="float" office:value="37080.5" calcext:value-type="float">
            <text:p>37080,5</text:p>
          </table:table-cell>
          <table:table-cell office:value-type="float" office:value="87552" calcext:value-type="float">
            <text:p>87552</text:p>
          </table:table-cell>
          <table:table-cell office:value-type="float" office:value="1832.1" calcext:value-type="float">
            <text:p>1832,1</text:p>
          </table:table-cell>
          <table:table-cell office:value-type="float" office:value="7296" calcext:value-type="float">
            <text:p>7296</text:p>
          </table:table-cell>
          <table:table-cell office:value-type="float" office:value="6853" calcext:value-type="float">
            <text:p>6853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47" calcext:value-type="float">
            <text:p>47</text:p>
          </table:table-cell>
          <table:table-cell office:value-type="float" office:value="0.585" calcext:value-type="float">
            <text:p>0,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5" calcext:value-type="float">
            <text:p>0,585</text:p>
          </table:table-cell>
          <table:table-cell table:number-columns-repeated="1003"/>
        </table:table-row>
        <table:table-row table:style-name="ro1">
          <table:table-cell office:value-type="float" office:value="5359580" calcext:value-type="float">
            <text:p>5359580</text:p>
          </table:table-cell>
          <table:table-cell office:value-type="float" office:value="248672" calcext:value-type="float">
            <text:p>248672</text:p>
          </table:table-cell>
          <table:table-cell office:value-type="float" office:value="361" calcext:value-type="float">
            <text:p>361</text:p>
          </table:table-cell>
          <table:table-cell office:value-type="float" office:value="171452" calcext:value-type="float">
            <text:p>17145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39424" calcext:value-type="float">
            <text:p>39424</text:p>
          </table:table-cell>
          <table:table-cell office:value-type="float" office:value="17050.1" calcext:value-type="float">
            <text:p>17050,1</text:p>
          </table:table-cell>
          <table:table-cell office:value-type="float" office:value="87552" calcext:value-type="float">
            <text:p>87552</text:p>
          </table:table-cell>
          <table:table-cell office:value-type="float" office:value="1848.1" calcext:value-type="float">
            <text:p>1848,1</text:p>
          </table:table-cell>
          <table:table-cell office:value-type="float" office:value="7296" calcext:value-type="float">
            <text:p>7296</text:p>
          </table:table-cell>
          <table:table-cell office:value-type="float" office:value="6853" calcext:value-type="float">
            <text:p>6853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48" calcext:value-type="float">
            <text:p>48</text:p>
          </table:table-cell>
          <table:table-cell office:value-type="float" office:value="0.598" calcext:value-type="float">
            <text:p>0,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8" calcext:value-type="float">
            <text:p>0,598</text:p>
          </table:table-cell>
          <table:table-cell table:number-columns-repeated="1003"/>
        </table:table-row>
        <table:table-row table:style-name="ro1">
          <table:table-cell office:value-type="float" office:value="5419782" calcext:value-type="float">
            <text:p>5419782</text:p>
          </table:table-cell>
          <table:table-cell office:value-type="float" office:value="251364" calcext:value-type="float">
            <text:p>251364</text:p>
          </table:table-cell>
          <table:table-cell office:value-type="float" office:value="361" calcext:value-type="float">
            <text:p>361</text:p>
          </table:table-cell>
          <table:table-cell office:value-type="float" office:value="160348" calcext:value-type="float">
            <text:p>160348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39424" calcext:value-type="float">
            <text:p>39424</text:p>
          </table:table-cell>
          <table:table-cell office:value-type="float" office:value="36953.4" calcext:value-type="float">
            <text:p>36953,4</text:p>
          </table:table-cell>
          <table:table-cell office:value-type="float" office:value="87552" calcext:value-type="float">
            <text:p>87552</text:p>
          </table:table-cell>
          <table:table-cell office:value-type="float" office:value="1848.1" calcext:value-type="float">
            <text:p>1848,1</text:p>
          </table:table-cell>
          <table:table-cell office:value-type="float" office:value="7296" calcext:value-type="float">
            <text:p>7296</text:p>
          </table:table-cell>
          <table:table-cell office:value-type="float" office:value="6853" calcext:value-type="float">
            <text:p>6853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48" calcext:value-type="float">
            <text:p>48</text:p>
          </table:table-cell>
          <table:table-cell office:value-type="float" office:value="0.598" calcext:value-type="float">
            <text:p>0,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8" calcext:value-type="float">
            <text:p>0,598</text:p>
          </table:table-cell>
          <table:table-cell table:number-columns-repeated="1003"/>
        </table:table-row>
        <table:table-row table:style-name="ro1">
          <table:table-cell office:value-type="float" office:value="5480029" calcext:value-type="float">
            <text:p>5480029</text:p>
          </table:table-cell>
          <table:table-cell office:value-type="float" office:value="254146" calcext:value-type="float">
            <text:p>254146</text:p>
          </table:table-cell>
          <table:table-cell office:value-type="float" office:value="361" calcext:value-type="float">
            <text:p>361</text:p>
          </table:table-cell>
          <table:table-cell office:value-type="float" office:value="181236" calcext:value-type="float">
            <text:p>181236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664" calcext:value-type="float">
            <text:p>1664</text:p>
          </table:table-cell>
          <table:table-cell office:value-type="float" office:value="39424" calcext:value-type="float">
            <text:p>39424</text:p>
          </table:table-cell>
          <table:table-cell office:value-type="float" office:value="17804" calcext:value-type="float">
            <text:p>17804</text:p>
          </table:table-cell>
          <table:table-cell office:value-type="float" office:value="87552" calcext:value-type="float">
            <text:p>87552</text:p>
          </table:table-cell>
          <table:table-cell office:value-type="float" office:value="1864.1" calcext:value-type="float">
            <text:p>1864,1</text:p>
          </table:table-cell>
          <table:table-cell office:value-type="float" office:value="7296" calcext:value-type="float">
            <text:p>7296</text:p>
          </table:table-cell>
          <table:table-cell office:value-type="float" office:value="6853" calcext:value-type="float">
            <text:p>6853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49" calcext:value-type="float">
            <text:p>49</text:p>
          </table:table-cell>
          <table:table-cell office:value-type="float" office:value="0.611" calcext:value-type="float">
            <text:p>0,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1" calcext:value-type="float">
            <text:p>0,611</text:p>
          </table:table-cell>
          <table:table-cell table:number-columns-repeated="1003"/>
        </table:table-row>
        <table:table-row table:style-name="ro1">
          <table:table-cell office:value-type="float" office:value="5540243" calcext:value-type="float">
            <text:p>5540243</text:p>
          </table:table-cell>
          <table:table-cell office:value-type="float" office:value="256912" calcext:value-type="float">
            <text:p>256912</text:p>
          </table:table-cell>
          <table:table-cell office:value-type="float" office:value="361" calcext:value-type="float">
            <text:p>361</text:p>
          </table:table-cell>
          <table:table-cell office:value-type="float" office:value="196292" calcext:value-type="float">
            <text:p>19629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664" calcext:value-type="float">
            <text:p>1664</text:p>
          </table:table-cell>
          <table:table-cell office:value-type="float" office:value="39424" calcext:value-type="float">
            <text:p>39424</text:p>
          </table:table-cell>
          <table:table-cell office:value-type="float" office:value="38134.8" calcext:value-type="float">
            <text:p>38134,8</text:p>
          </table:table-cell>
          <table:table-cell office:value-type="float" office:value="87552" calcext:value-type="float">
            <text:p>87552</text:p>
          </table:table-cell>
          <table:table-cell office:value-type="float" office:value="1864.1" calcext:value-type="float">
            <text:p>1864,1</text:p>
          </table:table-cell>
          <table:table-cell office:value-type="float" office:value="7296" calcext:value-type="float">
            <text:p>7296</text:p>
          </table:table-cell>
          <table:table-cell office:value-type="float" office:value="6853" calcext:value-type="float">
            <text:p>6853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49" calcext:value-type="float">
            <text:p>49</text:p>
          </table:table-cell>
          <table:table-cell office:value-type="float" office:value="0.611" calcext:value-type="float">
            <text:p>0,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1" calcext:value-type="float">
            <text:p>0,611</text:p>
          </table:table-cell>
          <table:table-cell table:number-columns-repeated="1003"/>
        </table:table-row>
        <table:table-row table:style-name="ro1">
          <table:table-cell office:value-type="float" office:value="5600479" calcext:value-type="float">
            <text:p>5600479</text:p>
          </table:table-cell>
          <table:table-cell office:value-type="float" office:value="259640" calcext:value-type="float">
            <text:p>259640</text:p>
          </table:table-cell>
          <table:table-cell office:value-type="float" office:value="361" calcext:value-type="float">
            <text:p>361</text:p>
          </table:table-cell>
          <table:table-cell office:value-type="float" office:value="132876" calcext:value-type="float">
            <text:p>132876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568" calcext:value-type="float">
            <text:p>1568</text:p>
          </table:table-cell>
          <table:table-cell office:value-type="float" office:value="0" calcext:value-type="float">
            <text:p>0</text:p>
          </table:table-cell>
          <table:table-cell office:value-type="float" office:value="39424" calcext:value-type="float">
            <text:p>39424</text:p>
          </table:table-cell>
          <table:table-cell office:value-type="float" office:value="18619.9" calcext:value-type="float">
            <text:p>18619,9</text:p>
          </table:table-cell>
          <table:table-cell office:value-type="float" office:value="87552" calcext:value-type="float">
            <text:p>87552</text:p>
          </table:table-cell>
          <table:table-cell office:value-type="float" office:value="1880.1" calcext:value-type="float">
            <text:p>1880,1</text:p>
          </table:table-cell>
          <table:table-cell office:value-type="float" office:value="7296" calcext:value-type="float">
            <text:p>7296</text:p>
          </table:table-cell>
          <table:table-cell office:value-type="float" office:value="6855.8" calcext:value-type="float">
            <text:p>6855,8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50" calcext:value-type="float">
            <text:p>50</text:p>
          </table:table-cell>
          <table:table-cell office:value-type="float" office:value="0.621" calcext:value-type="float">
            <text:p>0,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1" calcext:value-type="float">
            <text:p>0,621</text:p>
          </table:table-cell>
          <table:table-cell table:number-columns-repeated="1003"/>
        </table:table-row>
        <table:table-row table:style-name="ro1">
          <table:table-cell office:value-type="float" office:value="5660717" calcext:value-type="float">
            <text:p>5660717</text:p>
          </table:table-cell>
          <table:table-cell office:value-type="float" office:value="262384" calcext:value-type="float">
            <text:p>262384</text:p>
          </table:table-cell>
          <table:table-cell office:value-type="float" office:value="361" calcext:value-type="float">
            <text:p>361</text:p>
          </table:table-cell>
          <table:table-cell office:value-type="float" office:value="154272" calcext:value-type="float">
            <text:p>15427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568" calcext:value-type="float">
            <text:p>1568</text:p>
          </table:table-cell>
          <table:table-cell office:value-type="float" office:value="0" calcext:value-type="float">
            <text:p>0</text:p>
          </table:table-cell>
          <table:table-cell office:value-type="float" office:value="39424" calcext:value-type="float">
            <text:p>39424</text:p>
          </table:table-cell>
          <table:table-cell office:value-type="float" office:value="38803.1" calcext:value-type="float">
            <text:p>38803,1</text:p>
          </table:table-cell>
          <table:table-cell office:value-type="float" office:value="87552" calcext:value-type="float">
            <text:p>87552</text:p>
          </table:table-cell>
          <table:table-cell office:value-type="float" office:value="1880.1" calcext:value-type="float">
            <text:p>1880,1</text:p>
          </table:table-cell>
          <table:table-cell office:value-type="float" office:value="7296" calcext:value-type="float">
            <text:p>7296</text:p>
          </table:table-cell>
          <table:table-cell office:value-type="float" office:value="6855.8" calcext:value-type="float">
            <text:p>6855,8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50" calcext:value-type="float">
            <text:p>50</text:p>
          </table:table-cell>
          <table:table-cell office:value-type="float" office:value="0.621" calcext:value-type="float">
            <text:p>0,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1" calcext:value-type="float">
            <text:p>0,621</text:p>
          </table:table-cell>
          <table:table-cell table:number-columns-repeated="1003"/>
        </table:table-row>
        <table:table-row table:style-name="ro1">
          <table:table-cell office:value-type="float" office:value="5720928" calcext:value-type="float">
            <text:p>5720928</text:p>
          </table:table-cell>
          <table:table-cell office:value-type="float" office:value="265102" calcext:value-type="float">
            <text:p>265102</text:p>
          </table:table-cell>
          <table:table-cell office:value-type="float" office:value="361" calcext:value-type="float">
            <text:p>361</text:p>
          </table:table-cell>
          <table:table-cell office:value-type="float" office:value="193268" calcext:value-type="float">
            <text:p>193268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696" calcext:value-type="float">
            <text:p>1696</text:p>
          </table:table-cell>
          <table:table-cell office:value-type="float" office:value="39424" calcext:value-type="float">
            <text:p>39424</text:p>
          </table:table-cell>
          <table:table-cell office:value-type="float" office:value="19362.9" calcext:value-type="float">
            <text:p>19362,9</text:p>
          </table:table-cell>
          <table:table-cell office:value-type="float" office:value="87552" calcext:value-type="float">
            <text:p>87552</text:p>
          </table:table-cell>
          <table:table-cell office:value-type="float" office:value="1896.1" calcext:value-type="float">
            <text:p>1896,1</text:p>
          </table:table-cell>
          <table:table-cell office:value-type="float" office:value="7296" calcext:value-type="float">
            <text:p>7296</text:p>
          </table:table-cell>
          <table:table-cell office:value-type="float" office:value="6855.8" calcext:value-type="float">
            <text:p>6855,8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51" calcext:value-type="float">
            <text:p>51</text:p>
          </table:table-cell>
          <table:table-cell office:value-type="float" office:value="0.633" calcext:value-type="float">
            <text:p>0,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3" calcext:value-type="float">
            <text:p>0,633</text:p>
          </table:table-cell>
          <table:table-cell table:number-columns-repeated="1003"/>
        </table:table-row>
        <table:table-row table:style-name="ro1">
          <table:table-cell office:value-type="float" office:value="5781162" calcext:value-type="float">
            <text:p>5781162</text:p>
          </table:table-cell>
          <table:table-cell office:value-type="float" office:value="267916" calcext:value-type="float">
            <text:p>267916</text:p>
          </table:table-cell>
          <table:table-cell office:value-type="float" office:value="361" calcext:value-type="float">
            <text:p>361</text:p>
          </table:table-cell>
          <table:table-cell office:value-type="float" office:value="163800" calcext:value-type="float">
            <text:p>163800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39424" calcext:value-type="float">
            <text:p>39424</text:p>
          </table:table-cell>
          <table:table-cell office:value-type="float" office:value="802" calcext:value-type="float">
            <text:p>802</text:p>
          </table:table-cell>
          <table:table-cell office:value-type="float" office:value="87552" calcext:value-type="float">
            <text:p>87552</text:p>
          </table:table-cell>
          <table:table-cell office:value-type="float" office:value="1912.1" calcext:value-type="float">
            <text:p>1912,1</text:p>
          </table:table-cell>
          <table:table-cell office:value-type="float" office:value="7296" calcext:value-type="float">
            <text:p>7296</text:p>
          </table:table-cell>
          <table:table-cell office:value-type="float" office:value="6855.8" calcext:value-type="float">
            <text:p>6855,8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52" calcext:value-type="float">
            <text:p>52</text:p>
          </table:table-cell>
          <table:table-cell office:value-type="float" office:value="0.649" calcext:value-type="float">
            <text:p>0,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9" calcext:value-type="float">
            <text:p>0,649</text:p>
          </table:table-cell>
          <table:table-cell table:number-columns-repeated="1003"/>
        </table:table-row>
        <table:table-row table:style-name="ro1">
          <table:table-cell office:value-type="float" office:value="5841400" calcext:value-type="float">
            <text:p>5841400</text:p>
          </table:table-cell>
          <table:table-cell office:value-type="float" office:value="270700" calcext:value-type="float">
            <text:p>270700</text:p>
          </table:table-cell>
          <table:table-cell office:value-type="float" office:value="361" calcext:value-type="float">
            <text:p>361</text:p>
          </table:table-cell>
          <table:table-cell office:value-type="float" office:value="154824" calcext:value-type="float">
            <text:p>154824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39424" calcext:value-type="float">
            <text:p>39424</text:p>
          </table:table-cell>
          <table:table-cell office:value-type="float" office:value="21178.1" calcext:value-type="float">
            <text:p>21178,1</text:p>
          </table:table-cell>
          <table:table-cell office:value-type="float" office:value="87552" calcext:value-type="float">
            <text:p>87552</text:p>
          </table:table-cell>
          <table:table-cell office:value-type="float" office:value="1912.1" calcext:value-type="float">
            <text:p>1912,1</text:p>
          </table:table-cell>
          <table:table-cell office:value-type="float" office:value="7296" calcext:value-type="float">
            <text:p>7296</text:p>
          </table:table-cell>
          <table:table-cell office:value-type="float" office:value="6855.8" calcext:value-type="float">
            <text:p>6855,8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52" calcext:value-type="float">
            <text:p>52</text:p>
          </table:table-cell>
          <table:table-cell office:value-type="float" office:value="0.649" calcext:value-type="float">
            <text:p>0,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9" calcext:value-type="float">
            <text:p>0,649</text:p>
          </table:table-cell>
          <table:table-cell table:number-columns-repeated="1003"/>
        </table:table-row>
        <table:table-row table:style-name="ro1">
          <table:table-cell office:value-type="float" office:value="5901610" calcext:value-type="float">
            <text:p>5901610</text:p>
          </table:table-cell>
          <table:table-cell office:value-type="float" office:value="273432" calcext:value-type="float">
            <text:p>273432</text:p>
          </table:table-cell>
          <table:table-cell office:value-type="float" office:value="361" calcext:value-type="float">
            <text:p>361</text:p>
          </table:table-cell>
          <table:table-cell office:value-type="float" office:value="145576" calcext:value-type="float">
            <text:p>145576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39424" calcext:value-type="float">
            <text:p>39424</text:p>
          </table:table-cell>
          <table:table-cell office:value-type="float" office:value="1573.8" calcext:value-type="float">
            <text:p>1573,8</text:p>
          </table:table-cell>
          <table:table-cell office:value-type="float" office:value="87552" calcext:value-type="float">
            <text:p>87552</text:p>
          </table:table-cell>
          <table:table-cell office:value-type="float" office:value="1976.1" calcext:value-type="float">
            <text:p>1976,1</text:p>
          </table:table-cell>
          <table:table-cell office:value-type="float" office:value="7296" calcext:value-type="float">
            <text:p>7296</text:p>
          </table:table-cell>
          <table:table-cell office:value-type="float" office:value="6857.5" calcext:value-type="float">
            <text:p>6857,5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53" calcext:value-type="float">
            <text:p>53</text:p>
          </table:table-cell>
          <table:table-cell office:value-type="float" office:value="0.663" calcext:value-type="float">
            <text:p>0,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3" calcext:value-type="float">
            <text:p>0,663</text:p>
          </table:table-cell>
          <table:table-cell table:number-columns-repeated="1003"/>
        </table:table-row>
        <table:table-row table:style-name="ro1">
          <table:table-cell office:value-type="float" office:value="5961819" calcext:value-type="float">
            <text:p>5961819</text:p>
          </table:table-cell>
          <table:table-cell office:value-type="float" office:value="276148" calcext:value-type="float">
            <text:p>276148</text:p>
          </table:table-cell>
          <table:table-cell office:value-type="float" office:value="361" calcext:value-type="float">
            <text:p>361</text:p>
          </table:table-cell>
          <table:table-cell office:value-type="float" office:value="164060" calcext:value-type="float">
            <text:p>164060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39424" calcext:value-type="float">
            <text:p>39424</text:p>
          </table:table-cell>
          <table:table-cell office:value-type="float" office:value="21137.1" calcext:value-type="float">
            <text:p>21137,1</text:p>
          </table:table-cell>
          <table:table-cell office:value-type="float" office:value="87552" calcext:value-type="float">
            <text:p>87552</text:p>
          </table:table-cell>
          <table:table-cell office:value-type="float" office:value="1976.1" calcext:value-type="float">
            <text:p>1976,1</text:p>
          </table:table-cell>
          <table:table-cell office:value-type="float" office:value="7296" calcext:value-type="float">
            <text:p>7296</text:p>
          </table:table-cell>
          <table:table-cell office:value-type="float" office:value="6857.5" calcext:value-type="float">
            <text:p>6857,5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53" calcext:value-type="float">
            <text:p>53</text:p>
          </table:table-cell>
          <table:table-cell office:value-type="float" office:value="0.663" calcext:value-type="float">
            <text:p>0,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3" calcext:value-type="float">
            <text:p>0,663</text:p>
          </table:table-cell>
          <table:table-cell table:number-columns-repeated="1003"/>
        </table:table-row>
        <table:table-row table:style-name="ro1">
          <table:table-cell office:value-type="float" office:value="6022037" calcext:value-type="float">
            <text:p>6022037</text:p>
          </table:table-cell>
          <table:table-cell office:value-type="float" office:value="278860" calcext:value-type="float">
            <text:p>278860</text:p>
          </table:table-cell>
          <table:table-cell office:value-type="float" office:value="361" calcext:value-type="float">
            <text:p>361</text:p>
          </table:table-cell>
          <table:table-cell office:value-type="float" office:value="178332" calcext:value-type="float">
            <text:p>17833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39424" calcext:value-type="float">
            <text:p>39424</text:p>
          </table:table-cell>
          <table:table-cell office:value-type="float" office:value="1576.6" calcext:value-type="float">
            <text:p>1576,6</text:p>
          </table:table-cell>
          <table:table-cell office:value-type="float" office:value="87552" calcext:value-type="float">
            <text:p>87552</text:p>
          </table:table-cell>
          <table:table-cell office:value-type="float" office:value="1992.1" calcext:value-type="float">
            <text:p>1992,1</text:p>
          </table:table-cell>
          <table:table-cell office:value-type="float" office:value="7296" calcext:value-type="float">
            <text:p>7296</text:p>
          </table:table-cell>
          <table:table-cell office:value-type="float" office:value="6858.5" calcext:value-type="float">
            <text:p>6858,5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54" calcext:value-type="float">
            <text:p>54</text:p>
          </table:table-cell>
          <table:table-cell office:value-type="float" office:value="0.674" calcext:value-type="float">
            <text:p>0,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4" calcext:value-type="float">
            <text:p>0,674</text:p>
          </table:table-cell>
          <table:table-cell table:number-columns-repeated="1003"/>
        </table:table-row>
        <table:table-row table:style-name="ro1">
          <table:table-cell office:value-type="float" office:value="6082242" calcext:value-type="float">
            <text:p>6082242</text:p>
          </table:table-cell>
          <table:table-cell office:value-type="float" office:value="281622" calcext:value-type="float">
            <text:p>281622</text:p>
          </table:table-cell>
          <table:table-cell office:value-type="float" office:value="361" calcext:value-type="float">
            <text:p>361</text:p>
          </table:table-cell>
          <table:table-cell office:value-type="float" office:value="180444" calcext:value-type="float">
            <text:p>180444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39424" calcext:value-type="float">
            <text:p>39424</text:p>
          </table:table-cell>
          <table:table-cell office:value-type="float" office:value="21881.5" calcext:value-type="float">
            <text:p>21881,5</text:p>
          </table:table-cell>
          <table:table-cell office:value-type="float" office:value="87552" calcext:value-type="float">
            <text:p>87552</text:p>
          </table:table-cell>
          <table:table-cell office:value-type="float" office:value="1992.1" calcext:value-type="float">
            <text:p>1992,1</text:p>
          </table:table-cell>
          <table:table-cell office:value-type="float" office:value="7296" calcext:value-type="float">
            <text:p>7296</text:p>
          </table:table-cell>
          <table:table-cell office:value-type="float" office:value="6858.5" calcext:value-type="float">
            <text:p>6858,5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54" calcext:value-type="float">
            <text:p>54</text:p>
          </table:table-cell>
          <table:table-cell office:value-type="float" office:value="0.674" calcext:value-type="float">
            <text:p>0,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4" calcext:value-type="float">
            <text:p>0,674</text:p>
          </table:table-cell>
          <table:table-cell table:number-columns-repeated="1003"/>
        </table:table-row>
        <table:table-row table:style-name="ro1">
          <table:table-cell office:value-type="float" office:value="6142454" calcext:value-type="float">
            <text:p>6142454</text:p>
          </table:table-cell>
          <table:table-cell office:value-type="float" office:value="284386" calcext:value-type="float">
            <text:p>284386</text:p>
          </table:table-cell>
          <table:table-cell office:value-type="float" office:value="361" calcext:value-type="float">
            <text:p>361</text:p>
          </table:table-cell>
          <table:table-cell office:value-type="float" office:value="185188" calcext:value-type="float">
            <text:p>185188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39424" calcext:value-type="float">
            <text:p>39424</text:p>
          </table:table-cell>
          <table:table-cell office:value-type="float" office:value="2927.4" calcext:value-type="float">
            <text:p>2927,4</text:p>
          </table:table-cell>
          <table:table-cell office:value-type="float" office:value="87552" calcext:value-type="float">
            <text:p>87552</text:p>
          </table:table-cell>
          <table:table-cell office:value-type="float" office:value="2048.1" calcext:value-type="float">
            <text:p>2048,1</text:p>
          </table:table-cell>
          <table:table-cell office:value-type="float" office:value="7296" calcext:value-type="float">
            <text:p>7296</text:p>
          </table:table-cell>
          <table:table-cell office:value-type="float" office:value="6858.5" calcext:value-type="float">
            <text:p>6858,5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55" calcext:value-type="float">
            <text:p>55</text:p>
          </table:table-cell>
          <table:table-cell office:value-type="float" office:value="0.686" calcext:value-type="float">
            <text:p>0,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6" calcext:value-type="float">
            <text:p>0,686</text:p>
          </table:table-cell>
          <table:table-cell table:number-columns-repeated="1003"/>
        </table:table-row>
        <table:table-row table:style-name="ro1">
          <table:table-cell office:value-type="float" office:value="6202668" calcext:value-type="float">
            <text:p>6202668</text:p>
          </table:table-cell>
          <table:table-cell office:value-type="float" office:value="287170" calcext:value-type="float">
            <text:p>287170</text:p>
          </table:table-cell>
          <table:table-cell office:value-type="float" office:value="361" calcext:value-type="float">
            <text:p>361</text:p>
          </table:table-cell>
          <table:table-cell office:value-type="float" office:value="206876" calcext:value-type="float">
            <text:p>206876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39424" calcext:value-type="float">
            <text:p>39424</text:p>
          </table:table-cell>
          <table:table-cell office:value-type="float" office:value="22857.8" calcext:value-type="float">
            <text:p>22857,8</text:p>
          </table:table-cell>
          <table:table-cell office:value-type="float" office:value="87552" calcext:value-type="float">
            <text:p>87552</text:p>
          </table:table-cell>
          <table:table-cell office:value-type="float" office:value="2048.1" calcext:value-type="float">
            <text:p>2048,1</text:p>
          </table:table-cell>
          <table:table-cell office:value-type="float" office:value="7296" calcext:value-type="float">
            <text:p>7296</text:p>
          </table:table-cell>
          <table:table-cell office:value-type="float" office:value="6858.5" calcext:value-type="float">
            <text:p>6858,5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55" calcext:value-type="float">
            <text:p>55</text:p>
          </table:table-cell>
          <table:table-cell office:value-type="float" office:value="0.686" calcext:value-type="float">
            <text:p>0,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6" calcext:value-type="float">
            <text:p>0,686</text:p>
          </table:table-cell>
          <table:table-cell table:number-columns-repeated="1003"/>
        </table:table-row>
        <table:table-row table:style-name="ro1">
          <table:table-cell office:value-type="float" office:value="6262890" calcext:value-type="float">
            <text:p>6262890</text:p>
          </table:table-cell>
          <table:table-cell office:value-type="float" office:value="289850" calcext:value-type="float">
            <text:p>289850</text:p>
          </table:table-cell>
          <table:table-cell office:value-type="float" office:value="361" calcext:value-type="float">
            <text:p>361</text:p>
          </table:table-cell>
          <table:table-cell office:value-type="float" office:value="202900" calcext:value-type="float">
            <text:p>202900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39424" calcext:value-type="float">
            <text:p>39424</text:p>
          </table:table-cell>
          <table:table-cell office:value-type="float" office:value="3125.5" calcext:value-type="float">
            <text:p>3125,5</text:p>
          </table:table-cell>
          <table:table-cell office:value-type="float" office:value="87552" calcext:value-type="float">
            <text:p>87552</text:p>
          </table:table-cell>
          <table:table-cell office:value-type="float" office:value="2064.1" calcext:value-type="float">
            <text:p>2064,1</text:p>
          </table:table-cell>
          <table:table-cell office:value-type="float" office:value="7296" calcext:value-type="float">
            <text:p>7296</text:p>
          </table:table-cell>
          <table:table-cell office:value-type="float" office:value="6858.5" calcext:value-type="float">
            <text:p>6858,5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56" calcext:value-type="float">
            <text:p>56</text:p>
          </table:table-cell>
          <table:table-cell office:value-type="float" office:value="0.696" calcext:value-type="float">
            <text:p>0,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6" calcext:value-type="float">
            <text:p>0,696</text:p>
          </table:table-cell>
          <table:table-cell table:number-columns-repeated="1003"/>
        </table:table-row>
        <table:table-row table:style-name="ro1">
          <table:table-cell office:value-type="float" office:value="6323097" calcext:value-type="float">
            <text:p>6323097</text:p>
          </table:table-cell>
          <table:table-cell office:value-type="float" office:value="292510" calcext:value-type="float">
            <text:p>292510</text:p>
          </table:table-cell>
          <table:table-cell office:value-type="float" office:value="361" calcext:value-type="float">
            <text:p>361</text:p>
          </table:table-cell>
          <table:table-cell office:value-type="float" office:value="210820" calcext:value-type="float">
            <text:p>210820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39424" calcext:value-type="float">
            <text:p>39424</text:p>
          </table:table-cell>
          <table:table-cell office:value-type="float" office:value="22718.8" calcext:value-type="float">
            <text:p>22718,8</text:p>
          </table:table-cell>
          <table:table-cell office:value-type="float" office:value="87552" calcext:value-type="float">
            <text:p>87552</text:p>
          </table:table-cell>
          <table:table-cell office:value-type="float" office:value="2064.1" calcext:value-type="float">
            <text:p>2064,1</text:p>
          </table:table-cell>
          <table:table-cell office:value-type="float" office:value="7296" calcext:value-type="float">
            <text:p>7296</text:p>
          </table:table-cell>
          <table:table-cell office:value-type="float" office:value="6858.5" calcext:value-type="float">
            <text:p>6858,5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56" calcext:value-type="float">
            <text:p>56</text:p>
          </table:table-cell>
          <table:table-cell office:value-type="float" office:value="0.696" calcext:value-type="float">
            <text:p>0,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6" calcext:value-type="float">
            <text:p>0,696</text:p>
          </table:table-cell>
          <table:table-cell table:number-columns-repeated="1003"/>
        </table:table-row>
        <table:table-row table:style-name="ro1">
          <table:table-cell office:value-type="float" office:value="6383320" calcext:value-type="float">
            <text:p>6383320</text:p>
          </table:table-cell>
          <table:table-cell office:value-type="float" office:value="295332" calcext:value-type="float">
            <text:p>295332</text:p>
          </table:table-cell>
          <table:table-cell office:value-type="float" office:value="361" calcext:value-type="float">
            <text:p>361</text:p>
          </table:table-cell>
          <table:table-cell office:value-type="float" office:value="193652" calcext:value-type="float">
            <text:p>19365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39424" calcext:value-type="float">
            <text:p>39424</text:p>
          </table:table-cell>
          <table:table-cell office:value-type="float" office:value="3902" calcext:value-type="float">
            <text:p>3902</text:p>
          </table:table-cell>
          <table:table-cell office:value-type="float" office:value="87552" calcext:value-type="float">
            <text:p>87552</text:p>
          </table:table-cell>
          <table:table-cell office:value-type="float" office:value="2080.1" calcext:value-type="float">
            <text:p>2080,1</text:p>
          </table:table-cell>
          <table:table-cell office:value-type="float" office:value="7296" calcext:value-type="float">
            <text:p>7296</text:p>
          </table:table-cell>
          <table:table-cell office:value-type="float" office:value="6858.8" calcext:value-type="float">
            <text:p>6858,8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57" calcext:value-type="float">
            <text:p>57</text:p>
          </table:table-cell>
          <table:table-cell office:value-type="float" office:value="0.71" calcext:value-type="float">
            <text:p>0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" calcext:value-type="float">
            <text:p>0,71</text:p>
          </table:table-cell>
          <table:table-cell table:number-columns-repeated="1003"/>
        </table:table-row>
        <table:table-row table:style-name="ro1">
          <table:table-cell office:value-type="float" office:value="6443510" calcext:value-type="float">
            <text:p>6443510</text:p>
          </table:table-cell>
          <table:table-cell office:value-type="float" office:value="298148" calcext:value-type="float">
            <text:p>298148</text:p>
          </table:table-cell>
          <table:table-cell office:value-type="float" office:value="361" calcext:value-type="float">
            <text:p>361</text:p>
          </table:table-cell>
          <table:table-cell office:value-type="float" office:value="185716" calcext:value-type="float">
            <text:p>185716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39424" calcext:value-type="float">
            <text:p>39424</text:p>
          </table:table-cell>
          <table:table-cell office:value-type="float" office:value="24281.7" calcext:value-type="float">
            <text:p>24281,7</text:p>
          </table:table-cell>
          <table:table-cell office:value-type="float" office:value="87552" calcext:value-type="float">
            <text:p>87552</text:p>
          </table:table-cell>
          <table:table-cell office:value-type="float" office:value="2080.1" calcext:value-type="float">
            <text:p>2080,1</text:p>
          </table:table-cell>
          <table:table-cell office:value-type="float" office:value="7296" calcext:value-type="float">
            <text:p>7296</text:p>
          </table:table-cell>
          <table:table-cell office:value-type="float" office:value="6858.8" calcext:value-type="float">
            <text:p>6858,8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57" calcext:value-type="float">
            <text:p>57</text:p>
          </table:table-cell>
          <table:table-cell office:value-type="float" office:value="0.71" calcext:value-type="float">
            <text:p>0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" calcext:value-type="float">
            <text:p>0,71</text:p>
          </table:table-cell>
          <table:table-cell table:number-columns-repeated="1003"/>
        </table:table-row>
        <table:table-row table:style-name="ro1">
          <table:table-cell office:value-type="float" office:value="6503718" calcext:value-type="float">
            <text:p>6503718</text:p>
          </table:table-cell>
          <table:table-cell office:value-type="float" office:value="301006" calcext:value-type="float">
            <text:p>301006</text:p>
          </table:table-cell>
          <table:table-cell office:value-type="float" office:value="361" calcext:value-type="float">
            <text:p>361</text:p>
          </table:table-cell>
          <table:table-cell office:value-type="float" office:value="198468" calcext:value-type="float">
            <text:p>198468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696" calcext:value-type="float">
            <text:p>1696</text:p>
          </table:table-cell>
          <table:table-cell office:value-type="float" office:value="0" calcext:value-type="float">
            <text:p>0</text:p>
          </table:table-cell>
          <table:table-cell office:value-type="float" office:value="39424" calcext:value-type="float">
            <text:p>39424</text:p>
          </table:table-cell>
          <table:table-cell office:value-type="float" office:value="5454.1" calcext:value-type="float">
            <text:p>5454,1</text:p>
          </table:table-cell>
          <table:table-cell office:value-type="float" office:value="87552" calcext:value-type="float">
            <text:p>87552</text:p>
          </table:table-cell>
          <table:table-cell office:value-type="float" office:value="2104.1" calcext:value-type="float">
            <text:p>2104,1</text:p>
          </table:table-cell>
          <table:table-cell office:value-type="float" office:value="7296" calcext:value-type="float">
            <text:p>7296</text:p>
          </table:table-cell>
          <table:table-cell office:value-type="float" office:value="6860" calcext:value-type="float">
            <text:p>6860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58" calcext:value-type="float">
            <text:p>58</text:p>
          </table:table-cell>
          <table:table-cell office:value-type="float" office:value="0.721" calcext:value-type="float">
            <text:p>0,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1" calcext:value-type="float">
            <text:p>0,721</text:p>
          </table:table-cell>
          <table:table-cell table:number-columns-repeated="1003"/>
        </table:table-row>
        <table:table-row table:style-name="ro1">
          <table:table-cell office:value-type="float" office:value="6563927" calcext:value-type="float">
            <text:p>6563927</text:p>
          </table:table-cell>
          <table:table-cell office:value-type="float" office:value="303790" calcext:value-type="float">
            <text:p>303790</text:p>
          </table:table-cell>
          <table:table-cell office:value-type="float" office:value="361" calcext:value-type="float">
            <text:p>361</text:p>
          </table:table-cell>
          <table:table-cell office:value-type="float" office:value="216688" calcext:value-type="float">
            <text:p>216688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696" calcext:value-type="float">
            <text:p>1696</text:p>
          </table:table-cell>
          <table:table-cell office:value-type="float" office:value="0" calcext:value-type="float">
            <text:p>0</text:p>
          </table:table-cell>
          <table:table-cell office:value-type="float" office:value="39424" calcext:value-type="float">
            <text:p>39424</text:p>
          </table:table-cell>
          <table:table-cell office:value-type="float" office:value="25843.9" calcext:value-type="float">
            <text:p>25843,9</text:p>
          </table:table-cell>
          <table:table-cell office:value-type="float" office:value="87552" calcext:value-type="float">
            <text:p>87552</text:p>
          </table:table-cell>
          <table:table-cell office:value-type="float" office:value="2104.1" calcext:value-type="float">
            <text:p>2104,1</text:p>
          </table:table-cell>
          <table:table-cell office:value-type="float" office:value="7296" calcext:value-type="float">
            <text:p>7296</text:p>
          </table:table-cell>
          <table:table-cell office:value-type="float" office:value="6860" calcext:value-type="float">
            <text:p>6860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58" calcext:value-type="float">
            <text:p>58</text:p>
          </table:table-cell>
          <table:table-cell office:value-type="float" office:value="0.721" calcext:value-type="float">
            <text:p>0,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1" calcext:value-type="float">
            <text:p>0,721</text:p>
          </table:table-cell>
          <table:table-cell table:number-columns-repeated="1003"/>
        </table:table-row>
        <table:table-row table:style-name="ro1">
          <table:table-cell office:value-type="float" office:value="6624165" calcext:value-type="float">
            <text:p>6624165</text:p>
          </table:table-cell>
          <table:table-cell office:value-type="float" office:value="306558" calcext:value-type="float">
            <text:p>306558</text:p>
          </table:table-cell>
          <table:table-cell office:value-type="float" office:value="361" calcext:value-type="float">
            <text:p>361</text:p>
          </table:table-cell>
          <table:table-cell office:value-type="float" office:value="157616" calcext:value-type="float">
            <text:p>157616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632" calcext:value-type="float">
            <text:p>1632</text:p>
          </table:table-cell>
          <table:table-cell office:value-type="float" office:value="39424" calcext:value-type="float">
            <text:p>39424</text:p>
          </table:table-cell>
          <table:table-cell office:value-type="float" office:value="6220.3" calcext:value-type="float">
            <text:p>6220,3</text:p>
          </table:table-cell>
          <table:table-cell office:value-type="float" office:value="87552" calcext:value-type="float">
            <text:p>87552</text:p>
          </table:table-cell>
          <table:table-cell office:value-type="float" office:value="2120.1" calcext:value-type="float">
            <text:p>2120,1</text:p>
          </table:table-cell>
          <table:table-cell office:value-type="float" office:value="7296" calcext:value-type="float">
            <text:p>7296</text:p>
          </table:table-cell>
          <table:table-cell office:value-type="float" office:value="6860.6" calcext:value-type="float">
            <text:p>6860,6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59" calcext:value-type="float">
            <text:p>59</text:p>
          </table:table-cell>
          <table:table-cell office:value-type="float" office:value="0.732" calcext:value-type="float">
            <text:p>0,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2" calcext:value-type="float">
            <text:p>0,732</text:p>
          </table:table-cell>
          <table:table-cell table:number-columns-repeated="1003"/>
        </table:table-row>
        <table:table-row table:style-name="ro1">
          <table:table-cell office:value-type="float" office:value="6684360" calcext:value-type="float">
            <text:p>6684360</text:p>
          </table:table-cell>
          <table:table-cell office:value-type="float" office:value="309376" calcext:value-type="float">
            <text:p>309376</text:p>
          </table:table-cell>
          <table:table-cell office:value-type="float" office:value="361" calcext:value-type="float">
            <text:p>361</text:p>
          </table:table-cell>
          <table:table-cell office:value-type="float" office:value="129600" calcext:value-type="float">
            <text:p>129600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632" calcext:value-type="float">
            <text:p>1632</text:p>
          </table:table-cell>
          <table:table-cell office:value-type="float" office:value="39424" calcext:value-type="float">
            <text:p>39424</text:p>
          </table:table-cell>
          <table:table-cell office:value-type="float" office:value="26968.5" calcext:value-type="float">
            <text:p>26968,5</text:p>
          </table:table-cell>
          <table:table-cell office:value-type="float" office:value="87552" calcext:value-type="float">
            <text:p>87552</text:p>
          </table:table-cell>
          <table:table-cell office:value-type="float" office:value="2120.1" calcext:value-type="float">
            <text:p>2120,1</text:p>
          </table:table-cell>
          <table:table-cell office:value-type="float" office:value="7296" calcext:value-type="float">
            <text:p>7296</text:p>
          </table:table-cell>
          <table:table-cell office:value-type="float" office:value="6860.6" calcext:value-type="float">
            <text:p>6860,6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59" calcext:value-type="float">
            <text:p>59</text:p>
          </table:table-cell>
          <table:table-cell office:value-type="float" office:value="0.732" calcext:value-type="float">
            <text:p>0,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2" calcext:value-type="float">
            <text:p>0,732</text:p>
          </table:table-cell>
          <table:table-cell table:number-columns-repeated="1003"/>
        </table:table-row>
        <table:table-row table:style-name="ro1">
          <table:table-cell office:value-type="float" office:value="6744572" calcext:value-type="float">
            <text:p>6744572</text:p>
          </table:table-cell>
          <table:table-cell office:value-type="float" office:value="312216" calcext:value-type="float">
            <text:p>312216</text:p>
          </table:table-cell>
          <table:table-cell office:value-type="float" office:value="361" calcext:value-type="float">
            <text:p>361</text:p>
          </table:table-cell>
          <table:table-cell office:value-type="float" office:value="153120" calcext:value-type="float">
            <text:p>153120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664" calcext:value-type="float">
            <text:p>1664</text:p>
          </table:table-cell>
          <table:table-cell office:value-type="float" office:value="0" calcext:value-type="float">
            <text:p>0</text:p>
          </table:table-cell>
          <table:table-cell office:value-type="float" office:value="39424" calcext:value-type="float">
            <text:p>39424</text:p>
          </table:table-cell>
          <table:table-cell office:value-type="float" office:value="8561.1" calcext:value-type="float">
            <text:p>8561,1</text:p>
          </table:table-cell>
          <table:table-cell office:value-type="float" office:value="87552" calcext:value-type="float">
            <text:p>87552</text:p>
          </table:table-cell>
          <table:table-cell office:value-type="float" office:value="2144.1" calcext:value-type="float">
            <text:p>2144,1</text:p>
          </table:table-cell>
          <table:table-cell office:value-type="float" office:value="7296" calcext:value-type="float">
            <text:p>7296</text:p>
          </table:table-cell>
          <table:table-cell office:value-type="float" office:value="6860.6" calcext:value-type="float">
            <text:p>6860,6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60" calcext:value-type="float">
            <text:p>60</text:p>
          </table:table-cell>
          <table:table-cell office:value-type="float" office:value="0.745" calcext:value-type="float">
            <text:p>0,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5" calcext:value-type="float">
            <text:p>0,745</text:p>
          </table:table-cell>
          <table:table-cell table:number-columns-repeated="1003"/>
        </table:table-row>
        <table:table-row table:style-name="ro1">
          <table:table-cell office:value-type="float" office:value="6804778" calcext:value-type="float">
            <text:p>6804778</text:p>
          </table:table-cell>
          <table:table-cell office:value-type="float" office:value="314988" calcext:value-type="float">
            <text:p>314988</text:p>
          </table:table-cell>
          <table:table-cell office:value-type="float" office:value="361" calcext:value-type="float">
            <text:p>361</text:p>
          </table:table-cell>
          <table:table-cell office:value-type="float" office:value="180340" calcext:value-type="float">
            <text:p>180340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664" calcext:value-type="float">
            <text:p>1664</text:p>
          </table:table-cell>
          <table:table-cell office:value-type="float" office:value="0" calcext:value-type="float">
            <text:p>0</text:p>
          </table:table-cell>
          <table:table-cell office:value-type="float" office:value="39424" calcext:value-type="float">
            <text:p>39424</text:p>
          </table:table-cell>
          <table:table-cell office:value-type="float" office:value="28382.6" calcext:value-type="float">
            <text:p>28382,6</text:p>
          </table:table-cell>
          <table:table-cell office:value-type="float" office:value="87552" calcext:value-type="float">
            <text:p>87552</text:p>
          </table:table-cell>
          <table:table-cell office:value-type="float" office:value="2144.1" calcext:value-type="float">
            <text:p>2144,1</text:p>
          </table:table-cell>
          <table:table-cell office:value-type="float" office:value="7296" calcext:value-type="float">
            <text:p>7296</text:p>
          </table:table-cell>
          <table:table-cell office:value-type="float" office:value="6860.6" calcext:value-type="float">
            <text:p>6860,6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60" calcext:value-type="float">
            <text:p>60</text:p>
          </table:table-cell>
          <table:table-cell office:value-type="float" office:value="0.745" calcext:value-type="float">
            <text:p>0,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5" calcext:value-type="float">
            <text:p>0,745</text:p>
          </table:table-cell>
          <table:table-cell table:number-columns-repeated="1003"/>
        </table:table-row>
        <table:table-row table:style-name="ro1">
          <table:table-cell office:value-type="float" office:value="6865007" calcext:value-type="float">
            <text:p>6865007</text:p>
          </table:table-cell>
          <table:table-cell office:value-type="float" office:value="317728" calcext:value-type="float">
            <text:p>317728</text:p>
          </table:table-cell>
          <table:table-cell office:value-type="float" office:value="361" calcext:value-type="float">
            <text:p>361</text:p>
          </table:table-cell>
          <table:table-cell office:value-type="float" office:value="177952" calcext:value-type="float">
            <text:p>17795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568" calcext:value-type="float">
            <text:p>1568</text:p>
          </table:table-cell>
          <table:table-cell office:value-type="float" office:value="39424" calcext:value-type="float">
            <text:p>39424</text:p>
          </table:table-cell>
          <table:table-cell office:value-type="float" office:value="9326.1" calcext:value-type="float">
            <text:p>9326,1</text:p>
          </table:table-cell>
          <table:table-cell office:value-type="float" office:value="87552" calcext:value-type="float">
            <text:p>87552</text:p>
          </table:table-cell>
          <table:table-cell office:value-type="float" office:value="2160.1" calcext:value-type="float">
            <text:p>2160,1</text:p>
          </table:table-cell>
          <table:table-cell office:value-type="float" office:value="7296" calcext:value-type="float">
            <text:p>7296</text:p>
          </table:table-cell>
          <table:table-cell office:value-type="float" office:value="6860.9" calcext:value-type="float">
            <text:p>6860,9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61" calcext:value-type="float">
            <text:p>61</text:p>
          </table:table-cell>
          <table:table-cell office:value-type="float" office:value="0.757" calcext:value-type="float">
            <text:p>0,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,757</text:p>
          </table:table-cell>
          <table:table-cell table:number-columns-repeated="1003"/>
        </table:table-row>
        <table:table-row table:style-name="ro1">
          <table:table-cell office:value-type="float" office:value="6925213" calcext:value-type="float">
            <text:p>6925213</text:p>
          </table:table-cell>
          <table:table-cell office:value-type="float" office:value="320484" calcext:value-type="float">
            <text:p>320484</text:p>
          </table:table-cell>
          <table:table-cell office:value-type="float" office:value="361" calcext:value-type="float">
            <text:p>361</text:p>
          </table:table-cell>
          <table:table-cell office:value-type="float" office:value="171124" calcext:value-type="float">
            <text:p>171124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568" calcext:value-type="float">
            <text:p>1568</text:p>
          </table:table-cell>
          <table:table-cell office:value-type="float" office:value="39424" calcext:value-type="float">
            <text:p>39424</text:p>
          </table:table-cell>
          <table:table-cell office:value-type="float" office:value="28963.3" calcext:value-type="float">
            <text:p>28963,3</text:p>
          </table:table-cell>
          <table:table-cell office:value-type="float" office:value="87552" calcext:value-type="float">
            <text:p>87552</text:p>
          </table:table-cell>
          <table:table-cell office:value-type="float" office:value="2160.1" calcext:value-type="float">
            <text:p>2160,1</text:p>
          </table:table-cell>
          <table:table-cell office:value-type="float" office:value="7296" calcext:value-type="float">
            <text:p>7296</text:p>
          </table:table-cell>
          <table:table-cell office:value-type="float" office:value="6860.9" calcext:value-type="float">
            <text:p>6860,9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61" calcext:value-type="float">
            <text:p>61</text:p>
          </table:table-cell>
          <table:table-cell office:value-type="float" office:value="0.757" calcext:value-type="float">
            <text:p>0,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,757</text:p>
          </table:table-cell>
          <table:table-cell table:number-columns-repeated="1003"/>
        </table:table-row>
        <table:table-row table:style-name="ro1">
          <table:table-cell office:value-type="float" office:value="6985423" calcext:value-type="float">
            <text:p>6985423</text:p>
          </table:table-cell>
          <table:table-cell office:value-type="float" office:value="323326" calcext:value-type="float">
            <text:p>323326</text:p>
          </table:table-cell>
          <table:table-cell office:value-type="float" office:value="361" calcext:value-type="float">
            <text:p>361</text:p>
          </table:table-cell>
          <table:table-cell office:value-type="float" office:value="180644" calcext:value-type="float">
            <text:p>180644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39424" calcext:value-type="float">
            <text:p>39424</text:p>
          </table:table-cell>
          <table:table-cell office:value-type="float" office:value="10876.8" calcext:value-type="float">
            <text:p>10876,8</text:p>
          </table:table-cell>
          <table:table-cell office:value-type="float" office:value="87552" calcext:value-type="float">
            <text:p>87552</text:p>
          </table:table-cell>
          <table:table-cell office:value-type="float" office:value="2176.1" calcext:value-type="float">
            <text:p>2176,1</text:p>
          </table:table-cell>
          <table:table-cell office:value-type="float" office:value="7296" calcext:value-type="float">
            <text:p>7296</text:p>
          </table:table-cell>
          <table:table-cell office:value-type="float" office:value="6863.9" calcext:value-type="float">
            <text:p>6863,9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62" calcext:value-type="float">
            <text:p>62</text:p>
          </table:table-cell>
          <table:table-cell office:value-type="float" office:value="0.77" calcext:value-type="float">
            <text:p>0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" calcext:value-type="float">
            <text:p>0,77</text:p>
          </table:table-cell>
          <table:table-cell table:number-columns-repeated="1003"/>
        </table:table-row>
        <table:table-row table:style-name="ro1">
          <table:table-cell office:value-type="float" office:value="7045659" calcext:value-type="float">
            <text:p>7045659</text:p>
          </table:table-cell>
          <table:table-cell office:value-type="float" office:value="326166" calcext:value-type="float">
            <text:p>326166</text:p>
          </table:table-cell>
          <table:table-cell office:value-type="float" office:value="361" calcext:value-type="float">
            <text:p>361</text:p>
          </table:table-cell>
          <table:table-cell office:value-type="float" office:value="198892" calcext:value-type="float">
            <text:p>19889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39424" calcext:value-type="float">
            <text:p>39424</text:p>
          </table:table-cell>
          <table:table-cell office:value-type="float" office:value="31063.6" calcext:value-type="float">
            <text:p>31063,6</text:p>
          </table:table-cell>
          <table:table-cell office:value-type="float" office:value="87552" calcext:value-type="float">
            <text:p>87552</text:p>
          </table:table-cell>
          <table:table-cell office:value-type="float" office:value="2176.1" calcext:value-type="float">
            <text:p>2176,1</text:p>
          </table:table-cell>
          <table:table-cell office:value-type="float" office:value="7296" calcext:value-type="float">
            <text:p>7296</text:p>
          </table:table-cell>
          <table:table-cell office:value-type="float" office:value="6863.9" calcext:value-type="float">
            <text:p>6863,9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62" calcext:value-type="float">
            <text:p>62</text:p>
          </table:table-cell>
          <table:table-cell office:value-type="float" office:value="0.77" calcext:value-type="float">
            <text:p>0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" calcext:value-type="float">
            <text:p>0,77</text:p>
          </table:table-cell>
          <table:table-cell table:number-columns-repeated="1003"/>
        </table:table-row>
        <table:table-row table:style-name="ro1">
          <table:table-cell office:value-type="float" office:value="7105875" calcext:value-type="float">
            <text:p>7105875</text:p>
          </table:table-cell>
          <table:table-cell office:value-type="float" office:value="329008" calcext:value-type="float">
            <text:p>329008</text:p>
          </table:table-cell>
          <table:table-cell office:value-type="float" office:value="361" calcext:value-type="float">
            <text:p>361</text:p>
          </table:table-cell>
          <table:table-cell office:value-type="float" office:value="173772" calcext:value-type="float">
            <text:p>17377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664" calcext:value-type="float">
            <text:p>1664</text:p>
          </table:table-cell>
          <table:table-cell office:value-type="float" office:value="39424" calcext:value-type="float">
            <text:p>39424</text:p>
          </table:table-cell>
          <table:table-cell office:value-type="float" office:value="12414.4" calcext:value-type="float">
            <text:p>12414,4</text:p>
          </table:table-cell>
          <table:table-cell office:value-type="float" office:value="87552" calcext:value-type="float">
            <text:p>87552</text:p>
          </table:table-cell>
          <table:table-cell office:value-type="float" office:value="2200.1" calcext:value-type="float">
            <text:p>2200,1</text:p>
          </table:table-cell>
          <table:table-cell office:value-type="float" office:value="7296" calcext:value-type="float">
            <text:p>7296</text:p>
          </table:table-cell>
          <table:table-cell office:value-type="float" office:value="6869.6" calcext:value-type="float">
            <text:p>6869,6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63" calcext:value-type="float">
            <text:p>63</text:p>
          </table:table-cell>
          <table:table-cell office:value-type="float" office:value="0.779" calcext:value-type="float">
            <text:p>0,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9" calcext:value-type="float">
            <text:p>0,779</text:p>
          </table:table-cell>
          <table:table-cell table:number-columns-repeated="1003"/>
        </table:table-row>
        <table:table-row table:style-name="ro1">
          <table:table-cell office:value-type="float" office:value="7166095" calcext:value-type="float">
            <text:p>7166095</text:p>
          </table:table-cell>
          <table:table-cell office:value-type="float" office:value="331780" calcext:value-type="float">
            <text:p>331780</text:p>
          </table:table-cell>
          <table:table-cell office:value-type="float" office:value="361" calcext:value-type="float">
            <text:p>361</text:p>
          </table:table-cell>
          <table:table-cell office:value-type="float" office:value="182484" calcext:value-type="float">
            <text:p>182484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664" calcext:value-type="float">
            <text:p>1664</text:p>
          </table:table-cell>
          <table:table-cell office:value-type="float" office:value="39424" calcext:value-type="float">
            <text:p>39424</text:p>
          </table:table-cell>
          <table:table-cell office:value-type="float" office:value="32582.2" calcext:value-type="float">
            <text:p>32582,2</text:p>
          </table:table-cell>
          <table:table-cell office:value-type="float" office:value="87552" calcext:value-type="float">
            <text:p>87552</text:p>
          </table:table-cell>
          <table:table-cell office:value-type="float" office:value="2200.1" calcext:value-type="float">
            <text:p>2200,1</text:p>
          </table:table-cell>
          <table:table-cell office:value-type="float" office:value="7296" calcext:value-type="float">
            <text:p>7296</text:p>
          </table:table-cell>
          <table:table-cell office:value-type="float" office:value="6869.6" calcext:value-type="float">
            <text:p>6869,6</text:p>
          </table:table-cell>
          <table:table-cell office:value-type="float" office:value="896" calcext:value-type="float">
            <text:p>896</text:p>
          </table:table-cell>
          <table:table-cell office:value-type="float" office:value="746.7" calcext:value-type="float">
            <text:p>746,7</text:p>
          </table:table-cell>
          <table:table-cell office:value-type="float" office:value="63" calcext:value-type="float">
            <text:p>63</text:p>
          </table:table-cell>
          <table:table-cell office:value-type="float" office:value="0.779" calcext:value-type="float">
            <text:p>0,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9" calcext:value-type="float">
            <text:p>0,779</text:p>
          </table:table-cell>
          <table:table-cell table:number-columns-repeated="1003"/>
        </table:table-row>
        <table:table-row table:style-name="ro1">
          <table:table-cell office:value-type="float" office:value="7226401" calcext:value-type="float">
            <text:p>7226401</text:p>
          </table:table-cell>
          <table:table-cell office:value-type="float" office:value="333328" calcext:value-type="float">
            <text:p>333328</text:p>
          </table:table-cell>
          <table:table-cell office:value-type="float" office:value="360" calcext:value-type="float">
            <text:p>360</text:p>
          </table:table-cell>
          <table:table-cell office:value-type="float" office:value="107384" calcext:value-type="float">
            <text:p>107384</text:p>
          </table:table-cell>
          <table:table-cell table:number-columns-repeated="2" office:value-type="float" office:value="2560" calcext:value-type="float">
            <text:p>2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400" calcext:value-type="float">
            <text:p>38400</text:p>
          </table:table-cell>
          <table:table-cell office:value-type="float" office:value="28.2" calcext:value-type="float">
            <text:p>28,2</text:p>
          </table:table-cell>
          <table:table-cell office:value-type="float" office:value="87552" calcext:value-type="float">
            <text:p>87552</text:p>
          </table:table-cell>
          <table:table-cell office:value-type="float" office:value="1039.6" calcext:value-type="float">
            <text:p>1039,6</text:p>
          </table:table-cell>
          <table:table-cell office:value-type="float" office:value="7296" calcext:value-type="float">
            <text:p>7296</text:p>
          </table:table-cell>
          <table:table-cell office:value-type="float" office:value="6864.7" calcext:value-type="float">
            <text:p>6864,7</text:p>
          </table:table-cell>
          <table:table-cell office:value-type="float" office:value="896" calcext:value-type="float">
            <text:p>896</text:p>
          </table:table-cell>
          <table:table-cell office:value-type="float" office:value="744" calcext:value-type="float">
            <text:p>744</text:p>
          </table:table-cell>
          <table:table-cell office:value-type="float" office:value="67" calcext:value-type="float">
            <text:p>67</text:p>
          </table:table-cell>
          <table:table-cell office:value-type="float" office:value="0.803" calcext:value-type="float">
            <text:p>0,803</text:p>
          </table:table-cell>
          <table:table-cell office:value-type="float" office:value="3" calcext:value-type="float">
            <text:p>3</text:p>
          </table:table-cell>
          <table:table-cell office:value-type="float" office:value="0.043" calcext:value-type="float">
            <text:p>0,043</text:p>
          </table:table-cell>
          <table:table-cell office:value-type="float" office:value="0.846" calcext:value-type="float">
            <text:p>0,846</text:p>
          </table:table-cell>
          <table:table-cell table:number-columns-repeated="100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" table:style-name="ta1">
        <table:shapes>
          <draw:frame draw:z-index="0" draw:style-name="gr1" draw:text-style-name="P1" svg:width="270.13mm" svg:height="158.04mm" svg:x="210.59mm" svg:y="4.52mm">
            <loext:p draw:notify-on-update-of-ranges="graph.A2:graph.A122 graph.B1:graph.B1 graph.B2:graph.B121 graph.C1:graph.C1 graph.C2:graph.C122 graph.E1:graph.E1 graph.E2:graph.E122 graph.D1:graph.D1 graph.D2:graph.D1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8" table:default-cell-style-name="ce4"/>
        <table:table-column table:style-name="co8" table:default-cell-style-name="ce6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7" table:number-columns-repeated="1018" table:default-cell-style-name="ce4"/>
        <table:table-row table:style-name="ro1">
          <table:table-cell table:style-name="ce3" office:value-type="string" calcext:value-type="string">
            <text:p>Time (min)</text:p>
          </table:table-cell>
          <table:table-cell table:style-name="ce5" office:value-type="string" calcext:value-type="string">
            <text:p>Hashes / s</text:p>
          </table:table-cell>
          <table:table-cell office:value-type="string" calcext:value-type="string">
            <text:p>Process memory (MB)</text:p>
          </table:table-cell>
          <table:table-cell office:value-type="string" calcext:value-type="string">
            <text:p>Heap utilization (MB)</text:p>
          </table:table-cell>
          <table:table-cell office:value-type="string" calcext:value-type="string">
            <text:p>Heap and meta space (MB)</text:p>
          </table:table-cell>
          <table:table-cell table:number-columns-repeated="1019"/>
        </table:table-row>
        <table:table-row table:style-name="ro1">
          <table:table-cell table:style-name="ce3" table:formula="of:=ROUND([stats.A2] / 1000 / 60)" office:value-type="float" office:value="0" calcext:value-type="float">
            <text:p>0</text:p>
          </table:table-cell>
          <table:table-cell table:style-name="ce5" table:formula="of:=[stats.B2]" office:value-type="float" office:value="0" calcext:value-type="float">
            <text:p>0,00</text:p>
          </table:table-cell>
          <table:table-cell table:formula="of:=ROUND([stats.D2] / 1024)" office:value-type="float" office:value="32" calcext:value-type="float">
            <text:p>32</text:p>
          </table:table-cell>
          <table:table-cell table:formula="of:=ROUND(([stats.G2]+[stats.H2]+[stats.J2]+[stats.L2]) / 1024)" office:value-type="float" office:value="4" calcext:value-type="float">
            <text:p>4</text:p>
          </table:table-cell>
          <table:table-cell table:formula="of:=ROUND(([stats.E2]+[stats.F2]+[stats.I2]+[stats.K2]+[stats.M2]+[stats.O2]) / 1024)" office:value-type="float" office:value="133" calcext:value-type="float">
            <text:p>133</text:p>
          </table:table-cell>
          <table:table-cell table:number-columns-repeated="1019"/>
        </table:table-row>
        <table:table-row table:style-name="ro1">
          <table:table-cell table:style-name="ce3" table:formula="of:=ROUND([stats.A3] / 1000 / 60)" office:value-type="float" office:value="1" calcext:value-type="float">
            <text:p>1</text:p>
          </table:table-cell>
          <table:table-cell table:style-name="ce5" table:formula="of:=1000 * ([stats.B3]-[stats.B2])/([stats.A3]-[stats.A2])" office:value-type="float" office:value="46.8117576803132" calcext:value-type="float">
            <text:p>46,81</text:p>
          </table:table-cell>
          <table:table-cell table:formula="of:=ROUND([stats.D3] / 1024)" office:value-type="float" office:value="144" calcext:value-type="float">
            <text:p>144</text:p>
          </table:table-cell>
          <table:table-cell table:formula="of:=ROUND(([stats.G3]+[stats.H3]+[stats.J3]+[stats.L3]) / 1024)" office:value-type="float" office:value="31" calcext:value-type="float">
            <text:p>31</text:p>
          </table:table-cell>
          <table:table-cell table:formula="of:=ROUND(([stats.E3]+[stats.F3]+[stats.I3]+[stats.K3]+[stats.M3]+[stats.O3]) / 1024)" office:value-type="float" office:value="133" calcext:value-type="float">
            <text:p>133</text:p>
          </table:table-cell>
          <table:table-cell table:number-columns-repeated="1019"/>
        </table:table-row>
        <table:table-row table:style-name="ro1">
          <table:table-cell table:style-name="ce3" table:formula="of:=ROUND([stats.A4] / 1000 / 60)" office:value-type="float" office:value="2" calcext:value-type="float">
            <text:p>2</text:p>
          </table:table-cell>
          <table:table-cell table:style-name="ce5" table:formula="of:=1000 * ([stats.B4]-[stats.B3])/([stats.A4]-[stats.A3])" office:value-type="float" office:value="48.2823888824321" calcext:value-type="float">
            <text:p>48,28</text:p>
          </table:table-cell>
          <table:table-cell table:formula="of:=ROUND([stats.D4] / 1024)" office:value-type="float" office:value="168" calcext:value-type="float">
            <text:p>168</text:p>
          </table:table-cell>
          <table:table-cell table:formula="of:=ROUND(([stats.G4]+[stats.H4]+[stats.J4]+[stats.L4]) / 1024)" office:value-type="float" office:value="23" calcext:value-type="float">
            <text:p>23</text:p>
          </table:table-cell>
          <table:table-cell table:formula="of:=ROUND(([stats.E4]+[stats.F4]+[stats.I4]+[stats.K4]+[stats.M4]+[stats.O4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5] / 1000 / 60)" office:value-type="float" office:value="3" calcext:value-type="float">
            <text:p>3</text:p>
          </table:table-cell>
          <table:table-cell table:style-name="ce5" table:formula="of:=1000 * ([stats.B5]-[stats.B4])/([stats.A5]-[stats.A4])" office:value-type="float" office:value="47.5336322869955" calcext:value-type="float">
            <text:p>47,53</text:p>
          </table:table-cell>
          <table:table-cell table:formula="of:=ROUND([stats.D5] / 1024)" office:value-type="float" office:value="119" calcext:value-type="float">
            <text:p>119</text:p>
          </table:table-cell>
          <table:table-cell table:formula="of:=ROUND(([stats.G5]+[stats.H5]+[stats.J5]+[stats.L5]) / 1024)" office:value-type="float" office:value="11" calcext:value-type="float">
            <text:p>11</text:p>
          </table:table-cell>
          <table:table-cell table:formula="of:=ROUND(([stats.E5]+[stats.F5]+[stats.I5]+[stats.K5]+[stats.M5]+[stats.O5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6] / 1000 / 60)" office:value-type="float" office:value="4" calcext:value-type="float">
            <text:p>4</text:p>
          </table:table-cell>
          <table:table-cell table:style-name="ce5" table:formula="of:=1000 * ([stats.B6]-[stats.B5])/([stats.A6]-[stats.A5])" office:value-type="float" office:value="47.3557492735575" calcext:value-type="float">
            <text:p>47,36</text:p>
          </table:table-cell>
          <table:table-cell table:formula="of:=ROUND([stats.D6] / 1024)" office:value-type="float" office:value="186" calcext:value-type="float">
            <text:p>186</text:p>
          </table:table-cell>
          <table:table-cell table:formula="of:=ROUND(([stats.G6]+[stats.H6]+[stats.J6]+[stats.L6]) / 1024)" office:value-type="float" office:value="32" calcext:value-type="float">
            <text:p>32</text:p>
          </table:table-cell>
          <table:table-cell table:formula="of:=ROUND(([stats.E6]+[stats.F6]+[stats.I6]+[stats.K6]+[stats.M6]+[stats.O6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7] / 1000 / 60)" office:value-type="float" office:value="5" calcext:value-type="float">
            <text:p>5</text:p>
          </table:table-cell>
          <table:table-cell table:style-name="ce5" table:formula="of:=1000 * ([stats.B7]-[stats.B6])/([stats.A7]-[stats.A6])" office:value-type="float" office:value="46.4205073714969" calcext:value-type="float">
            <text:p>46,42</text:p>
          </table:table-cell>
          <table:table-cell table:formula="of:=ROUND([stats.D7] / 1024)" office:value-type="float" office:value="141" calcext:value-type="float">
            <text:p>141</text:p>
          </table:table-cell>
          <table:table-cell table:formula="of:=ROUND(([stats.G7]+[stats.H7]+[stats.J7]+[stats.L7]) / 1024)" office:value-type="float" office:value="20" calcext:value-type="float">
            <text:p>20</text:p>
          </table:table-cell>
          <table:table-cell table:formula="of:=ROUND(([stats.E7]+[stats.F7]+[stats.I7]+[stats.K7]+[stats.M7]+[stats.O7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8] / 1000 / 60)" office:value-type="float" office:value="6" calcext:value-type="float">
            <text:p>6</text:p>
          </table:table-cell>
          <table:table-cell table:style-name="ce5" table:formula="of:=1000 * ([stats.B8]-[stats.B7])/([stats.A8]-[stats.A7])" office:value-type="float" office:value="46.7401407515602" calcext:value-type="float">
            <text:p>46,74</text:p>
          </table:table-cell>
          <table:table-cell table:formula="of:=ROUND([stats.D8] / 1024)" office:value-type="float" office:value="143" calcext:value-type="float">
            <text:p>143</text:p>
          </table:table-cell>
          <table:table-cell table:formula="of:=ROUND(([stats.G8]+[stats.H8]+[stats.J8]+[stats.L8]) / 1024)" office:value-type="float" office:value="7" calcext:value-type="float">
            <text:p>7</text:p>
          </table:table-cell>
          <table:table-cell table:formula="of:=ROUND(([stats.E8]+[stats.F8]+[stats.I8]+[stats.K8]+[stats.M8]+[stats.O8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9] / 1000 / 60)" office:value-type="float" office:value="7" calcext:value-type="float">
            <text:p>7</text:p>
          </table:table-cell>
          <table:table-cell table:style-name="ce5" table:formula="of:=1000 * ([stats.B9]-[stats.B8])/([stats.A9]-[stats.A8])" office:value-type="float" office:value="47.3390472393861" calcext:value-type="float">
            <text:p>47,34</text:p>
          </table:table-cell>
          <table:table-cell table:formula="of:=ROUND([stats.D9] / 1024)" office:value-type="float" office:value="184" calcext:value-type="float">
            <text:p>184</text:p>
          </table:table-cell>
          <table:table-cell table:formula="of:=ROUND(([stats.G9]+[stats.H9]+[stats.J9]+[stats.L9]) / 1024)" office:value-type="float" office:value="27" calcext:value-type="float">
            <text:p>27</text:p>
          </table:table-cell>
          <table:table-cell table:formula="of:=ROUND(([stats.E9]+[stats.F9]+[stats.I9]+[stats.K9]+[stats.M9]+[stats.O9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10] / 1000 / 60)" office:value-type="float" office:value="8" calcext:value-type="float">
            <text:p>8</text:p>
          </table:table-cell>
          <table:table-cell table:style-name="ce5" table:formula="of:=1000 * ([stats.B10]-[stats.B9])/([stats.A10]-[stats.A9])" office:value-type="float" office:value="48.7318750311426" calcext:value-type="float">
            <text:p>48,73</text:p>
          </table:table-cell>
          <table:table-cell table:formula="of:=ROUND([stats.D10] / 1024)" office:value-type="float" office:value="129" calcext:value-type="float">
            <text:p>129</text:p>
          </table:table-cell>
          <table:table-cell table:formula="of:=ROUND(([stats.G10]+[stats.H10]+[stats.J10]+[stats.L10]) / 1024)" office:value-type="float" office:value="15" calcext:value-type="float">
            <text:p>15</text:p>
          </table:table-cell>
          <table:table-cell table:formula="of:=ROUND(([stats.E10]+[stats.F10]+[stats.I10]+[stats.K10]+[stats.M10]+[stats.O10]) / 1024)"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 table:style-name="ce3" table:formula="of:=ROUND([stats.A11] / 1000 / 60)" office:value-type="float" office:value="9" calcext:value-type="float">
            <text:p>9</text:p>
          </table:table-cell>
          <table:table-cell table:style-name="ce5" table:formula="of:=1000 * ([stats.B11]-[stats.B10])/([stats.A11]-[stats.A10])" office:value-type="float" office:value="48.076284138481" calcext:value-type="float">
            <text:p>48,08</text:p>
          </table:table-cell>
          <table:table-cell table:formula="of:=ROUND([stats.D11] / 1024)" office:value-type="float" office:value="179" calcext:value-type="float">
            <text:p>179</text:p>
          </table:table-cell>
          <table:table-cell table:formula="of:=ROUND(([stats.G11]+[stats.H11]+[stats.J11]+[stats.L11]) / 1024)" office:value-type="float" office:value="3" calcext:value-type="float">
            <text:p>3</text:p>
          </table:table-cell>
          <table:table-cell table:formula="of:=ROUND(([stats.E11]+[stats.F11]+[stats.I11]+[stats.K11]+[stats.M11]+[stats.O11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12] / 1000 / 60)" office:value-type="float" office:value="10" calcext:value-type="float">
            <text:p>10</text:p>
          </table:table-cell>
          <table:table-cell table:style-name="ce5" table:formula="of:=1000 * ([stats.B12]-[stats.B11])/([stats.A12]-[stats.A11])" office:value-type="float" office:value="47.2197778478806" calcext:value-type="float">
            <text:p>47,22</text:p>
          </table:table-cell>
          <table:table-cell table:formula="of:=ROUND([stats.D12] / 1024)" office:value-type="float" office:value="170" calcext:value-type="float">
            <text:p>170</text:p>
          </table:table-cell>
          <table:table-cell table:formula="of:=ROUND(([stats.G12]+[stats.H12]+[stats.J12]+[stats.L12]) / 1024)" office:value-type="float" office:value="24" calcext:value-type="float">
            <text:p>24</text:p>
          </table:table-cell>
          <table:table-cell table:formula="of:=ROUND(([stats.E12]+[stats.F12]+[stats.I12]+[stats.K12]+[stats.M12]+[stats.O12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13] / 1000 / 60)" office:value-type="float" office:value="11" calcext:value-type="float">
            <text:p>11</text:p>
          </table:table-cell>
          <table:table-cell table:style-name="ce5" table:formula="of:=1000 * ([stats.B13]-[stats.B12])/([stats.A13]-[stats.A12])" office:value-type="float" office:value="47.2053816128229" calcext:value-type="float">
            <text:p>47,21</text:p>
          </table:table-cell>
          <table:table-cell table:formula="of:=ROUND([stats.D13] / 1024)" office:value-type="float" office:value="186" calcext:value-type="float">
            <text:p>186</text:p>
          </table:table-cell>
          <table:table-cell table:formula="of:=ROUND(([stats.G13]+[stats.H13]+[stats.J13]+[stats.L13]) / 1024)" office:value-type="float" office:value="7" calcext:value-type="float">
            <text:p>7</text:p>
          </table:table-cell>
          <table:table-cell table:formula="of:=ROUND(([stats.E13]+[stats.F13]+[stats.I13]+[stats.K13]+[stats.M13]+[stats.O13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14] / 1000 / 60)" office:value-type="float" office:value="12" calcext:value-type="float">
            <text:p>12</text:p>
          </table:table-cell>
          <table:table-cell table:style-name="ce5" table:formula="of:=1000 * ([stats.B14]-[stats.B13])/([stats.A14]-[stats.A13])" office:value-type="float" office:value="47.6696674750025" calcext:value-type="float">
            <text:p>47,67</text:p>
          </table:table-cell>
          <table:table-cell table:formula="of:=ROUND([stats.D14] / 1024)" office:value-type="float" office:value="181" calcext:value-type="float">
            <text:p>181</text:p>
          </table:table-cell>
          <table:table-cell table:formula="of:=ROUND(([stats.G14]+[stats.H14]+[stats.J14]+[stats.L14]) / 1024)" office:value-type="float" office:value="28" calcext:value-type="float">
            <text:p>28</text:p>
          </table:table-cell>
          <table:table-cell table:formula="of:=ROUND(([stats.E14]+[stats.F14]+[stats.I14]+[stats.K14]+[stats.M14]+[stats.O14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15] / 1000 / 60)" office:value-type="float" office:value="13" calcext:value-type="float">
            <text:p>13</text:p>
          </table:table-cell>
          <table:table-cell table:style-name="ce5" table:formula="of:=1000 * ([stats.B15]-[stats.B14])/([stats.A15]-[stats.A14])" office:value-type="float" office:value="47.2006776170467" calcext:value-type="float">
            <text:p>47,20</text:p>
          </table:table-cell>
          <table:table-cell table:formula="of:=ROUND([stats.D15] / 1024)" office:value-type="float" office:value="182" calcext:value-type="float">
            <text:p>182</text:p>
          </table:table-cell>
          <table:table-cell table:formula="of:=ROUND(([stats.G15]+[stats.H15]+[stats.J15]+[stats.L15]) / 1024)" office:value-type="float" office:value="12" calcext:value-type="float">
            <text:p>12</text:p>
          </table:table-cell>
          <table:table-cell table:formula="of:=ROUND(([stats.E15]+[stats.F15]+[stats.I15]+[stats.K15]+[stats.M15]+[stats.O15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16] / 1000 / 60)" office:value-type="float" office:value="14" calcext:value-type="float">
            <text:p>14</text:p>
          </table:table-cell>
          <table:table-cell table:style-name="ce5" table:formula="of:=1000 * ([stats.B16]-[stats.B15])/([stats.A16]-[stats.A15])" office:value-type="float" office:value="46.9865515523825" calcext:value-type="float">
            <text:p>46,99</text:p>
          </table:table-cell>
          <table:table-cell table:formula="of:=ROUND([stats.D16] / 1024)" office:value-type="float" office:value="166" calcext:value-type="float">
            <text:p>166</text:p>
          </table:table-cell>
          <table:table-cell table:formula="of:=ROUND(([stats.G16]+[stats.H16]+[stats.J16]+[stats.L16]) / 1024)" office:value-type="float" office:value="31" calcext:value-type="float">
            <text:p>31</text:p>
          </table:table-cell>
          <table:table-cell table:formula="of:=ROUND(([stats.E16]+[stats.F16]+[stats.I16]+[stats.K16]+[stats.M16]+[stats.O16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17] / 1000 / 60)" office:value-type="float" office:value="15" calcext:value-type="float">
            <text:p>15</text:p>
          </table:table-cell>
          <table:table-cell table:style-name="ce5" table:formula="of:=1000 * ([stats.B17]-[stats.B16])/([stats.A17]-[stats.A16])" office:value-type="float" office:value="45.767046398087" calcext:value-type="float">
            <text:p>45,77</text:p>
          </table:table-cell>
          <table:table-cell table:formula="of:=ROUND([stats.D17] / 1024)" office:value-type="float" office:value="169" calcext:value-type="float">
            <text:p>169</text:p>
          </table:table-cell>
          <table:table-cell table:formula="of:=ROUND(([stats.G17]+[stats.H17]+[stats.J17]+[stats.L17]) / 1024)" office:value-type="float" office:value="15" calcext:value-type="float">
            <text:p>15</text:p>
          </table:table-cell>
          <table:table-cell table:formula="of:=ROUND(([stats.E17]+[stats.F17]+[stats.I17]+[stats.K17]+[stats.M17]+[stats.O17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18] / 1000 / 60)" office:value-type="float" office:value="16" calcext:value-type="float">
            <text:p>16</text:p>
          </table:table-cell>
          <table:table-cell table:style-name="ce5" table:formula="of:=1000 * ([stats.B18]-[stats.B17])/([stats.A18]-[stats.A17])" office:value-type="float" office:value="46.66146360904" calcext:value-type="float">
            <text:p>46,66</text:p>
          </table:table-cell>
          <table:table-cell table:formula="of:=ROUND([stats.D18] / 1024)" office:value-type="float" office:value="128" calcext:value-type="float">
            <text:p>128</text:p>
          </table:table-cell>
          <table:table-cell table:formula="of:=ROUND(([stats.G18]+[stats.H18]+[stats.J18]+[stats.L18]) / 1024)" office:value-type="float" office:value="34" calcext:value-type="float">
            <text:p>34</text:p>
          </table:table-cell>
          <table:table-cell table:formula="of:=ROUND(([stats.E18]+[stats.F18]+[stats.I18]+[stats.K18]+[stats.M18]+[stats.O18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19] / 1000 / 60)" office:value-type="float" office:value="17" calcext:value-type="float">
            <text:p>17</text:p>
          </table:table-cell>
          <table:table-cell table:style-name="ce5" table:formula="of:=1000 * ([stats.B19]-[stats.B18])/([stats.A19]-[stats.A18])" office:value-type="float" office:value="46.412031273343" calcext:value-type="float">
            <text:p>46,41</text:p>
          </table:table-cell>
          <table:table-cell table:formula="of:=ROUND([stats.D19] / 1024)" office:value-type="float" office:value="162" calcext:value-type="float">
            <text:p>162</text:p>
          </table:table-cell>
          <table:table-cell table:formula="of:=ROUND(([stats.G19]+[stats.H19]+[stats.J19]+[stats.L19]) / 1024)" office:value-type="float" office:value="17" calcext:value-type="float">
            <text:p>17</text:p>
          </table:table-cell>
          <table:table-cell table:formula="of:=ROUND(([stats.E19]+[stats.F19]+[stats.I19]+[stats.K19]+[stats.M19]+[stats.O19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20] / 1000 / 60)" office:value-type="float" office:value="18" calcext:value-type="float">
            <text:p>18</text:p>
          </table:table-cell>
          <table:table-cell table:style-name="ce5" table:formula="of:=1000 * ([stats.B20]-[stats.B19])/([stats.A20]-[stats.A19])" office:value-type="float" office:value="47.0537448737319" calcext:value-type="float">
            <text:p>47,05</text:p>
          </table:table-cell>
          <table:table-cell table:formula="of:=ROUND([stats.D20] / 1024)" office:value-type="float" office:value="133" calcext:value-type="float">
            <text:p>133</text:p>
          </table:table-cell>
          <table:table-cell table:formula="of:=ROUND(([stats.G20]+[stats.H20]+[stats.J20]+[stats.L20]) / 1024)" office:value-type="float" office:value="37" calcext:value-type="float">
            <text:p>37</text:p>
          </table:table-cell>
          <table:table-cell table:formula="of:=ROUND(([stats.E20]+[stats.F20]+[stats.I20]+[stats.K20]+[stats.M20]+[stats.O20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21] / 1000 / 60)" office:value-type="float" office:value="19" calcext:value-type="float">
            <text:p>19</text:p>
          </table:table-cell>
          <table:table-cell table:style-name="ce5" table:formula="of:=1000 * ([stats.B21]-[stats.B20])/([stats.A21]-[stats.A20])" office:value-type="float" office:value="47.0451527224436" calcext:value-type="float">
            <text:p>47,05</text:p>
          </table:table-cell>
          <table:table-cell table:formula="of:=ROUND([stats.D21] / 1024)" office:value-type="float" office:value="162" calcext:value-type="float">
            <text:p>162</text:p>
          </table:table-cell>
          <table:table-cell table:formula="of:=ROUND(([stats.G21]+[stats.H21]+[stats.J21]+[stats.L21]) / 1024)" office:value-type="float" office:value="21" calcext:value-type="float">
            <text:p>21</text:p>
          </table:table-cell>
          <table:table-cell table:formula="of:=ROUND(([stats.E21]+[stats.F21]+[stats.I21]+[stats.K21]+[stats.M21]+[stats.O21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22] / 1000 / 60)" office:value-type="float" office:value="20" calcext:value-type="float">
            <text:p>20</text:p>
          </table:table-cell>
          <table:table-cell table:style-name="ce5" table:formula="of:=1000 * ([stats.B22]-[stats.B21])/([stats.A22]-[stats.A21])" office:value-type="float" office:value="47.8453001960328" calcext:value-type="float">
            <text:p>47,85</text:p>
          </table:table-cell>
          <table:table-cell table:formula="of:=ROUND([stats.D22] / 1024)" office:value-type="float" office:value="163" calcext:value-type="float">
            <text:p>163</text:p>
          </table:table-cell>
          <table:table-cell table:formula="of:=ROUND(([stats.G22]+[stats.H22]+[stats.J22]+[stats.L22]) / 1024)" office:value-type="float" office:value="5" calcext:value-type="float">
            <text:p>5</text:p>
          </table:table-cell>
          <table:table-cell table:formula="of:=ROUND(([stats.E22]+[stats.F22]+[stats.I22]+[stats.K22]+[stats.M22]+[stats.O22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23] / 1000 / 60)" office:value-type="float" office:value="21" calcext:value-type="float">
            <text:p>21</text:p>
          </table:table-cell>
          <table:table-cell table:style-name="ce5" table:formula="of:=1000 * ([stats.B23]-[stats.B22])/([stats.A23]-[stats.A22])" office:value-type="float" office:value="46.6359967447809" calcext:value-type="float">
            <text:p>46,64</text:p>
          </table:table-cell>
          <table:table-cell table:formula="of:=ROUND([stats.D23] / 1024)" office:value-type="float" office:value="176" calcext:value-type="float">
            <text:p>176</text:p>
          </table:table-cell>
          <table:table-cell table:formula="of:=ROUND(([stats.G23]+[stats.H23]+[stats.J23]+[stats.L23]) / 1024)" office:value-type="float" office:value="25" calcext:value-type="float">
            <text:p>25</text:p>
          </table:table-cell>
          <table:table-cell table:formula="of:=ROUND(([stats.E23]+[stats.F23]+[stats.I23]+[stats.K23]+[stats.M23]+[stats.O23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24] / 1000 / 60)" office:value-type="float" office:value="22" calcext:value-type="float">
            <text:p>22</text:p>
          </table:table-cell>
          <table:table-cell table:style-name="ce5" table:formula="of:=1000 * ([stats.B24]-[stats.B23])/([stats.A24]-[stats.A23])" office:value-type="float" office:value="46.0815723510566" calcext:value-type="float">
            <text:p>46,08</text:p>
          </table:table-cell>
          <table:table-cell table:formula="of:=ROUND([stats.D24] / 1024)" office:value-type="float" office:value="168" calcext:value-type="float">
            <text:p>168</text:p>
          </table:table-cell>
          <table:table-cell table:formula="of:=ROUND(([stats.G24]+[stats.H24]+[stats.J24]+[stats.L24]) / 1024)" office:value-type="float" office:value="8" calcext:value-type="float">
            <text:p>8</text:p>
          </table:table-cell>
          <table:table-cell table:formula="of:=ROUND(([stats.E24]+[stats.F24]+[stats.I24]+[stats.K24]+[stats.M24]+[stats.O24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25] / 1000 / 60)" office:value-type="float" office:value="23" calcext:value-type="float">
            <text:p>23</text:p>
          </table:table-cell>
          <table:table-cell table:style-name="ce5" table:formula="of:=1000 * ([stats.B25]-[stats.B24])/([stats.A25]-[stats.A24])" office:value-type="float" office:value="46.2606269925611" calcext:value-type="float">
            <text:p>46,26</text:p>
          </table:table-cell>
          <table:table-cell table:formula="of:=ROUND([stats.D25] / 1024)" office:value-type="float" office:value="167" calcext:value-type="float">
            <text:p>167</text:p>
          </table:table-cell>
          <table:table-cell table:formula="of:=ROUND(([stats.G25]+[stats.H25]+[stats.J25]+[stats.L25]) / 1024)" office:value-type="float" office:value="28" calcext:value-type="float">
            <text:p>28</text:p>
          </table:table-cell>
          <table:table-cell table:formula="of:=ROUND(([stats.E25]+[stats.F25]+[stats.I25]+[stats.K25]+[stats.M25]+[stats.O25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26] / 1000 / 60)" office:value-type="float" office:value="24" calcext:value-type="float">
            <text:p>24</text:p>
          </table:table-cell>
          <table:table-cell table:style-name="ce5" table:formula="of:=1000 * ([stats.B26]-[stats.B25])/([stats.A26]-[stats.A25])" office:value-type="float" office:value="46.2806073291471" calcext:value-type="float">
            <text:p>46,28</text:p>
          </table:table-cell>
          <table:table-cell table:formula="of:=ROUND([stats.D26] / 1024)" office:value-type="float" office:value="174" calcext:value-type="float">
            <text:p>174</text:p>
          </table:table-cell>
          <table:table-cell table:formula="of:=ROUND(([stats.G26]+[stats.H26]+[stats.J26]+[stats.L26]) / 1024)" office:value-type="float" office:value="11" calcext:value-type="float">
            <text:p>11</text:p>
          </table:table-cell>
          <table:table-cell table:formula="of:=ROUND(([stats.E26]+[stats.F26]+[stats.I26]+[stats.K26]+[stats.M26]+[stats.O26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27] / 1000 / 60)" office:value-type="float" office:value="25" calcext:value-type="float">
            <text:p>25</text:p>
          </table:table-cell>
          <table:table-cell table:style-name="ce5" table:formula="of:=1000 * ([stats.B27]-[stats.B26])/([stats.A27]-[stats.A26])" office:value-type="float" office:value="47.1353648011684" calcext:value-type="float">
            <text:p>47,14</text:p>
          </table:table-cell>
          <table:table-cell table:formula="of:=ROUND([stats.D27] / 1024)" office:value-type="float" office:value="162" calcext:value-type="float">
            <text:p>162</text:p>
          </table:table-cell>
          <table:table-cell table:formula="of:=ROUND(([stats.G27]+[stats.H27]+[stats.J27]+[stats.L27]) / 1024)" office:value-type="float" office:value="31" calcext:value-type="float">
            <text:p>31</text:p>
          </table:table-cell>
          <table:table-cell table:formula="of:=ROUND(([stats.E27]+[stats.F27]+[stats.I27]+[stats.K27]+[stats.M27]+[stats.O27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28] / 1000 / 60)" office:value-type="float" office:value="26" calcext:value-type="float">
            <text:p>26</text:p>
          </table:table-cell>
          <table:table-cell table:style-name="ce5" table:formula="of:=1000 * ([stats.B28]-[stats.B27])/([stats.A28]-[stats.A27])" office:value-type="float" office:value="46.6274783301783" calcext:value-type="float">
            <text:p>46,63</text:p>
          </table:table-cell>
          <table:table-cell table:formula="of:=ROUND([stats.D28] / 1024)" office:value-type="float" office:value="186" calcext:value-type="float">
            <text:p>186</text:p>
          </table:table-cell>
          <table:table-cell table:formula="of:=ROUND(([stats.G28]+[stats.H28]+[stats.J28]+[stats.L28]) / 1024)" office:value-type="float" office:value="15" calcext:value-type="float">
            <text:p>15</text:p>
          </table:table-cell>
          <table:table-cell table:formula="of:=ROUND(([stats.E28]+[stats.F28]+[stats.I28]+[stats.K28]+[stats.M28]+[stats.O28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29] / 1000 / 60)" office:value-type="float" office:value="27" calcext:value-type="float">
            <text:p>27</text:p>
          </table:table-cell>
          <table:table-cell table:style-name="ce5" table:formula="of:=1000 * ([stats.B29]-[stats.B28])/([stats.A29]-[stats.A28])" office:value-type="float" office:value="45.1052954745349" calcext:value-type="float">
            <text:p>45,11</text:p>
          </table:table-cell>
          <table:table-cell table:formula="of:=ROUND([stats.D29] / 1024)" office:value-type="float" office:value="140" calcext:value-type="float">
            <text:p>140</text:p>
          </table:table-cell>
          <table:table-cell table:formula="of:=ROUND(([stats.G29]+[stats.H29]+[stats.J29]+[stats.L29]) / 1024)" office:value-type="float" office:value="34" calcext:value-type="float">
            <text:p>34</text:p>
          </table:table-cell>
          <table:table-cell table:formula="of:=ROUND(([stats.E29]+[stats.F29]+[stats.I29]+[stats.K29]+[stats.M29]+[stats.O29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30] / 1000 / 60)" office:value-type="float" office:value="28" calcext:value-type="float">
            <text:p>28</text:p>
          </table:table-cell>
          <table:table-cell table:style-name="ce5" table:formula="of:=1000 * ([stats.B30]-[stats.B29])/([stats.A30]-[stats.A29])" office:value-type="float" office:value="46.2636997675191" calcext:value-type="float">
            <text:p>46,26</text:p>
          </table:table-cell>
          <table:table-cell table:formula="of:=ROUND([stats.D30] / 1024)" office:value-type="float" office:value="180" calcext:value-type="float">
            <text:p>180</text:p>
          </table:table-cell>
          <table:table-cell table:formula="of:=ROUND(([stats.G30]+[stats.H30]+[stats.J30]+[stats.L30]) / 1024)" office:value-type="float" office:value="17" calcext:value-type="float">
            <text:p>17</text:p>
          </table:table-cell>
          <table:table-cell table:formula="of:=ROUND(([stats.E30]+[stats.F30]+[stats.I30]+[stats.K30]+[stats.M30]+[stats.O30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31] / 1000 / 60)" office:value-type="float" office:value="29" calcext:value-type="float">
            <text:p>29</text:p>
          </table:table-cell>
          <table:table-cell table:style-name="ce5" table:formula="of:=1000 * ([stats.B31]-[stats.B30])/([stats.A31]-[stats.A30])" office:value-type="float" office:value="45.1187729287362" calcext:value-type="float">
            <text:p>45,12</text:p>
          </table:table-cell>
          <table:table-cell table:formula="of:=ROUND([stats.D31] / 1024)" office:value-type="float" office:value="182" calcext:value-type="float">
            <text:p>182</text:p>
          </table:table-cell>
          <table:table-cell table:formula="of:=ROUND(([stats.G31]+[stats.H31]+[stats.J31]+[stats.L31]) / 1024)" office:value-type="float" office:value="36" calcext:value-type="float">
            <text:p>36</text:p>
          </table:table-cell>
          <table:table-cell table:formula="of:=ROUND(([stats.E31]+[stats.F31]+[stats.I31]+[stats.K31]+[stats.M31]+[stats.O31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32] / 1000 / 60)" office:value-type="float" office:value="30" calcext:value-type="float">
            <text:p>30</text:p>
          </table:table-cell>
          <table:table-cell table:style-name="ce5" table:formula="of:=1000 * ([stats.B32]-[stats.B31])/([stats.A32]-[stats.A31])" office:value-type="float" office:value="45.7526105217723" calcext:value-type="float">
            <text:p>45,75</text:p>
          </table:table-cell>
          <table:table-cell table:formula="of:=ROUND([stats.D32] / 1024)" office:value-type="float" office:value="169" calcext:value-type="float">
            <text:p>169</text:p>
          </table:table-cell>
          <table:table-cell table:formula="of:=ROUND(([stats.G32]+[stats.H32]+[stats.J32]+[stats.L32]) / 1024)" office:value-type="float" office:value="19" calcext:value-type="float">
            <text:p>19</text:p>
          </table:table-cell>
          <table:table-cell table:formula="of:=ROUND(([stats.E32]+[stats.F32]+[stats.I32]+[stats.K32]+[stats.M32]+[stats.O32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33] / 1000 / 60)" office:value-type="float" office:value="31" calcext:value-type="float">
            <text:p>31</text:p>
          </table:table-cell>
          <table:table-cell table:style-name="ce5" table:formula="of:=1000 * ([stats.B33]-[stats.B32])/([stats.A33]-[stats.A32])" office:value-type="float" office:value="44.1498903727327" calcext:value-type="float">
            <text:p>44,15</text:p>
          </table:table-cell>
          <table:table-cell table:formula="of:=ROUND([stats.D33] / 1024)" office:value-type="float" office:value="155" calcext:value-type="float">
            <text:p>155</text:p>
          </table:table-cell>
          <table:table-cell table:formula="of:=ROUND(([stats.G33]+[stats.H33]+[stats.J33]+[stats.L33]) / 1024)" office:value-type="float" office:value="38" calcext:value-type="float">
            <text:p>38</text:p>
          </table:table-cell>
          <table:table-cell table:formula="of:=ROUND(([stats.E33]+[stats.F33]+[stats.I33]+[stats.K33]+[stats.M33]+[stats.O33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34] / 1000 / 60)" office:value-type="float" office:value="32" calcext:value-type="float">
            <text:p>32</text:p>
          </table:table-cell>
          <table:table-cell table:style-name="ce5" table:formula="of:=1000 * ([stats.B34]-[stats.B33])/([stats.A34]-[stats.A33])" office:value-type="float" office:value="45.8976104681091" calcext:value-type="float">
            <text:p>45,90</text:p>
          </table:table-cell>
          <table:table-cell table:formula="of:=ROUND([stats.D34] / 1024)" office:value-type="float" office:value="150" calcext:value-type="float">
            <text:p>150</text:p>
          </table:table-cell>
          <table:table-cell table:formula="of:=ROUND(([stats.G34]+[stats.H34]+[stats.J34]+[stats.L34]) / 1024)" office:value-type="float" office:value="21" calcext:value-type="float">
            <text:p>21</text:p>
          </table:table-cell>
          <table:table-cell table:formula="of:=ROUND(([stats.E34]+[stats.F34]+[stats.I34]+[stats.K34]+[stats.M34]+[stats.O34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35] / 1000 / 60)" office:value-type="float" office:value="33" calcext:value-type="float">
            <text:p>33</text:p>
          </table:table-cell>
          <table:table-cell table:style-name="ce5" table:formula="of:=1000 * ([stats.B35]-[stats.B34])/([stats.A35]-[stats.A34])" office:value-type="float" office:value="44.8068555485435" calcext:value-type="float">
            <text:p>44,81</text:p>
          </table:table-cell>
          <table:table-cell table:formula="of:=ROUND([stats.D35] / 1024)" office:value-type="float" office:value="174" calcext:value-type="float">
            <text:p>174</text:p>
          </table:table-cell>
          <table:table-cell table:formula="of:=ROUND(([stats.G35]+[stats.H35]+[stats.J35]+[stats.L35]) / 1024)" office:value-type="float" office:value="4" calcext:value-type="float">
            <text:p>4</text:p>
          </table:table-cell>
          <table:table-cell table:formula="of:=ROUND(([stats.E35]+[stats.F35]+[stats.I35]+[stats.K35]+[stats.M35]+[stats.O35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36] / 1000 / 60)" office:value-type="float" office:value="34" calcext:value-type="float">
            <text:p>34</text:p>
          </table:table-cell>
          <table:table-cell table:style-name="ce5" table:formula="of:=1000 * ([stats.B36]-[stats.B35])/([stats.A36]-[stats.A35])" office:value-type="float" office:value="46.7548855202643" calcext:value-type="float">
            <text:p>46,75</text:p>
          </table:table-cell>
          <table:table-cell table:formula="of:=ROUND([stats.D36] / 1024)" office:value-type="float" office:value="176" calcext:value-type="float">
            <text:p>176</text:p>
          </table:table-cell>
          <table:table-cell table:formula="of:=ROUND(([stats.G36]+[stats.H36]+[stats.J36]+[stats.L36]) / 1024)" office:value-type="float" office:value="23" calcext:value-type="float">
            <text:p>23</text:p>
          </table:table-cell>
          <table:table-cell table:formula="of:=ROUND(([stats.E36]+[stats.F36]+[stats.I36]+[stats.K36]+[stats.M36]+[stats.O36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37] / 1000 / 60)" office:value-type="float" office:value="35" calcext:value-type="float">
            <text:p>35</text:p>
          </table:table-cell>
          <table:table-cell table:style-name="ce5" table:formula="of:=1000 * ([stats.B37]-[stats.B36])/([stats.A37]-[stats.A36])" office:value-type="float" office:value="45.2506727798266" calcext:value-type="float">
            <text:p>45,25</text:p>
          </table:table-cell>
          <table:table-cell table:formula="of:=ROUND([stats.D37] / 1024)" office:value-type="float" office:value="177" calcext:value-type="float">
            <text:p>177</text:p>
          </table:table-cell>
          <table:table-cell table:formula="of:=ROUND(([stats.G37]+[stats.H37]+[stats.J37]+[stats.L37]) / 1024)" office:value-type="float" office:value="6" calcext:value-type="float">
            <text:p>6</text:p>
          </table:table-cell>
          <table:table-cell table:formula="of:=ROUND(([stats.E37]+[stats.F37]+[stats.I37]+[stats.K37]+[stats.M37]+[stats.O37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38] / 1000 / 60)" office:value-type="float" office:value="36" calcext:value-type="float">
            <text:p>36</text:p>
          </table:table-cell>
          <table:table-cell table:style-name="ce5" table:formula="of:=1000 * ([stats.B38]-[stats.B37])/([stats.A38]-[stats.A37])" office:value-type="float" office:value="45.1442523294634" calcext:value-type="float">
            <text:p>45,14</text:p>
          </table:table-cell>
          <table:table-cell table:formula="of:=ROUND([stats.D38] / 1024)" office:value-type="float" office:value="159" calcext:value-type="float">
            <text:p>159</text:p>
          </table:table-cell>
          <table:table-cell table:formula="of:=ROUND(([stats.G38]+[stats.H38]+[stats.J38]+[stats.L38]) / 1024)" office:value-type="float" office:value="25" calcext:value-type="float">
            <text:p>25</text:p>
          </table:table-cell>
          <table:table-cell table:formula="of:=ROUND(([stats.E38]+[stats.F38]+[stats.I38]+[stats.K38]+[stats.M38]+[stats.O38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39] / 1000 / 60)" office:value-type="float" office:value="37" calcext:value-type="float">
            <text:p>37</text:p>
          </table:table-cell>
          <table:table-cell table:style-name="ce5" table:formula="of:=1000 * ([stats.B39]-[stats.B38])/([stats.A39]-[stats.A38])" office:value-type="float" office:value="45.8545007802902" calcext:value-type="float">
            <text:p>45,85</text:p>
          </table:table-cell>
          <table:table-cell table:formula="of:=ROUND([stats.D39] / 1024)" office:value-type="float" office:value="200" calcext:value-type="float">
            <text:p>200</text:p>
          </table:table-cell>
          <table:table-cell table:formula="of:=ROUND(([stats.G39]+[stats.H39]+[stats.J39]+[stats.L39]) / 1024)" office:value-type="float" office:value="9" calcext:value-type="float">
            <text:p>9</text:p>
          </table:table-cell>
          <table:table-cell table:formula="of:=ROUND(([stats.E39]+[stats.F39]+[stats.I39]+[stats.K39]+[stats.M39]+[stats.O39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40] / 1000 / 60)" office:value-type="float" office:value="38" calcext:value-type="float">
            <text:p>38</text:p>
          </table:table-cell>
          <table:table-cell table:style-name="ce5" table:formula="of:=1000 * ([stats.B40]-[stats.B39])/([stats.A40]-[stats.A39])" office:value-type="float" office:value="45.5481727574751" calcext:value-type="float">
            <text:p>45,55</text:p>
          </table:table-cell>
          <table:table-cell table:formula="of:=ROUND([stats.D40] / 1024)" office:value-type="float" office:value="155" calcext:value-type="float">
            <text:p>155</text:p>
          </table:table-cell>
          <table:table-cell table:formula="of:=ROUND(([stats.G40]+[stats.H40]+[stats.J40]+[stats.L40]) / 1024)" office:value-type="float" office:value="27" calcext:value-type="float">
            <text:p>27</text:p>
          </table:table-cell>
          <table:table-cell table:formula="of:=ROUND(([stats.E40]+[stats.F40]+[stats.I40]+[stats.K40]+[stats.M40]+[stats.O40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41] / 1000 / 60)" office:value-type="float" office:value="39" calcext:value-type="float">
            <text:p>39</text:p>
          </table:table-cell>
          <table:table-cell table:style-name="ce5" table:formula="of:=1000 * ([stats.B41]-[stats.B40])/([stats.A41]-[stats.A40])" office:value-type="float" office:value="47.0385011460652" calcext:value-type="float">
            <text:p>47,04</text:p>
          </table:table-cell>
          <table:table-cell table:formula="of:=ROUND([stats.D41] / 1024)" office:value-type="float" office:value="152" calcext:value-type="float">
            <text:p>152</text:p>
          </table:table-cell>
          <table:table-cell table:formula="of:=ROUND(([stats.G41]+[stats.H41]+[stats.J41]+[stats.L41]) / 1024)" office:value-type="float" office:value="11" calcext:value-type="float">
            <text:p>11</text:p>
          </table:table-cell>
          <table:table-cell table:formula="of:=ROUND(([stats.E41]+[stats.F41]+[stats.I41]+[stats.K41]+[stats.M41]+[stats.O41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42] / 1000 / 60)" office:value-type="float" office:value="40" calcext:value-type="float">
            <text:p>40</text:p>
          </table:table-cell>
          <table:table-cell table:style-name="ce5" table:formula="of:=1000 * ([stats.B42]-[stats.B41])/([stats.A42]-[stats.A41])" office:value-type="float" office:value="47.5731703265672" calcext:value-type="float">
            <text:p>47,57</text:p>
          </table:table-cell>
          <table:table-cell table:formula="of:=ROUND([stats.D42] / 1024)" office:value-type="float" office:value="161" calcext:value-type="float">
            <text:p>161</text:p>
          </table:table-cell>
          <table:table-cell table:formula="of:=ROUND(([stats.G42]+[stats.H42]+[stats.J42]+[stats.L42]) / 1024)" office:value-type="float" office:value="32" calcext:value-type="float">
            <text:p>32</text:p>
          </table:table-cell>
          <table:table-cell table:formula="of:=ROUND(([stats.E42]+[stats.F42]+[stats.I42]+[stats.K42]+[stats.M42]+[stats.O42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43] / 1000 / 60)" office:value-type="float" office:value="41" calcext:value-type="float">
            <text:p>41</text:p>
          </table:table-cell>
          <table:table-cell table:style-name="ce5" table:formula="of:=1000 * ([stats.B43]-[stats.B42])/([stats.A43]-[stats.A42])" office:value-type="float" office:value="46.5216669433837" calcext:value-type="float">
            <text:p>46,52</text:p>
          </table:table-cell>
          <table:table-cell table:formula="of:=ROUND([stats.D43] / 1024)" office:value-type="float" office:value="185" calcext:value-type="float">
            <text:p>185</text:p>
          </table:table-cell>
          <table:table-cell table:formula="of:=ROUND(([stats.G43]+[stats.H43]+[stats.J43]+[stats.L43]) / 1024)" office:value-type="float" office:value="14" calcext:value-type="float">
            <text:p>14</text:p>
          </table:table-cell>
          <table:table-cell table:formula="of:=ROUND(([stats.E43]+[stats.F43]+[stats.I43]+[stats.K43]+[stats.M43]+[stats.O43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44] / 1000 / 60)" office:value-type="float" office:value="42" calcext:value-type="float">
            <text:p>42</text:p>
          </table:table-cell>
          <table:table-cell table:style-name="ce5" table:formula="of:=1000 * ([stats.B44]-[stats.B43])/([stats.A44]-[stats.A43])" office:value-type="float" office:value="46.0792776044087" calcext:value-type="float">
            <text:p>46,08</text:p>
          </table:table-cell>
          <table:table-cell table:formula="of:=ROUND([stats.D44] / 1024)" office:value-type="float" office:value="180" calcext:value-type="float">
            <text:p>180</text:p>
          </table:table-cell>
          <table:table-cell table:formula="of:=ROUND(([stats.G44]+[stats.H44]+[stats.J44]+[stats.L44]) / 1024)" office:value-type="float" office:value="33" calcext:value-type="float">
            <text:p>33</text:p>
          </table:table-cell>
          <table:table-cell table:formula="of:=ROUND(([stats.E44]+[stats.F44]+[stats.I44]+[stats.K44]+[stats.M44]+[stats.O44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45] / 1000 / 60)" office:value-type="float" office:value="43" calcext:value-type="float">
            <text:p>43</text:p>
          </table:table-cell>
          <table:table-cell table:style-name="ce5" table:formula="of:=1000 * ([stats.B45]-[stats.B44])/([stats.A45]-[stats.A44])" office:value-type="float" office:value="46.8630642000731" calcext:value-type="float">
            <text:p>46,86</text:p>
          </table:table-cell>
          <table:table-cell table:formula="of:=ROUND([stats.D45] / 1024)" office:value-type="float" office:value="152" calcext:value-type="float">
            <text:p>152</text:p>
          </table:table-cell>
          <table:table-cell table:formula="of:=ROUND(([stats.G45]+[stats.H45]+[stats.J45]+[stats.L45]) / 1024)" office:value-type="float" office:value="16" calcext:value-type="float">
            <text:p>16</text:p>
          </table:table-cell>
          <table:table-cell table:formula="of:=ROUND(([stats.E45]+[stats.F45]+[stats.I45]+[stats.K45]+[stats.M45]+[stats.O45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46] / 1000 / 60)" office:value-type="float" office:value="44" calcext:value-type="float">
            <text:p>44</text:p>
          </table:table-cell>
          <table:table-cell table:style-name="ce5" table:formula="of:=1000 * ([stats.B46]-[stats.B45])/([stats.A46]-[stats.A45])" office:value-type="float" office:value="46.7688628323728" calcext:value-type="float">
            <text:p>46,77</text:p>
          </table:table-cell>
          <table:table-cell table:formula="of:=ROUND([stats.D46] / 1024)" office:value-type="float" office:value="137" calcext:value-type="float">
            <text:p>137</text:p>
          </table:table-cell>
          <table:table-cell table:formula="of:=ROUND(([stats.G46]+[stats.H46]+[stats.J46]+[stats.L46]) / 1024)" office:value-type="float" office:value="36" calcext:value-type="float">
            <text:p>36</text:p>
          </table:table-cell>
          <table:table-cell table:formula="of:=ROUND(([stats.E46]+[stats.F46]+[stats.I46]+[stats.K46]+[stats.M46]+[stats.O46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47] / 1000 / 60)" office:value-type="float" office:value="45" calcext:value-type="float">
            <text:p>45</text:p>
          </table:table-cell>
          <table:table-cell table:style-name="ce5" table:formula="of:=1000 * ([stats.B47]-[stats.B46])/([stats.A47]-[stats.A46])" office:value-type="float" office:value="46.782654890763" calcext:value-type="float">
            <text:p>46,78</text:p>
          </table:table-cell>
          <table:table-cell table:formula="of:=ROUND([stats.D47] / 1024)" office:value-type="float" office:value="169" calcext:value-type="float">
            <text:p>169</text:p>
          </table:table-cell>
          <table:table-cell table:formula="of:=ROUND(([stats.G47]+[stats.H47]+[stats.J47]+[stats.L47]) / 1024)" office:value-type="float" office:value="18" calcext:value-type="float">
            <text:p>18</text:p>
          </table:table-cell>
          <table:table-cell table:formula="of:=ROUND(([stats.E47]+[stats.F47]+[stats.I47]+[stats.K47]+[stats.M47]+[stats.O47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48] / 1000 / 60)" office:value-type="float" office:value="46" calcext:value-type="float">
            <text:p>46</text:p>
          </table:table-cell>
          <table:table-cell table:style-name="ce5" table:formula="of:=1000 * ([stats.B48]-[stats.B47])/([stats.A48]-[stats.A47])" office:value-type="float" office:value="48.0255073233917" calcext:value-type="float">
            <text:p>48,03</text:p>
          </table:table-cell>
          <table:table-cell table:formula="of:=ROUND([stats.D48] / 1024)" office:value-type="float" office:value="140" calcext:value-type="float">
            <text:p>140</text:p>
          </table:table-cell>
          <table:table-cell table:formula="of:=ROUND(([stats.G48]+[stats.H48]+[stats.J48]+[stats.L48]) / 1024)" office:value-type="float" office:value="39" calcext:value-type="float">
            <text:p>39</text:p>
          </table:table-cell>
          <table:table-cell table:formula="of:=ROUND(([stats.E48]+[stats.F48]+[stats.I48]+[stats.K48]+[stats.M48]+[stats.O48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49] / 1000 / 60)" office:value-type="float" office:value="47" calcext:value-type="float">
            <text:p>47</text:p>
          </table:table-cell>
          <table:table-cell table:style-name="ce5" table:formula="of:=1000 * ([stats.B49]-[stats.B48])/([stats.A49]-[stats.A48])" office:value-type="float" office:value="47.1611949716867" calcext:value-type="float">
            <text:p>47,16</text:p>
          </table:table-cell>
          <table:table-cell table:formula="of:=ROUND([stats.D49] / 1024)" office:value-type="float" office:value="169" calcext:value-type="float">
            <text:p>169</text:p>
          </table:table-cell>
          <table:table-cell table:formula="of:=ROUND(([stats.G49]+[stats.H49]+[stats.J49]+[stats.L49]) / 1024)" office:value-type="float" office:value="22" calcext:value-type="float">
            <text:p>22</text:p>
          </table:table-cell>
          <table:table-cell table:formula="of:=ROUND(([stats.E49]+[stats.F49]+[stats.I49]+[stats.K49]+[stats.M49]+[stats.O49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50] / 1000 / 60)" office:value-type="float" office:value="48" calcext:value-type="float">
            <text:p>48</text:p>
          </table:table-cell>
          <table:table-cell table:style-name="ce5" table:formula="of:=1000 * ([stats.B50]-[stats.B49])/([stats.A50]-[stats.A49])" office:value-type="float" office:value="47.5454771991029" calcext:value-type="float">
            <text:p>47,55</text:p>
          </table:table-cell>
          <table:table-cell table:formula="of:=ROUND([stats.D50] / 1024)" office:value-type="float" office:value="158" calcext:value-type="float">
            <text:p>158</text:p>
          </table:table-cell>
          <table:table-cell table:formula="of:=ROUND(([stats.G50]+[stats.H50]+[stats.J50]+[stats.L50]) / 1024)" office:value-type="float" office:value="5" calcext:value-type="float">
            <text:p>5</text:p>
          </table:table-cell>
          <table:table-cell table:formula="of:=ROUND(([stats.E50]+[stats.F50]+[stats.I50]+[stats.K50]+[stats.M50]+[stats.O50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51] / 1000 / 60)" office:value-type="float" office:value="49" calcext:value-type="float">
            <text:p>49</text:p>
          </table:table-cell>
          <table:table-cell table:style-name="ce5" table:formula="of:=1000 * ([stats.B51]-[stats.B50])/([stats.A51]-[stats.A50])" office:value-type="float" office:value="46.4482689879726" calcext:value-type="float">
            <text:p>46,45</text:p>
          </table:table-cell>
          <table:table-cell table:formula="of:=ROUND([stats.D51] / 1024)" office:value-type="float" office:value="160" calcext:value-type="float">
            <text:p>160</text:p>
          </table:table-cell>
          <table:table-cell table:formula="of:=ROUND(([stats.G51]+[stats.H51]+[stats.J51]+[stats.L51]) / 1024)" office:value-type="float" office:value="25" calcext:value-type="float">
            <text:p>25</text:p>
          </table:table-cell>
          <table:table-cell table:formula="of:=ROUND(([stats.E51]+[stats.F51]+[stats.I51]+[stats.K51]+[stats.M51]+[stats.O51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52] / 1000 / 60)" office:value-type="float" office:value="50" calcext:value-type="float">
            <text:p>50</text:p>
          </table:table-cell>
          <table:table-cell table:style-name="ce5" table:formula="of:=1000 * ([stats.B52]-[stats.B51])/([stats.A52]-[stats.A51])" office:value-type="float" office:value="47.664125687144" calcext:value-type="float">
            <text:p>47,66</text:p>
          </table:table-cell>
          <table:table-cell table:formula="of:=ROUND([stats.D52] / 1024)" office:value-type="float" office:value="222" calcext:value-type="float">
            <text:p>222</text:p>
          </table:table-cell>
          <table:table-cell table:formula="of:=ROUND(([stats.G52]+[stats.H52]+[stats.J52]+[stats.L52]) / 1024)" office:value-type="float" office:value="8" calcext:value-type="float">
            <text:p>8</text:p>
          </table:table-cell>
          <table:table-cell table:formula="of:=ROUND(([stats.E52]+[stats.F52]+[stats.I52]+[stats.K52]+[stats.M52]+[stats.O52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53] / 1000 / 60)" office:value-type="float" office:value="51" calcext:value-type="float">
            <text:p>51</text:p>
          </table:table-cell>
          <table:table-cell table:style-name="ce5" table:formula="of:=1000 * ([stats.B53]-[stats.B52])/([stats.A53]-[stats.A52])" office:value-type="float" office:value="45.9949521785335" calcext:value-type="float">
            <text:p>45,99</text:p>
          </table:table-cell>
          <table:table-cell table:formula="of:=ROUND([stats.D53] / 1024)" office:value-type="float" office:value="173" calcext:value-type="float">
            <text:p>173</text:p>
          </table:table-cell>
          <table:table-cell table:formula="of:=ROUND(([stats.G53]+[stats.H53]+[stats.J53]+[stats.L53]) / 1024)" office:value-type="float" office:value="28" calcext:value-type="float">
            <text:p>28</text:p>
          </table:table-cell>
          <table:table-cell table:formula="of:=ROUND(([stats.E53]+[stats.F53]+[stats.I53]+[stats.K53]+[stats.M53]+[stats.O53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54] / 1000 / 60)" office:value-type="float" office:value="52" calcext:value-type="float">
            <text:p>52</text:p>
          </table:table-cell>
          <table:table-cell table:style-name="ce5" table:formula="of:=1000 * ([stats.B54]-[stats.B53])/([stats.A54]-[stats.A53])" office:value-type="float" office:value="47.3066126272777" calcext:value-type="float">
            <text:p>47,31</text:p>
          </table:table-cell>
          <table:table-cell table:formula="of:=ROUND([stats.D54] / 1024)" office:value-type="float" office:value="189" calcext:value-type="float">
            <text:p>189</text:p>
          </table:table-cell>
          <table:table-cell table:formula="of:=ROUND(([stats.G54]+[stats.H54]+[stats.J54]+[stats.L54]) / 1024)" office:value-type="float" office:value="11" calcext:value-type="float">
            <text:p>11</text:p>
          </table:table-cell>
          <table:table-cell table:formula="of:=ROUND(([stats.E54]+[stats.F54]+[stats.I54]+[stats.K54]+[stats.M54]+[stats.O54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55] / 1000 / 60)" office:value-type="float" office:value="53" calcext:value-type="float">
            <text:p>53</text:p>
          </table:table-cell>
          <table:table-cell table:style-name="ce5" table:formula="of:=1000 * ([stats.B55]-[stats.B54])/([stats.A55]-[stats.A54])" office:value-type="float" office:value="46.8545053047535" calcext:value-type="float">
            <text:p>46,85</text:p>
          </table:table-cell>
          <table:table-cell table:formula="of:=ROUND([stats.D55] / 1024)" office:value-type="float" office:value="165" calcext:value-type="float">
            <text:p>165</text:p>
          </table:table-cell>
          <table:table-cell table:formula="of:=ROUND(([stats.G55]+[stats.H55]+[stats.J55]+[stats.L55]) / 1024)" office:value-type="float" office:value="31" calcext:value-type="float">
            <text:p>31</text:p>
          </table:table-cell>
          <table:table-cell table:formula="of:=ROUND(([stats.E55]+[stats.F55]+[stats.I55]+[stats.K55]+[stats.M55]+[stats.O55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56] / 1000 / 60)" office:value-type="float" office:value="54" calcext:value-type="float">
            <text:p>54</text:p>
          </table:table-cell>
          <table:table-cell table:style-name="ce5" table:formula="of:=1000 * ([stats.B56]-[stats.B55])/([stats.A56]-[stats.A55])" office:value-type="float" office:value="45.4454853498106" calcext:value-type="float">
            <text:p>45,45</text:p>
          </table:table-cell>
          <table:table-cell table:formula="of:=ROUND([stats.D56] / 1024)" office:value-type="float" office:value="174" calcext:value-type="float">
            <text:p>174</text:p>
          </table:table-cell>
          <table:table-cell table:formula="of:=ROUND(([stats.G56]+[stats.H56]+[stats.J56]+[stats.L56]) / 1024)" office:value-type="float" office:value="14" calcext:value-type="float">
            <text:p>14</text:p>
          </table:table-cell>
          <table:table-cell table:formula="of:=ROUND(([stats.E56]+[stats.F56]+[stats.I56]+[stats.K56]+[stats.M56]+[stats.O56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57] / 1000 / 60)" office:value-type="float" office:value="55" calcext:value-type="float">
            <text:p>55</text:p>
          </table:table-cell>
          <table:table-cell table:style-name="ce5" table:formula="of:=1000 * ([stats.B57]-[stats.B56])/([stats.A57]-[stats.A56])" office:value-type="float" office:value="45.9148102652634" calcext:value-type="float">
            <text:p>45,91</text:p>
          </table:table-cell>
          <table:table-cell table:formula="of:=ROUND([stats.D57] / 1024)" office:value-type="float" office:value="151" calcext:value-type="float">
            <text:p>151</text:p>
          </table:table-cell>
          <table:table-cell table:formula="of:=ROUND(([stats.G57]+[stats.H57]+[stats.J57]+[stats.L57]) / 1024)" office:value-type="float" office:value="33" calcext:value-type="float">
            <text:p>33</text:p>
          </table:table-cell>
          <table:table-cell table:formula="of:=ROUND(([stats.E57]+[stats.F57]+[stats.I57]+[stats.K57]+[stats.M57]+[stats.O57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58] / 1000 / 60)" office:value-type="float" office:value="56" calcext:value-type="float">
            <text:p>56</text:p>
          </table:table-cell>
          <table:table-cell table:style-name="ce5" table:formula="of:=1000 * ([stats.B58]-[stats.B57])/([stats.A58]-[stats.A57])" office:value-type="float" office:value="46.799747567011" calcext:value-type="float">
            <text:p>46,80</text:p>
          </table:table-cell>
          <table:table-cell table:formula="of:=ROUND([stats.D58] / 1024)" office:value-type="float" office:value="150" calcext:value-type="float">
            <text:p>150</text:p>
          </table:table-cell>
          <table:table-cell table:formula="of:=ROUND(([stats.G58]+[stats.H58]+[stats.J58]+[stats.L58]) / 1024)" office:value-type="float" office:value="16" calcext:value-type="float">
            <text:p>16</text:p>
          </table:table-cell>
          <table:table-cell table:formula="of:=ROUND(([stats.E58]+[stats.F58]+[stats.I58]+[stats.K58]+[stats.M58]+[stats.O58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59] / 1000 / 60)" office:value-type="float" office:value="57" calcext:value-type="float">
            <text:p>57</text:p>
          </table:table-cell>
          <table:table-cell table:style-name="ce5" table:formula="of:=1000 * ([stats.B59]-[stats.B58])/([stats.A59]-[stats.A58])" office:value-type="float" office:value="46.7603201487828" calcext:value-type="float">
            <text:p>46,76</text:p>
          </table:table-cell>
          <table:table-cell table:formula="of:=ROUND([stats.D59] / 1024)" office:value-type="float" office:value="170" calcext:value-type="float">
            <text:p>170</text:p>
          </table:table-cell>
          <table:table-cell table:formula="of:=ROUND(([stats.G59]+[stats.H59]+[stats.J59]+[stats.L59]) / 1024)" office:value-type="float" office:value="36" calcext:value-type="float">
            <text:p>36</text:p>
          </table:table-cell>
          <table:table-cell table:formula="of:=ROUND(([stats.E59]+[stats.F59]+[stats.I59]+[stats.K59]+[stats.M59]+[stats.O59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60] / 1000 / 60)" office:value-type="float" office:value="58" calcext:value-type="float">
            <text:p>58</text:p>
          </table:table-cell>
          <table:table-cell table:style-name="ce5" table:formula="of:=1000 * ([stats.B60]-[stats.B59])/([stats.A60]-[stats.A59])" office:value-type="float" office:value="46.9341659469873" calcext:value-type="float">
            <text:p>46,93</text:p>
          </table:table-cell>
          <table:table-cell table:formula="of:=ROUND([stats.D60] / 1024)" office:value-type="float" office:value="171" calcext:value-type="float">
            <text:p>171</text:p>
          </table:table-cell>
          <table:table-cell table:formula="of:=ROUND(([stats.G60]+[stats.H60]+[stats.J60]+[stats.L60]) / 1024)" office:value-type="float" office:value="19" calcext:value-type="float">
            <text:p>19</text:p>
          </table:table-cell>
          <table:table-cell table:formula="of:=ROUND(([stats.E60]+[stats.F60]+[stats.I60]+[stats.K60]+[stats.M60]+[stats.O60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61] / 1000 / 60)" office:value-type="float" office:value="59" calcext:value-type="float">
            <text:p>59</text:p>
          </table:table-cell>
          <table:table-cell table:style-name="ce5" table:formula="of:=1000 * ([stats.B61]-[stats.B60])/([stats.A61]-[stats.A60])" office:value-type="float" office:value="46.2984489687469" calcext:value-type="float">
            <text:p>46,30</text:p>
          </table:table-cell>
          <table:table-cell table:formula="of:=ROUND([stats.D61] / 1024)" office:value-type="float" office:value="166" calcext:value-type="float">
            <text:p>166</text:p>
          </table:table-cell>
          <table:table-cell table:formula="of:=ROUND(([stats.G61]+[stats.H61]+[stats.J61]+[stats.L61]) / 1024)" office:value-type="float" office:value="39" calcext:value-type="float">
            <text:p>39</text:p>
          </table:table-cell>
          <table:table-cell table:formula="of:=ROUND(([stats.E61]+[stats.F61]+[stats.I61]+[stats.K61]+[stats.M61]+[stats.O61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62] / 1000 / 60)" office:value-type="float" office:value="60" calcext:value-type="float">
            <text:p>60</text:p>
          </table:table-cell>
          <table:table-cell table:style-name="ce5" table:formula="of:=1000 * ([stats.B62]-[stats.B61])/([stats.A62]-[stats.A61])" office:value-type="float" office:value="45.5723111672092" calcext:value-type="float">
            <text:p>45,57</text:p>
          </table:table-cell>
          <table:table-cell table:formula="of:=ROUND([stats.D62] / 1024)" office:value-type="float" office:value="171" calcext:value-type="float">
            <text:p>171</text:p>
          </table:table-cell>
          <table:table-cell table:formula="of:=ROUND(([stats.G62]+[stats.H62]+[stats.J62]+[stats.L62]) / 1024)" office:value-type="float" office:value="21" calcext:value-type="float">
            <text:p>21</text:p>
          </table:table-cell>
          <table:table-cell table:formula="of:=ROUND(([stats.E62]+[stats.F62]+[stats.I62]+[stats.K62]+[stats.M62]+[stats.O62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63] / 1000 / 60)" office:value-type="float" office:value="61" calcext:value-type="float">
            <text:p>61</text:p>
          </table:table-cell>
          <table:table-cell table:style-name="ce5" table:formula="of:=1000 * ([stats.B63]-[stats.B62])/([stats.A63]-[stats.A62])" office:value-type="float" office:value="45.5738249460223" calcext:value-type="float">
            <text:p>45,57</text:p>
          </table:table-cell>
          <table:table-cell table:formula="of:=ROUND([stats.D63] / 1024)" office:value-type="float" office:value="154" calcext:value-type="float">
            <text:p>154</text:p>
          </table:table-cell>
          <table:table-cell table:formula="of:=ROUND(([stats.G63]+[stats.H63]+[stats.J63]+[stats.L63]) / 1024)" office:value-type="float" office:value="41" calcext:value-type="float">
            <text:p>41</text:p>
          </table:table-cell>
          <table:table-cell table:formula="of:=ROUND(([stats.E63]+[stats.F63]+[stats.I63]+[stats.K63]+[stats.M63]+[stats.O63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64] / 1000 / 60)" office:value-type="float" office:value="62" calcext:value-type="float">
            <text:p>62</text:p>
          </table:table-cell>
          <table:table-cell table:style-name="ce5" table:formula="of:=1000 * ([stats.B64]-[stats.B63])/([stats.A64]-[stats.A63])" office:value-type="float" office:value="46.6552657357751" calcext:value-type="float">
            <text:p>46,66</text:p>
          </table:table-cell>
          <table:table-cell table:formula="of:=ROUND([stats.D64] / 1024)" office:value-type="float" office:value="188" calcext:value-type="float">
            <text:p>188</text:p>
          </table:table-cell>
          <table:table-cell table:formula="of:=ROUND(([stats.G64]+[stats.H64]+[stats.J64]+[stats.L64]) / 1024)" office:value-type="float" office:value="23" calcext:value-type="float">
            <text:p>23</text:p>
          </table:table-cell>
          <table:table-cell table:formula="of:=ROUND(([stats.E64]+[stats.F64]+[stats.I64]+[stats.K64]+[stats.M64]+[stats.O64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65] / 1000 / 60)" office:value-type="float" office:value="63" calcext:value-type="float">
            <text:p>63</text:p>
          </table:table-cell>
          <table:table-cell table:style-name="ce5" table:formula="of:=1000 * ([stats.B65]-[stats.B64])/([stats.A65]-[stats.A64])" office:value-type="float" office:value="47.1072870122751" calcext:value-type="float">
            <text:p>47,11</text:p>
          </table:table-cell>
          <table:table-cell table:formula="of:=ROUND([stats.D65] / 1024)" office:value-type="float" office:value="129" calcext:value-type="float">
            <text:p>129</text:p>
          </table:table-cell>
          <table:table-cell table:formula="of:=ROUND(([stats.G65]+[stats.H65]+[stats.J65]+[stats.L65]) / 1024)" office:value-type="float" office:value="5" calcext:value-type="float">
            <text:p>5</text:p>
          </table:table-cell>
          <table:table-cell table:formula="of:=ROUND(([stats.E65]+[stats.F65]+[stats.I65]+[stats.K65]+[stats.M65]+[stats.O65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66] / 1000 / 60)" office:value-type="float" office:value="64" calcext:value-type="float">
            <text:p>64</text:p>
          </table:table-cell>
          <table:table-cell table:style-name="ce5" table:formula="of:=1000 * ([stats.B66]-[stats.B65])/([stats.A66]-[stats.A65])" office:value-type="float" office:value="46.8082985897713" calcext:value-type="float">
            <text:p>46,81</text:p>
          </table:table-cell>
          <table:table-cell table:formula="of:=ROUND([stats.D66] / 1024)" office:value-type="float" office:value="158" calcext:value-type="float">
            <text:p>158</text:p>
          </table:table-cell>
          <table:table-cell table:formula="of:=ROUND(([stats.G66]+[stats.H66]+[stats.J66]+[stats.L66]) / 1024)" office:value-type="float" office:value="25" calcext:value-type="float">
            <text:p>25</text:p>
          </table:table-cell>
          <table:table-cell table:formula="of:=ROUND(([stats.E66]+[stats.F66]+[stats.I66]+[stats.K66]+[stats.M66]+[stats.O66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67] / 1000 / 60)" office:value-type="float" office:value="65" calcext:value-type="float">
            <text:p>65</text:p>
          </table:table-cell>
          <table:table-cell table:style-name="ce5" table:formula="of:=1000 * ([stats.B67]-[stats.B66])/([stats.A67]-[stats.A66])" office:value-type="float" office:value="46.4923204649232" calcext:value-type="float">
            <text:p>46,49</text:p>
          </table:table-cell>
          <table:table-cell table:formula="of:=ROUND([stats.D67] / 1024)" office:value-type="float" office:value="148" calcext:value-type="float">
            <text:p>148</text:p>
          </table:table-cell>
          <table:table-cell table:formula="of:=ROUND(([stats.G67]+[stats.H67]+[stats.J67]+[stats.L67]) / 1024)" office:value-type="float" office:value="7" calcext:value-type="float">
            <text:p>7</text:p>
          </table:table-cell>
          <table:table-cell table:formula="of:=ROUND(([stats.E67]+[stats.F67]+[stats.I67]+[stats.K67]+[stats.M67]+[stats.O67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68] / 1000 / 60)" office:value-type="float" office:value="66" calcext:value-type="float">
            <text:p>66</text:p>
          </table:table-cell>
          <table:table-cell table:style-name="ce5" table:formula="of:=1000 * ([stats.B68]-[stats.B67])/([stats.A68]-[stats.A67])" office:value-type="float" office:value="45.6991032879442" calcext:value-type="float">
            <text:p>45,70</text:p>
          </table:table-cell>
          <table:table-cell table:formula="of:=ROUND([stats.D68] / 1024)" office:value-type="float" office:value="212" calcext:value-type="float">
            <text:p>212</text:p>
          </table:table-cell>
          <table:table-cell table:formula="of:=ROUND(([stats.G68]+[stats.H68]+[stats.J68]+[stats.L68]) / 1024)" office:value-type="float" office:value="27" calcext:value-type="float">
            <text:p>27</text:p>
          </table:table-cell>
          <table:table-cell table:formula="of:=ROUND(([stats.E68]+[stats.F68]+[stats.I68]+[stats.K68]+[stats.M68]+[stats.O68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69] / 1000 / 60)" office:value-type="float" office:value="67" calcext:value-type="float">
            <text:p>67</text:p>
          </table:table-cell>
          <table:table-cell table:style-name="ce5" table:formula="of:=1000 * ([stats.B69]-[stats.B68])/([stats.A69]-[stats.A68])" office:value-type="float" office:value="47.0275655928263" calcext:value-type="float">
            <text:p>47,03</text:p>
          </table:table-cell>
          <table:table-cell table:formula="of:=ROUND([stats.D69] / 1024)" office:value-type="float" office:value="117" calcext:value-type="float">
            <text:p>117</text:p>
          </table:table-cell>
          <table:table-cell table:formula="of:=ROUND(([stats.G69]+[stats.H69]+[stats.J69]+[stats.L69]) / 1024)" office:value-type="float" office:value="9" calcext:value-type="float">
            <text:p>9</text:p>
          </table:table-cell>
          <table:table-cell table:formula="of:=ROUND(([stats.E69]+[stats.F69]+[stats.I69]+[stats.K69]+[stats.M69]+[stats.O69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70] / 1000 / 60)" office:value-type="float" office:value="68" calcext:value-type="float">
            <text:p>68</text:p>
          </table:table-cell>
          <table:table-cell table:style-name="ce5" table:formula="of:=1000 * ([stats.B70]-[stats.B69])/([stats.A70]-[stats.A69])" office:value-type="float" office:value="46.8646206988176" calcext:value-type="float">
            <text:p>46,86</text:p>
          </table:table-cell>
          <table:table-cell table:formula="of:=ROUND([stats.D70] / 1024)" office:value-type="float" office:value="157" calcext:value-type="float">
            <text:p>157</text:p>
          </table:table-cell>
          <table:table-cell table:formula="of:=ROUND(([stats.G70]+[stats.H70]+[stats.J70]+[stats.L70]) / 1024)" office:value-type="float" office:value="29" calcext:value-type="float">
            <text:p>29</text:p>
          </table:table-cell>
          <table:table-cell table:formula="of:=ROUND(([stats.E70]+[stats.F70]+[stats.I70]+[stats.K70]+[stats.M70]+[stats.O70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71] / 1000 / 60)" office:value-type="float" office:value="69" calcext:value-type="float">
            <text:p>69</text:p>
          </table:table-cell>
          <table:table-cell table:style-name="ce5" table:formula="of:=1000 * ([stats.B71]-[stats.B70])/([stats.A71]-[stats.A70])" office:value-type="float" office:value="46.3347394293686" calcext:value-type="float">
            <text:p>46,33</text:p>
          </table:table-cell>
          <table:table-cell table:formula="of:=ROUND([stats.D71] / 1024)" office:value-type="float" office:value="186" calcext:value-type="float">
            <text:p>186</text:p>
          </table:table-cell>
          <table:table-cell table:formula="of:=ROUND(([stats.G71]+[stats.H71]+[stats.J71]+[stats.L71]) / 1024)" office:value-type="float" office:value="11" calcext:value-type="float">
            <text:p>11</text:p>
          </table:table-cell>
          <table:table-cell table:formula="of:=ROUND(([stats.E71]+[stats.F71]+[stats.I71]+[stats.K71]+[stats.M71]+[stats.O71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72] / 1000 / 60)" office:value-type="float" office:value="70" calcext:value-type="float">
            <text:p>70</text:p>
          </table:table-cell>
          <table:table-cell table:style-name="ce5" table:formula="of:=1000 * ([stats.B72]-[stats.B71])/([stats.A72]-[stats.A71])" office:value-type="float" office:value="47.0021591097824" calcext:value-type="float">
            <text:p>47,00</text:p>
          </table:table-cell>
          <table:table-cell table:formula="of:=ROUND([stats.D72] / 1024)" office:value-type="float" office:value="177" calcext:value-type="float">
            <text:p>177</text:p>
          </table:table-cell>
          <table:table-cell table:formula="of:=ROUND(([stats.G72]+[stats.H72]+[stats.J72]+[stats.L72]) / 1024)" office:value-type="float" office:value="31" calcext:value-type="float">
            <text:p>31</text:p>
          </table:table-cell>
          <table:table-cell table:formula="of:=ROUND(([stats.E72]+[stats.F72]+[stats.I72]+[stats.K72]+[stats.M72]+[stats.O72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73] / 1000 / 60)" office:value-type="float" office:value="71" calcext:value-type="float">
            <text:p>71</text:p>
          </table:table-cell>
          <table:table-cell table:style-name="ce5" table:formula="of:=1000 * ([stats.B73]-[stats.B72])/([stats.A73]-[stats.A72])" office:value-type="float" office:value="46.1724991280373" calcext:value-type="float">
            <text:p>46,17</text:p>
          </table:table-cell>
          <table:table-cell table:formula="of:=ROUND([stats.D73] / 1024)" office:value-type="float" office:value="149" calcext:value-type="float">
            <text:p>149</text:p>
          </table:table-cell>
          <table:table-cell table:formula="of:=ROUND(([stats.G73]+[stats.H73]+[stats.J73]+[stats.L73]) / 1024)" office:value-type="float" office:value="12" calcext:value-type="float">
            <text:p>12</text:p>
          </table:table-cell>
          <table:table-cell table:formula="of:=ROUND(([stats.E73]+[stats.F73]+[stats.I73]+[stats.K73]+[stats.M73]+[stats.O73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74] / 1000 / 60)" office:value-type="float" office:value="72" calcext:value-type="float">
            <text:p>72</text:p>
          </table:table-cell>
          <table:table-cell table:style-name="ce5" table:formula="of:=1000 * ([stats.B74]-[stats.B73])/([stats.A74]-[stats.A73])" office:value-type="float" office:value="46.7463479415671" calcext:value-type="float">
            <text:p>46,75</text:p>
          </table:table-cell>
          <table:table-cell table:formula="of:=ROUND([stats.D74] / 1024)" office:value-type="float" office:value="137" calcext:value-type="float">
            <text:p>137</text:p>
          </table:table-cell>
          <table:table-cell table:formula="of:=ROUND(([stats.G74]+[stats.H74]+[stats.J74]+[stats.L74]) / 1024)" office:value-type="float" office:value="33" calcext:value-type="float">
            <text:p>33</text:p>
          </table:table-cell>
          <table:table-cell table:formula="of:=ROUND(([stats.E74]+[stats.F74]+[stats.I74]+[stats.K74]+[stats.M74]+[stats.O74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75] / 1000 / 60)" office:value-type="float" office:value="73" calcext:value-type="float">
            <text:p>73</text:p>
          </table:table-cell>
          <table:table-cell table:style-name="ce5" table:formula="of:=1000 * ([stats.B75]-[stats.B74])/([stats.A75]-[stats.A74])" office:value-type="float" office:value="45.9292961161018" calcext:value-type="float">
            <text:p>45,93</text:p>
          </table:table-cell>
          <table:table-cell table:formula="of:=ROUND([stats.D75] / 1024)" office:value-type="float" office:value="182" calcext:value-type="float">
            <text:p>182</text:p>
          </table:table-cell>
          <table:table-cell table:formula="of:=ROUND(([stats.G75]+[stats.H75]+[stats.J75]+[stats.L75]) / 1024)" office:value-type="float" office:value="14" calcext:value-type="float">
            <text:p>14</text:p>
          </table:table-cell>
          <table:table-cell table:formula="of:=ROUND(([stats.E75]+[stats.F75]+[stats.I75]+[stats.K75]+[stats.M75]+[stats.O75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76] / 1000 / 60)" office:value-type="float" office:value="74" calcext:value-type="float">
            <text:p>74</text:p>
          </table:table-cell>
          <table:table-cell table:style-name="ce5" table:formula="of:=1000 * ([stats.B76]-[stats.B75])/([stats.A76]-[stats.A75])" office:value-type="float" office:value="45.5624740556247" calcext:value-type="float">
            <text:p>45,56</text:p>
          </table:table-cell>
          <table:table-cell table:formula="of:=ROUND([stats.D76] / 1024)" office:value-type="float" office:value="169" calcext:value-type="float">
            <text:p>169</text:p>
          </table:table-cell>
          <table:table-cell table:formula="of:=ROUND(([stats.G76]+[stats.H76]+[stats.J76]+[stats.L76]) / 1024)" office:value-type="float" office:value="34" calcext:value-type="float">
            <text:p>34</text:p>
          </table:table-cell>
          <table:table-cell table:formula="of:=ROUND(([stats.E76]+[stats.F76]+[stats.I76]+[stats.K76]+[stats.M76]+[stats.O76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77] / 1000 / 60)" office:value-type="float" office:value="75" calcext:value-type="float">
            <text:p>75</text:p>
          </table:table-cell>
          <table:table-cell table:style-name="ce5" table:formula="of:=1000 * ([stats.B77]-[stats.B76])/([stats.A77]-[stats.A76])" office:value-type="float" office:value="44.2799528654175" calcext:value-type="float">
            <text:p>44,28</text:p>
          </table:table-cell>
          <table:table-cell table:formula="of:=ROUND([stats.D77] / 1024)" office:value-type="float" office:value="174" calcext:value-type="float">
            <text:p>174</text:p>
          </table:table-cell>
          <table:table-cell table:formula="of:=ROUND(([stats.G77]+[stats.H77]+[stats.J77]+[stats.L77]) / 1024)" office:value-type="float" office:value="15" calcext:value-type="float">
            <text:p>15</text:p>
          </table:table-cell>
          <table:table-cell table:formula="of:=ROUND(([stats.E77]+[stats.F77]+[stats.I77]+[stats.K77]+[stats.M77]+[stats.O77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78] / 1000 / 60)" office:value-type="float" office:value="76" calcext:value-type="float">
            <text:p>76</text:p>
          </table:table-cell>
          <table:table-cell table:style-name="ce5" table:formula="of:=1000 * ([stats.B78]-[stats.B77])/([stats.A78]-[stats.A77])" office:value-type="float" office:value="45.4968119022317" calcext:value-type="float">
            <text:p>45,50</text:p>
          </table:table-cell>
          <table:table-cell table:formula="of:=ROUND([stats.D78] / 1024)" office:value-type="float" office:value="145" calcext:value-type="float">
            <text:p>145</text:p>
          </table:table-cell>
          <table:table-cell table:formula="of:=ROUND(([stats.G78]+[stats.H78]+[stats.J78]+[stats.L78]) / 1024)" office:value-type="float" office:value="34" calcext:value-type="float">
            <text:p>34</text:p>
          </table:table-cell>
          <table:table-cell table:formula="of:=ROUND(([stats.E78]+[stats.F78]+[stats.I78]+[stats.K78]+[stats.M78]+[stats.O78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79] / 1000 / 60)" office:value-type="float" office:value="77" calcext:value-type="float">
            <text:p>77</text:p>
          </table:table-cell>
          <table:table-cell table:style-name="ce5" table:formula="of:=1000 * ([stats.B79]-[stats.B78])/([stats.A79]-[stats.A78])" office:value-type="float" office:value="46.6746395588333" calcext:value-type="float">
            <text:p>46,67</text:p>
          </table:table-cell>
          <table:table-cell table:formula="of:=ROUND([stats.D79] / 1024)" office:value-type="float" office:value="167" calcext:value-type="float">
            <text:p>167</text:p>
          </table:table-cell>
          <table:table-cell table:formula="of:=ROUND(([stats.G79]+[stats.H79]+[stats.J79]+[stats.L79]) / 1024)" office:value-type="float" office:value="16" calcext:value-type="float">
            <text:p>16</text:p>
          </table:table-cell>
          <table:table-cell table:formula="of:=ROUND(([stats.E79]+[stats.F79]+[stats.I79]+[stats.K79]+[stats.M79]+[stats.O79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80] / 1000 / 60)" office:value-type="float" office:value="78" calcext:value-type="float">
            <text:p>78</text:p>
          </table:table-cell>
          <table:table-cell table:style-name="ce5" table:formula="of:=1000 * ([stats.B80]-[stats.B79])/([stats.A80]-[stats.A79])" office:value-type="float" office:value="46.1903734081589" calcext:value-type="float">
            <text:p>46,19</text:p>
          </table:table-cell>
          <table:table-cell table:formula="of:=ROUND([stats.D80] / 1024)" office:value-type="float" office:value="190" calcext:value-type="float">
            <text:p>190</text:p>
          </table:table-cell>
          <table:table-cell table:formula="of:=ROUND(([stats.G80]+[stats.H80]+[stats.J80]+[stats.L80]) / 1024)" office:value-type="float" office:value="36" calcext:value-type="float">
            <text:p>36</text:p>
          </table:table-cell>
          <table:table-cell table:formula="of:=ROUND(([stats.E80]+[stats.F80]+[stats.I80]+[stats.K80]+[stats.M80]+[stats.O80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81] / 1000 / 60)" office:value-type="float" office:value="79" calcext:value-type="float">
            <text:p>79</text:p>
          </table:table-cell>
          <table:table-cell table:style-name="ce5" table:formula="of:=1000 * ([stats.B81]-[stats.B80])/([stats.A81]-[stats.A80])" office:value-type="float" office:value="45.7429492077202" calcext:value-type="float">
            <text:p>45,74</text:p>
          </table:table-cell>
          <table:table-cell table:formula="of:=ROUND([stats.D81] / 1024)" office:value-type="float" office:value="162" calcext:value-type="float">
            <text:p>162</text:p>
          </table:table-cell>
          <table:table-cell table:formula="of:=ROUND(([stats.G81]+[stats.H81]+[stats.J81]+[stats.L81]) / 1024)" office:value-type="float" office:value="17" calcext:value-type="float">
            <text:p>17</text:p>
          </table:table-cell>
          <table:table-cell table:formula="of:=ROUND(([stats.E81]+[stats.F81]+[stats.I81]+[stats.K81]+[stats.M81]+[stats.O81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82] / 1000 / 60)" office:value-type="float" office:value="80" calcext:value-type="float">
            <text:p>80</text:p>
          </table:table-cell>
          <table:table-cell table:style-name="ce5" table:formula="of:=1000 * ([stats.B82]-[stats.B81])/([stats.A82]-[stats.A81])" office:value-type="float" office:value="45.4183002192837" calcext:value-type="float">
            <text:p>45,42</text:p>
          </table:table-cell>
          <table:table-cell table:formula="of:=ROUND([stats.D82] / 1024)" office:value-type="float" office:value="194" calcext:value-type="float">
            <text:p>194</text:p>
          </table:table-cell>
          <table:table-cell table:formula="of:=ROUND(([stats.G82]+[stats.H82]+[stats.J82]+[stats.L82]) / 1024)" office:value-type="float" office:value="37" calcext:value-type="float">
            <text:p>37</text:p>
          </table:table-cell>
          <table:table-cell table:formula="of:=ROUND(([stats.E82]+[stats.F82]+[stats.I82]+[stats.K82]+[stats.M82]+[stats.O82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83] / 1000 / 60)" office:value-type="float" office:value="81" calcext:value-type="float">
            <text:p>81</text:p>
          </table:table-cell>
          <table:table-cell table:style-name="ce5" table:formula="of:=1000 * ([stats.B83]-[stats.B82])/([stats.A83]-[stats.A82])" office:value-type="float" office:value="45.266601351688" calcext:value-type="float">
            <text:p>45,27</text:p>
          </table:table-cell>
          <table:table-cell table:formula="of:=ROUND([stats.D83] / 1024)" office:value-type="float" office:value="207" calcext:value-type="float">
            <text:p>207</text:p>
          </table:table-cell>
          <table:table-cell table:formula="of:=ROUND(([stats.G83]+[stats.H83]+[stats.J83]+[stats.L83]) / 1024)" office:value-type="float" office:value="18" calcext:value-type="float">
            <text:p>18</text:p>
          </table:table-cell>
          <table:table-cell table:formula="of:=ROUND(([stats.E83]+[stats.F83]+[stats.I83]+[stats.K83]+[stats.M83]+[stats.O83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84] / 1000 / 60)" office:value-type="float" office:value="82" calcext:value-type="float">
            <text:p>82</text:p>
          </table:table-cell>
          <table:table-cell table:style-name="ce5" table:formula="of:=1000 * ([stats.B84]-[stats.B83])/([stats.A84]-[stats.A83])" office:value-type="float" office:value="45.9109997178283" calcext:value-type="float">
            <text:p>45,91</text:p>
          </table:table-cell>
          <table:table-cell table:formula="of:=ROUND([stats.D84] / 1024)" office:value-type="float" office:value="168" calcext:value-type="float">
            <text:p>168</text:p>
          </table:table-cell>
          <table:table-cell table:formula="of:=ROUND(([stats.G84]+[stats.H84]+[stats.J84]+[stats.L84]) / 1024)" office:value-type="float" office:value="38" calcext:value-type="float">
            <text:p>38</text:p>
          </table:table-cell>
          <table:table-cell table:formula="of:=ROUND(([stats.E84]+[stats.F84]+[stats.I84]+[stats.K84]+[stats.M84]+[stats.O84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85] / 1000 / 60)" office:value-type="float" office:value="83" calcext:value-type="float">
            <text:p>83</text:p>
          </table:table-cell>
          <table:table-cell table:style-name="ce5" table:formula="of:=1000 * ([stats.B85]-[stats.B84])/([stats.A85]-[stats.A84])" office:value-type="float" office:value="45.3609616789533" calcext:value-type="float">
            <text:p>45,36</text:p>
          </table:table-cell>
          <table:table-cell table:formula="of:=ROUND([stats.D85] / 1024)" office:value-type="float" office:value="170" calcext:value-type="float">
            <text:p>170</text:p>
          </table:table-cell>
          <table:table-cell table:formula="of:=ROUND(([stats.G85]+[stats.H85]+[stats.J85]+[stats.L85]) / 1024)" office:value-type="float" office:value="19" calcext:value-type="float">
            <text:p>19</text:p>
          </table:table-cell>
          <table:table-cell table:formula="of:=ROUND(([stats.E85]+[stats.F85]+[stats.I85]+[stats.K85]+[stats.M85]+[stats.O85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86] / 1000 / 60)" office:value-type="float" office:value="84" calcext:value-type="float">
            <text:p>84</text:p>
          </table:table-cell>
          <table:table-cell table:style-name="ce5" table:formula="of:=1000 * ([stats.B86]-[stats.B85])/([stats.A86]-[stats.A85])" office:value-type="float" office:value="45.9564011887566" calcext:value-type="float">
            <text:p>45,96</text:p>
          </table:table-cell>
          <table:table-cell table:formula="of:=ROUND([stats.D86] / 1024)" office:value-type="float" office:value="162" calcext:value-type="float">
            <text:p>162</text:p>
          </table:table-cell>
          <table:table-cell table:formula="of:=ROUND(([stats.G86]+[stats.H86]+[stats.J86]+[stats.L86]) / 1024)" office:value-type="float" office:value="39" calcext:value-type="float">
            <text:p>39</text:p>
          </table:table-cell>
          <table:table-cell table:formula="of:=ROUND(([stats.E86]+[stats.F86]+[stats.I86]+[stats.K86]+[stats.M86]+[stats.O86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87] / 1000 / 60)" office:value-type="float" office:value="85" calcext:value-type="float">
            <text:p>85</text:p>
          </table:table-cell>
          <table:table-cell table:style-name="ce5" table:formula="of:=1000 * ([stats.B87]-[stats.B86])/([stats.A87]-[stats.A86])" office:value-type="float" office:value="45.0039025524354" calcext:value-type="float">
            <text:p>45,00</text:p>
          </table:table-cell>
          <table:table-cell table:formula="of:=ROUND([stats.D87] / 1024)" office:value-type="float" office:value="156" calcext:value-type="float">
            <text:p>156</text:p>
          </table:table-cell>
          <table:table-cell table:formula="of:=ROUND(([stats.G87]+[stats.H87]+[stats.J87]+[stats.L87]) / 1024)" office:value-type="float" office:value="19" calcext:value-type="float">
            <text:p>19</text:p>
          </table:table-cell>
          <table:table-cell table:formula="of:=ROUND(([stats.E87]+[stats.F87]+[stats.I87]+[stats.K87]+[stats.M87]+[stats.O87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88] / 1000 / 60)" office:value-type="float" office:value="86" calcext:value-type="float">
            <text:p>86</text:p>
          </table:table-cell>
          <table:table-cell table:style-name="ce5" table:formula="of:=1000 * ([stats.B88]-[stats.B87])/([stats.A88]-[stats.A87])" office:value-type="float" office:value="46.1083612928944" calcext:value-type="float">
            <text:p>46,11</text:p>
          </table:table-cell>
          <table:table-cell table:formula="of:=ROUND([stats.D88] / 1024)" office:value-type="float" office:value="187" calcext:value-type="float">
            <text:p>187</text:p>
          </table:table-cell>
          <table:table-cell table:formula="of:=ROUND(([stats.G88]+[stats.H88]+[stats.J88]+[stats.L88]) / 1024)" office:value-type="float" office:value="39" calcext:value-type="float">
            <text:p>39</text:p>
          </table:table-cell>
          <table:table-cell table:formula="of:=ROUND(([stats.E88]+[stats.F88]+[stats.I88]+[stats.K88]+[stats.M88]+[stats.O88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89] / 1000 / 60)" office:value-type="float" office:value="87" calcext:value-type="float">
            <text:p>87</text:p>
          </table:table-cell>
          <table:table-cell table:style-name="ce5" table:formula="of:=1000 * ([stats.B89]-[stats.B88])/([stats.A89]-[stats.A88])" office:value-type="float" office:value="45.0401076179563" calcext:value-type="float">
            <text:p>45,04</text:p>
          </table:table-cell>
          <table:table-cell table:formula="of:=ROUND([stats.D89] / 1024)" office:value-type="float" office:value="166" calcext:value-type="float">
            <text:p>166</text:p>
          </table:table-cell>
          <table:table-cell table:formula="of:=ROUND(([stats.G89]+[stats.H89]+[stats.J89]+[stats.L89]) / 1024)" office:value-type="float" office:value="20" calcext:value-type="float">
            <text:p>20</text:p>
          </table:table-cell>
          <table:table-cell table:formula="of:=ROUND(([stats.E89]+[stats.F89]+[stats.I89]+[stats.K89]+[stats.M89]+[stats.O89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90] / 1000 / 60)" office:value-type="float" office:value="88" calcext:value-type="float">
            <text:p>88</text:p>
          </table:table-cell>
          <table:table-cell table:style-name="ce5" table:formula="of:=1000 * ([stats.B90]-[stats.B89])/([stats.A90]-[stats.A89])" office:value-type="float" office:value="45.1842253895478" calcext:value-type="float">
            <text:p>45,18</text:p>
          </table:table-cell>
          <table:table-cell table:formula="of:=ROUND([stats.D90] / 1024)" office:value-type="float" office:value="148" calcext:value-type="float">
            <text:p>148</text:p>
          </table:table-cell>
          <table:table-cell table:formula="of:=ROUND(([stats.G90]+[stats.H90]+[stats.J90]+[stats.L90]) / 1024)" office:value-type="float" office:value="40" calcext:value-type="float">
            <text:p>40</text:p>
          </table:table-cell>
          <table:table-cell table:formula="of:=ROUND(([stats.E90]+[stats.F90]+[stats.I90]+[stats.K90]+[stats.M90]+[stats.O90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91] / 1000 / 60)" office:value-type="float" office:value="89" calcext:value-type="float">
            <text:p>89</text:p>
          </table:table-cell>
          <table:table-cell table:style-name="ce5" table:formula="of:=1000 * ([stats.B91]-[stats.B90])/([stats.A91]-[stats.A90])" office:value-type="float" office:value="44.4045899134825" calcext:value-type="float">
            <text:p>44,40</text:p>
          </table:table-cell>
          <table:table-cell table:formula="of:=ROUND([stats.D91] / 1024)" office:value-type="float" office:value="167" calcext:value-type="float">
            <text:p>167</text:p>
          </table:table-cell>
          <table:table-cell table:formula="of:=ROUND(([stats.G91]+[stats.H91]+[stats.J91]+[stats.L91]) / 1024)" office:value-type="float" office:value="20" calcext:value-type="float">
            <text:p>20</text:p>
          </table:table-cell>
          <table:table-cell table:formula="of:=ROUND(([stats.E91]+[stats.F91]+[stats.I91]+[stats.K91]+[stats.M91]+[stats.O91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92] / 1000 / 60)" office:value-type="float" office:value="90" calcext:value-type="float">
            <text:p>90</text:p>
          </table:table-cell>
          <table:table-cell table:style-name="ce5" table:formula="of:=1000 * ([stats.B92]-[stats.B91])/([stats.A92]-[stats.A91])" office:value-type="float" office:value="44.7161223879605" calcext:value-type="float">
            <text:p>44,72</text:p>
          </table:table-cell>
          <table:table-cell table:formula="of:=ROUND([stats.D92] / 1024)" office:value-type="float" office:value="157" calcext:value-type="float">
            <text:p>157</text:p>
          </table:table-cell>
          <table:table-cell table:formula="of:=ROUND(([stats.G92]+[stats.H92]+[stats.J92]+[stats.L92]) / 1024)" office:value-type="float" office:value="39" calcext:value-type="float">
            <text:p>39</text:p>
          </table:table-cell>
          <table:table-cell table:formula="of:=ROUND(([stats.E92]+[stats.F92]+[stats.I92]+[stats.K92]+[stats.M92]+[stats.O92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93] / 1000 / 60)" office:value-type="float" office:value="91" calcext:value-type="float">
            <text:p>91</text:p>
          </table:table-cell>
          <table:table-cell table:style-name="ce5" table:formula="of:=1000 * ([stats.B93]-[stats.B92])/([stats.A93]-[stats.A92])" office:value-type="float" office:value="46.1765731073746" calcext:value-type="float">
            <text:p>46,18</text:p>
          </table:table-cell>
          <table:table-cell table:formula="of:=ROUND([stats.D93] / 1024)" office:value-type="float" office:value="177" calcext:value-type="float">
            <text:p>177</text:p>
          </table:table-cell>
          <table:table-cell table:formula="of:=ROUND(([stats.G93]+[stats.H93]+[stats.J93]+[stats.L93]) / 1024)" office:value-type="float" office:value="21" calcext:value-type="float">
            <text:p>21</text:p>
          </table:table-cell>
          <table:table-cell table:formula="of:=ROUND(([stats.E93]+[stats.F93]+[stats.I93]+[stats.K93]+[stats.M93]+[stats.O93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94] / 1000 / 60)" office:value-type="float" office:value="92" calcext:value-type="float">
            <text:p>92</text:p>
          </table:table-cell>
          <table:table-cell table:style-name="ce5" table:formula="of:=1000 * ([stats.B94]-[stats.B93])/([stats.A94]-[stats.A93])" office:value-type="float" office:value="45.9361610256751" calcext:value-type="float">
            <text:p>45,94</text:p>
          </table:table-cell>
          <table:table-cell table:formula="of:=ROUND([stats.D94] / 1024)" office:value-type="float" office:value="192" calcext:value-type="float">
            <text:p>192</text:p>
          </table:table-cell>
          <table:table-cell table:formula="of:=ROUND(([stats.G94]+[stats.H94]+[stats.J94]+[stats.L94]) / 1024)" office:value-type="float" office:value="41" calcext:value-type="float">
            <text:p>41</text:p>
          </table:table-cell>
          <table:table-cell table:formula="of:=ROUND(([stats.E94]+[stats.F94]+[stats.I94]+[stats.K94]+[stats.M94]+[stats.O94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95] / 1000 / 60)" office:value-type="float" office:value="93" calcext:value-type="float">
            <text:p>93</text:p>
          </table:table-cell>
          <table:table-cell table:style-name="ce5" table:formula="of:=1000 * ([stats.B95]-[stats.B94])/([stats.A95]-[stats.A94])" office:value-type="float" office:value="45.2885317750183" calcext:value-type="float">
            <text:p>45,29</text:p>
          </table:table-cell>
          <table:table-cell table:formula="of:=ROUND([stats.D95] / 1024)" office:value-type="float" office:value="130" calcext:value-type="float">
            <text:p>130</text:p>
          </table:table-cell>
          <table:table-cell table:formula="of:=ROUND(([stats.G95]+[stats.H95]+[stats.J95]+[stats.L95]) / 1024)" office:value-type="float" office:value="22" calcext:value-type="float">
            <text:p>22</text:p>
          </table:table-cell>
          <table:table-cell table:formula="of:=ROUND(([stats.E95]+[stats.F95]+[stats.I95]+[stats.K95]+[stats.M95]+[stats.O95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96] / 1000 / 60)" office:value-type="float" office:value="94" calcext:value-type="float">
            <text:p>94</text:p>
          </table:table-cell>
          <table:table-cell table:style-name="ce5" table:formula="of:=1000 * ([stats.B96]-[stats.B95])/([stats.A96]-[stats.A95])" office:value-type="float" office:value="45.5526411899466" calcext:value-type="float">
            <text:p>45,55</text:p>
          </table:table-cell>
          <table:table-cell table:formula="of:=ROUND([stats.D96] / 1024)" office:value-type="float" office:value="151" calcext:value-type="float">
            <text:p>151</text:p>
          </table:table-cell>
          <table:table-cell table:formula="of:=ROUND(([stats.G96]+[stats.H96]+[stats.J96]+[stats.L96]) / 1024)" office:value-type="float" office:value="41" calcext:value-type="float">
            <text:p>41</text:p>
          </table:table-cell>
          <table:table-cell table:formula="of:=ROUND(([stats.E96]+[stats.F96]+[stats.I96]+[stats.K96]+[stats.M96]+[stats.O96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97] / 1000 / 60)" office:value-type="float" office:value="95" calcext:value-type="float">
            <text:p>95</text:p>
          </table:table-cell>
          <table:table-cell table:style-name="ce5" table:formula="of:=1000 * ([stats.B97]-[stats.B96])/([stats.A97]-[stats.A96])" office:value-type="float" office:value="45.1412532593712" calcext:value-type="float">
            <text:p>45,14</text:p>
          </table:table-cell>
          <table:table-cell table:formula="of:=ROUND([stats.D97] / 1024)" office:value-type="float" office:value="189" calcext:value-type="float">
            <text:p>189</text:p>
          </table:table-cell>
          <table:table-cell table:formula="of:=ROUND(([stats.G97]+[stats.H97]+[stats.J97]+[stats.L97]) / 1024)" office:value-type="float" office:value="22" calcext:value-type="float">
            <text:p>22</text:p>
          </table:table-cell>
          <table:table-cell table:formula="of:=ROUND(([stats.E97]+[stats.F97]+[stats.I97]+[stats.K97]+[stats.M97]+[stats.O97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98] / 1000 / 60)" office:value-type="float" office:value="96" calcext:value-type="float">
            <text:p>96</text:p>
          </table:table-cell>
          <table:table-cell table:style-name="ce5" table:formula="of:=1000 * ([stats.B98]-[stats.B97])/([stats.A98]-[stats.A97])" office:value-type="float" office:value="46.7178005777468" calcext:value-type="float">
            <text:p>46,72</text:p>
          </table:table-cell>
          <table:table-cell table:formula="of:=ROUND([stats.D98] / 1024)" office:value-type="float" office:value="160" calcext:value-type="float">
            <text:p>160</text:p>
          </table:table-cell>
          <table:table-cell table:formula="of:=ROUND(([stats.G98]+[stats.H98]+[stats.J98]+[stats.L98]) / 1024)" office:value-type="float" office:value="4" calcext:value-type="float">
            <text:p>4</text:p>
          </table:table-cell>
          <table:table-cell table:formula="of:=ROUND(([stats.E98]+[stats.F98]+[stats.I98]+[stats.K98]+[stats.M98]+[stats.O98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99] / 1000 / 60)" office:value-type="float" office:value="97" calcext:value-type="float">
            <text:p>97</text:p>
          </table:table-cell>
          <table:table-cell table:style-name="ce5" table:formula="of:=1000 * ([stats.B99]-[stats.B98])/([stats.A99]-[stats.A98])" office:value-type="float" office:value="46.2166738603539" calcext:value-type="float">
            <text:p>46,22</text:p>
          </table:table-cell>
          <table:table-cell table:formula="of:=ROUND([stats.D99] / 1024)" office:value-type="float" office:value="151" calcext:value-type="float">
            <text:p>151</text:p>
          </table:table-cell>
          <table:table-cell table:formula="of:=ROUND(([stats.G99]+[stats.H99]+[stats.J99]+[stats.L99]) / 1024)" office:value-type="float" office:value="24" calcext:value-type="float">
            <text:p>24</text:p>
          </table:table-cell>
          <table:table-cell table:formula="of:=ROUND(([stats.E99]+[stats.F99]+[stats.I99]+[stats.K99]+[stats.M99]+[stats.O99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100] / 1000 / 60)" office:value-type="float" office:value="98" calcext:value-type="float">
            <text:p>98</text:p>
          </table:table-cell>
          <table:table-cell table:style-name="ce5" table:formula="of:=1000 * ([stats.B100]-[stats.B99])/([stats.A100]-[stats.A99])" office:value-type="float" office:value="45.3745225045673" calcext:value-type="float">
            <text:p>45,37</text:p>
          </table:table-cell>
          <table:table-cell table:formula="of:=ROUND([stats.D100] / 1024)" office:value-type="float" office:value="142" calcext:value-type="float">
            <text:p>142</text:p>
          </table:table-cell>
          <table:table-cell table:formula="of:=ROUND(([stats.G100]+[stats.H100]+[stats.J100]+[stats.L100]) / 1024)" office:value-type="float" office:value="5" calcext:value-type="float">
            <text:p>5</text:p>
          </table:table-cell>
          <table:table-cell table:formula="of:=ROUND(([stats.E100]+[stats.F100]+[stats.I100]+[stats.K100]+[stats.M100]+[stats.O100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101] / 1000 / 60)" office:value-type="float" office:value="99" calcext:value-type="float">
            <text:p>99</text:p>
          </table:table-cell>
          <table:table-cell table:style-name="ce5" table:formula="of:=1000 * ([stats.B101]-[stats.B100])/([stats.A101]-[stats.A100])" office:value-type="float" office:value="45.1095351193343" calcext:value-type="float">
            <text:p>45,11</text:p>
          </table:table-cell>
          <table:table-cell table:formula="of:=ROUND([stats.D101] / 1024)" office:value-type="float" office:value="160" calcext:value-type="float">
            <text:p>160</text:p>
          </table:table-cell>
          <table:table-cell table:formula="of:=ROUND(([stats.G101]+[stats.H101]+[stats.J101]+[stats.L101]) / 1024)" office:value-type="float" office:value="24" calcext:value-type="float">
            <text:p>24</text:p>
          </table:table-cell>
          <table:table-cell table:formula="of:=ROUND(([stats.E101]+[stats.F101]+[stats.I101]+[stats.K101]+[stats.M101]+[stats.O101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102] / 1000 / 60)" office:value-type="float" office:value="100" calcext:value-type="float">
            <text:p>100</text:p>
          </table:table-cell>
          <table:table-cell table:style-name="ce5" table:formula="of:=1000 * ([stats.B102]-[stats.B101])/([stats.A102]-[stats.A101])" office:value-type="float" office:value="45.0363678634295" calcext:value-type="float">
            <text:p>45,04</text:p>
          </table:table-cell>
          <table:table-cell table:formula="of:=ROUND([stats.D102] / 1024)" office:value-type="float" office:value="174" calcext:value-type="float">
            <text:p>174</text:p>
          </table:table-cell>
          <table:table-cell table:formula="of:=ROUND(([stats.G102]+[stats.H102]+[stats.J102]+[stats.L102]) / 1024)" office:value-type="float" office:value="5" calcext:value-type="float">
            <text:p>5</text:p>
          </table:table-cell>
          <table:table-cell table:formula="of:=ROUND(([stats.E102]+[stats.F102]+[stats.I102]+[stats.K102]+[stats.M102]+[stats.O102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103] / 1000 / 60)" office:value-type="float" office:value="101" calcext:value-type="float">
            <text:p>101</text:p>
          </table:table-cell>
          <table:table-cell table:style-name="ce5" table:formula="of:=1000 * ([stats.B103]-[stats.B102])/([stats.A103]-[stats.A102])" office:value-type="float" office:value="45.876588323229" calcext:value-type="float">
            <text:p>45,88</text:p>
          </table:table-cell>
          <table:table-cell table:formula="of:=ROUND([stats.D103] / 1024)" office:value-type="float" office:value="176" calcext:value-type="float">
            <text:p>176</text:p>
          </table:table-cell>
          <table:table-cell table:formula="of:=ROUND(([stats.G103]+[stats.H103]+[stats.J103]+[stats.L103]) / 1024)" office:value-type="float" office:value="25" calcext:value-type="float">
            <text:p>25</text:p>
          </table:table-cell>
          <table:table-cell table:formula="of:=ROUND(([stats.E103]+[stats.F103]+[stats.I103]+[stats.K103]+[stats.M103]+[stats.O103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104] / 1000 / 60)" office:value-type="float" office:value="102" calcext:value-type="float">
            <text:p>102</text:p>
          </table:table-cell>
          <table:table-cell table:style-name="ce5" table:formula="of:=1000 * ([stats.B104]-[stats.B103])/([stats.A104]-[stats.A103])" office:value-type="float" office:value="45.9044708695941" calcext:value-type="float">
            <text:p>45,90</text:p>
          </table:table-cell>
          <table:table-cell table:formula="of:=ROUND([stats.D104] / 1024)" office:value-type="float" office:value="181" calcext:value-type="float">
            <text:p>181</text:p>
          </table:table-cell>
          <table:table-cell table:formula="of:=ROUND(([stats.G104]+[stats.H104]+[stats.J104]+[stats.L104]) / 1024)" office:value-type="float" office:value="6" calcext:value-type="float">
            <text:p>6</text:p>
          </table:table-cell>
          <table:table-cell table:formula="of:=ROUND(([stats.E104]+[stats.F104]+[stats.I104]+[stats.K104]+[stats.M104]+[stats.O104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105] / 1000 / 60)" office:value-type="float" office:value="103" calcext:value-type="float">
            <text:p>103</text:p>
          </table:table-cell>
          <table:table-cell table:style-name="ce5" table:formula="of:=1000 * ([stats.B105]-[stats.B104])/([stats.A105]-[stats.A104])" office:value-type="float" office:value="46.2350948284452" calcext:value-type="float">
            <text:p>46,24</text:p>
          </table:table-cell>
          <table:table-cell table:formula="of:=ROUND([stats.D105] / 1024)" office:value-type="float" office:value="202" calcext:value-type="float">
            <text:p>202</text:p>
          </table:table-cell>
          <table:table-cell table:formula="of:=ROUND(([stats.G105]+[stats.H105]+[stats.J105]+[stats.L105]) / 1024)" office:value-type="float" office:value="26" calcext:value-type="float">
            <text:p>26</text:p>
          </table:table-cell>
          <table:table-cell table:formula="of:=ROUND(([stats.E105]+[stats.F105]+[stats.I105]+[stats.K105]+[stats.M105]+[stats.O105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106] / 1000 / 60)" office:value-type="float" office:value="104" calcext:value-type="float">
            <text:p>104</text:p>
          </table:table-cell>
          <table:table-cell table:style-name="ce5" table:formula="of:=1000 * ([stats.B106]-[stats.B105])/([stats.A106]-[stats.A105])" office:value-type="float" office:value="44.5020092325064" calcext:value-type="float">
            <text:p>44,50</text:p>
          </table:table-cell>
          <table:table-cell table:formula="of:=ROUND([stats.D106] / 1024)" office:value-type="float" office:value="198" calcext:value-type="float">
            <text:p>198</text:p>
          </table:table-cell>
          <table:table-cell table:formula="of:=ROUND(([stats.G106]+[stats.H106]+[stats.J106]+[stats.L106]) / 1024)" office:value-type="float" office:value="7" calcext:value-type="float">
            <text:p>7</text:p>
          </table:table-cell>
          <table:table-cell table:formula="of:=ROUND(([stats.E106]+[stats.F106]+[stats.I106]+[stats.K106]+[stats.M106]+[stats.O106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107] / 1000 / 60)" office:value-type="float" office:value="105" calcext:value-type="float">
            <text:p>105</text:p>
          </table:table-cell>
          <table:table-cell table:style-name="ce5" table:formula="of:=1000 * ([stats.B107]-[stats.B106])/([stats.A107]-[stats.A106])" office:value-type="float" office:value="44.180909196605" calcext:value-type="float">
            <text:p>44,18</text:p>
          </table:table-cell>
          <table:table-cell table:formula="of:=ROUND([stats.D107] / 1024)" office:value-type="float" office:value="206" calcext:value-type="float">
            <text:p>206</text:p>
          </table:table-cell>
          <table:table-cell table:formula="of:=ROUND(([stats.G107]+[stats.H107]+[stats.J107]+[stats.L107]) / 1024)" office:value-type="float" office:value="26" calcext:value-type="float">
            <text:p>26</text:p>
          </table:table-cell>
          <table:table-cell table:formula="of:=ROUND(([stats.E107]+[stats.F107]+[stats.I107]+[stats.K107]+[stats.M107]+[stats.O107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108] / 1000 / 60)" office:value-type="float" office:value="106" calcext:value-type="float">
            <text:p>106</text:p>
          </table:table-cell>
          <table:table-cell table:style-name="ce5" table:formula="of:=1000 * ([stats.B108]-[stats.B107])/([stats.A108]-[stats.A107])" office:value-type="float" office:value="46.8591734055095" calcext:value-type="float">
            <text:p>46,86</text:p>
          </table:table-cell>
          <table:table-cell table:formula="of:=ROUND([stats.D108] / 1024)" office:value-type="float" office:value="189" calcext:value-type="float">
            <text:p>189</text:p>
          </table:table-cell>
          <table:table-cell table:formula="of:=ROUND(([stats.G108]+[stats.H108]+[stats.J108]+[stats.L108]) / 1024)" office:value-type="float" office:value="7" calcext:value-type="float">
            <text:p>7</text:p>
          </table:table-cell>
          <table:table-cell table:formula="of:=ROUND(([stats.E108]+[stats.F108]+[stats.I108]+[stats.K108]+[stats.M108]+[stats.O108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109] / 1000 / 60)" office:value-type="float" office:value="107" calcext:value-type="float">
            <text:p>107</text:p>
          </table:table-cell>
          <table:table-cell table:style-name="ce5" table:formula="of:=1000 * ([stats.B109]-[stats.B108])/([stats.A109]-[stats.A108])" office:value-type="float" office:value="46.7851802625021" calcext:value-type="float">
            <text:p>46,79</text:p>
          </table:table-cell>
          <table:table-cell table:formula="of:=ROUND([stats.D109] / 1024)" office:value-type="float" office:value="181" calcext:value-type="float">
            <text:p>181</text:p>
          </table:table-cell>
          <table:table-cell table:formula="of:=ROUND(([stats.G109]+[stats.H109]+[stats.J109]+[stats.L109]) / 1024)" office:value-type="float" office:value="27" calcext:value-type="float">
            <text:p>27</text:p>
          </table:table-cell>
          <table:table-cell table:formula="of:=ROUND(([stats.E109]+[stats.F109]+[stats.I109]+[stats.K109]+[stats.M109]+[stats.O109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110] / 1000 / 60)" office:value-type="float" office:value="108" calcext:value-type="float">
            <text:p>108</text:p>
          </table:table-cell>
          <table:table-cell table:style-name="ce5" table:formula="of:=1000 * ([stats.B110]-[stats.B109])/([stats.A110]-[stats.A109])" office:value-type="float" office:value="47.4687749136327" calcext:value-type="float">
            <text:p>47,47</text:p>
          </table:table-cell>
          <table:table-cell table:formula="of:=ROUND([stats.D110] / 1024)" office:value-type="float" office:value="194" calcext:value-type="float">
            <text:p>194</text:p>
          </table:table-cell>
          <table:table-cell table:formula="of:=ROUND(([stats.G110]+[stats.H110]+[stats.J110]+[stats.L110]) / 1024)" office:value-type="float" office:value="9" calcext:value-type="float">
            <text:p>9</text:p>
          </table:table-cell>
          <table:table-cell table:formula="of:=ROUND(([stats.E110]+[stats.F110]+[stats.I110]+[stats.K110]+[stats.M110]+[stats.O110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111] / 1000 / 60)" office:value-type="float" office:value="109" calcext:value-type="float">
            <text:p>109</text:p>
          </table:table-cell>
          <table:table-cell table:style-name="ce5" table:formula="of:=1000 * ([stats.B111]-[stats.B110])/([stats.A111]-[stats.A110])" office:value-type="float" office:value="46.2389343785813" calcext:value-type="float">
            <text:p>46,24</text:p>
          </table:table-cell>
          <table:table-cell table:formula="of:=ROUND([stats.D111] / 1024)" office:value-type="float" office:value="212" calcext:value-type="float">
            <text:p>212</text:p>
          </table:table-cell>
          <table:table-cell table:formula="of:=ROUND(([stats.G111]+[stats.H111]+[stats.J111]+[stats.L111]) / 1024)" office:value-type="float" office:value="29" calcext:value-type="float">
            <text:p>29</text:p>
          </table:table-cell>
          <table:table-cell table:formula="of:=ROUND(([stats.E111]+[stats.F111]+[stats.I111]+[stats.K111]+[stats.M111]+[stats.O111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112] / 1000 / 60)" office:value-type="float" office:value="110" calcext:value-type="float">
            <text:p>110</text:p>
          </table:table-cell>
          <table:table-cell table:style-name="ce5" table:formula="of:=1000 * ([stats.B112]-[stats.B111])/([stats.A112]-[stats.A111])" office:value-type="float" office:value="45.951060792191" calcext:value-type="float">
            <text:p>45,95</text:p>
          </table:table-cell>
          <table:table-cell table:formula="of:=ROUND([stats.D112] / 1024)" office:value-type="float" office:value="154" calcext:value-type="float">
            <text:p>154</text:p>
          </table:table-cell>
          <table:table-cell table:formula="of:=ROUND(([stats.G112]+[stats.H112]+[stats.J112]+[stats.L112]) / 1024)" office:value-type="float" office:value="10" calcext:value-type="float">
            <text:p>10</text:p>
          </table:table-cell>
          <table:table-cell table:formula="of:=ROUND(([stats.E112]+[stats.F112]+[stats.I112]+[stats.K112]+[stats.M112]+[stats.O112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113] / 1000 / 60)" office:value-type="float" office:value="111" calcext:value-type="float">
            <text:p>111</text:p>
          </table:table-cell>
          <table:table-cell table:style-name="ce5" table:formula="of:=1000 * ([stats.B113]-[stats.B112])/([stats.A113]-[stats.A112])" office:value-type="float" office:value="46.814519478362" calcext:value-type="float">
            <text:p>46,81</text:p>
          </table:table-cell>
          <table:table-cell table:formula="of:=ROUND([stats.D113] / 1024)" office:value-type="float" office:value="127" calcext:value-type="float">
            <text:p>127</text:p>
          </table:table-cell>
          <table:table-cell table:formula="of:=ROUND(([stats.G113]+[stats.H113]+[stats.J113]+[stats.L113]) / 1024)" office:value-type="float" office:value="30" calcext:value-type="float">
            <text:p>30</text:p>
          </table:table-cell>
          <table:table-cell table:formula="of:=ROUND(([stats.E113]+[stats.F113]+[stats.I113]+[stats.K113]+[stats.M113]+[stats.O113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114] / 1000 / 60)" office:value-type="float" office:value="112" calcext:value-type="float">
            <text:p>112</text:p>
          </table:table-cell>
          <table:table-cell table:style-name="ce5" table:formula="of:=1000 * ([stats.B114]-[stats.B113])/([stats.A114]-[stats.A113])" office:value-type="float" office:value="47.1666777386568" calcext:value-type="float">
            <text:p>47,17</text:p>
          </table:table-cell>
          <table:table-cell table:formula="of:=ROUND([stats.D114] / 1024)" office:value-type="float" office:value="150" calcext:value-type="float">
            <text:p>150</text:p>
          </table:table-cell>
          <table:table-cell table:formula="of:=ROUND(([stats.G114]+[stats.H114]+[stats.J114]+[stats.L114]) / 1024)" office:value-type="float" office:value="12" calcext:value-type="float">
            <text:p>12</text:p>
          </table:table-cell>
          <table:table-cell table:formula="of:=ROUND(([stats.E114]+[stats.F114]+[stats.I114]+[stats.K114]+[stats.M114]+[stats.O114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115] / 1000 / 60)" office:value-type="float" office:value="113" calcext:value-type="float">
            <text:p>113</text:p>
          </table:table-cell>
          <table:table-cell table:style-name="ce5" table:formula="of:=1000 * ([stats.B115]-[stats.B114])/([stats.A115]-[stats.A114])" office:value-type="float" office:value="46.0419227319536" calcext:value-type="float">
            <text:p>46,04</text:p>
          </table:table-cell>
          <table:table-cell table:formula="of:=ROUND([stats.D115] / 1024)" office:value-type="float" office:value="176" calcext:value-type="float">
            <text:p>176</text:p>
          </table:table-cell>
          <table:table-cell table:formula="of:=ROUND(([stats.G115]+[stats.H115]+[stats.J115]+[stats.L115]) / 1024)" office:value-type="float" office:value="31" calcext:value-type="float">
            <text:p>31</text:p>
          </table:table-cell>
          <table:table-cell table:formula="of:=ROUND(([stats.E115]+[stats.F115]+[stats.I115]+[stats.K115]+[stats.M115]+[stats.O115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116] / 1000 / 60)" office:value-type="float" office:value="114" calcext:value-type="float">
            <text:p>114</text:p>
          </table:table-cell>
          <table:table-cell table:style-name="ce5" table:formula="of:=1000 * ([stats.B116]-[stats.B115])/([stats.A116]-[stats.A115])" office:value-type="float" office:value="45.4930349167345" calcext:value-type="float">
            <text:p>45,49</text:p>
          </table:table-cell>
          <table:table-cell table:formula="of:=ROUND([stats.D116] / 1024)" office:value-type="float" office:value="174" calcext:value-type="float">
            <text:p>174</text:p>
          </table:table-cell>
          <table:table-cell table:formula="of:=ROUND(([stats.G116]+[stats.H116]+[stats.J116]+[stats.L116]) / 1024)" office:value-type="float" office:value="13" calcext:value-type="float">
            <text:p>13</text:p>
          </table:table-cell>
          <table:table-cell table:formula="of:=ROUND(([stats.E116]+[stats.F116]+[stats.I116]+[stats.K116]+[stats.M116]+[stats.O116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117] / 1000 / 60)" office:value-type="float" office:value="115" calcext:value-type="float">
            <text:p>115</text:p>
          </table:table-cell>
          <table:table-cell table:style-name="ce5" table:formula="of:=1000 * ([stats.B117]-[stats.B116])/([stats.A117]-[stats.A116])" office:value-type="float" office:value="45.7761684881905" calcext:value-type="float">
            <text:p>45,78</text:p>
          </table:table-cell>
          <table:table-cell table:formula="of:=ROUND([stats.D117] / 1024)" office:value-type="float" office:value="167" calcext:value-type="float">
            <text:p>167</text:p>
          </table:table-cell>
          <table:table-cell table:formula="of:=ROUND(([stats.G117]+[stats.H117]+[stats.J117]+[stats.L117]) / 1024)" office:value-type="float" office:value="32" calcext:value-type="float">
            <text:p>32</text:p>
          </table:table-cell>
          <table:table-cell table:formula="of:=ROUND(([stats.E117]+[stats.F117]+[stats.I117]+[stats.K117]+[stats.M117]+[stats.O117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118] / 1000 / 60)" office:value-type="float" office:value="116" calcext:value-type="float">
            <text:p>116</text:p>
          </table:table-cell>
          <table:table-cell table:style-name="ce5" table:formula="of:=1000 * ([stats.B118]-[stats.B117])/([stats.A118]-[stats.A117])" office:value-type="float" office:value="47.2014615512373" calcext:value-type="float">
            <text:p>47,20</text:p>
          </table:table-cell>
          <table:table-cell table:formula="of:=ROUND([stats.D118] / 1024)" office:value-type="float" office:value="176" calcext:value-type="float">
            <text:p>176</text:p>
          </table:table-cell>
          <table:table-cell table:formula="of:=ROUND(([stats.G118]+[stats.H118]+[stats.J118]+[stats.L118]) / 1024)" office:value-type="float" office:value="14" calcext:value-type="float">
            <text:p>14</text:p>
          </table:table-cell>
          <table:table-cell table:formula="of:=ROUND(([stats.E118]+[stats.F118]+[stats.I118]+[stats.K118]+[stats.M118]+[stats.O118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119] / 1000 / 60)" office:value-type="float" office:value="117" calcext:value-type="float">
            <text:p>117</text:p>
          </table:table-cell>
          <table:table-cell table:style-name="ce5" table:formula="of:=1000 * ([stats.B119]-[stats.B118])/([stats.A119]-[stats.A118])" office:value-type="float" office:value="47.1478849857228" calcext:value-type="float">
            <text:p>47,15</text:p>
          </table:table-cell>
          <table:table-cell table:formula="of:=ROUND([stats.D119] / 1024)" office:value-type="float" office:value="194" calcext:value-type="float">
            <text:p>194</text:p>
          </table:table-cell>
          <table:table-cell table:formula="of:=ROUND(([stats.G119]+[stats.H119]+[stats.J119]+[stats.L119]) / 1024)" office:value-type="float" office:value="34" calcext:value-type="float">
            <text:p>34</text:p>
          </table:table-cell>
          <table:table-cell table:formula="of:=ROUND(([stats.E119]+[stats.F119]+[stats.I119]+[stats.K119]+[stats.M119]+[stats.O119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120] / 1000 / 60)" office:value-type="float" office:value="118" calcext:value-type="float">
            <text:p>118</text:p>
          </table:table-cell>
          <table:table-cell table:style-name="ce5" table:formula="of:=1000 * ([stats.B120]-[stats.B119])/([stats.A120]-[stats.A119])" office:value-type="float" office:value="47.1967583366547" calcext:value-type="float">
            <text:p>47,20</text:p>
          </table:table-cell>
          <table:table-cell table:formula="of:=ROUND([stats.D120] / 1024)" office:value-type="float" office:value="170" calcext:value-type="float">
            <text:p>170</text:p>
          </table:table-cell>
          <table:table-cell table:formula="of:=ROUND(([stats.G120]+[stats.H120]+[stats.J120]+[stats.L120]) / 1024)" office:value-type="float" office:value="16" calcext:value-type="float">
            <text:p>16</text:p>
          </table:table-cell>
          <table:table-cell table:formula="of:=ROUND(([stats.E120]+[stats.F120]+[stats.I120]+[stats.K120]+[stats.M120]+[stats.O120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121] / 1000 / 60)" office:value-type="float" office:value="119" calcext:value-type="float">
            <text:p>119</text:p>
          </table:table-cell>
          <table:table-cell table:style-name="ce5" table:formula="of:=1000 * ([stats.B121]-[stats.B120])/([stats.A121]-[stats.A120])" office:value-type="float" office:value="46.0312188641647" calcext:value-type="float">
            <text:p>46,03</text:p>
          </table:table-cell>
          <table:table-cell table:formula="of:=ROUND([stats.D121] / 1024)" office:value-type="float" office:value="178" calcext:value-type="float">
            <text:p>178</text:p>
          </table:table-cell>
          <table:table-cell table:formula="of:=ROUND(([stats.G121]+[stats.H121]+[stats.J121]+[stats.L121]) / 1024)" office:value-type="float" office:value="36" calcext:value-type="float">
            <text:p>36</text:p>
          </table:table-cell>
          <table:table-cell table:formula="of:=ROUND(([stats.E121]+[stats.F121]+[stats.I121]+[stats.K121]+[stats.M121]+[stats.O121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ce3" table:formula="of:=ROUND([stats.A122] / 1000 / 60)" office:value-type="float" office:value="120" calcext:value-type="float">
            <text:p>120</text:p>
          </table:table-cell>
          <table:table-cell table:style-name="ce5" table:formula="of:=1000 * ([stats.B122]-[stats.B121])/([stats.A122]-[stats.A121])" office:value-type="float" office:value="25.6690876529699" calcext:value-type="float">
            <text:p>25,67</text:p>
          </table:table-cell>
          <table:table-cell table:formula="of:=ROUND([stats.D122] / 1024)" office:value-type="float" office:value="105" calcext:value-type="float">
            <text:p>105</text:p>
          </table:table-cell>
          <table:table-cell table:formula="of:=ROUND(([stats.G122]+[stats.H122]+[stats.J122]+[stats.L122]) / 1024)" office:value-type="float" office:value="1" calcext:value-type="float">
            <text:p>1</text:p>
          </table:table-cell>
          <table:table-cell table:formula="of:=ROUND(([stats.E122]+[stats.F122]+[stats.I122]+[stats.K122]+[stats.M122]+[stats.O122]) / 1024)" office:value-type="float" office:value="136" calcext:value-type="float">
            <text:p>136</text:p>
          </table:table-cell>
          <table:table-cell table:number-columns-repeated="1019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 style:data-style-name="N2" text:time-value="19:03:01.9256218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8T19:04:01.766460945</dc:date>
    <meta:editing-duration>PT13H3M41S</meta:editing-duration>
    <meta:editing-cycles>50</meta:editing-cycles>
    <meta:generator>LibreOffice/5.1.6.2$Linux_X86_64 LibreOffice_project/10m0$Build-2</meta:generator>
    <meta:document-statistic meta:table-count="2" meta:cell-count="31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0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4">
      <style:chart-properties chart:symbol-type="none" chart:link-data-style-to-source="true"/>
      <style:graphic-properties svg:stroke-width="0.08cm" svg:stroke-color="#cccccc" draw:fill-color="#ccccc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7.014cm" svg:height="15.805cm" xlink:href=".." xlink:type="simple" chart:class="chart:line" chart:column-mapping="1 0" chart:style-name="ch1">
        <chart:title svg:x="9.402cm" svg:y="0.452cm" chart:style-name="ch2">
          <text:p>Jargon2 long running test - typical usage</text:p>
        </chart:title>
        <chart:subtitle svg:x="1.828cm" svg:y="1.547cm" chart:style-name="ch3">
          <text:p>4 Java threads executing for 2 hours a hash/verify loop
argon2id, v1.3, 32MB memory, 1 pass, 1 lane/thread, no secret, no ad, 16 bytes salt, 12 bytes password, 32 bytes output hash, -Xms128m, -Xmx128m
GCP Compute Engine, 8 vCPUs (Ivy Bridge), 7.2GB RAM, Ubuntu 16.04 LTS, Oracle JDK 8u151
</text:p>
        </chart:subtitle>
        <chart:legend chart:legend-position="end" svg:x="21.463cm" svg:y="6.856cm" style:legend-expansion="high" chart:style-name="ch4"/>
        <chart:plot-area chart:style-name="ch5" table:cell-range-address="graph.A1:graph.A122 graph.B1:graph.B121 graph.C1:graph.E122" chart:data-source-has-labels="both" svg:x="1.551cm" svg:y="3.664cm" svg:width="18.271cm" svg:height="10.844cm">
          <chartooo:coordinate-region svg:x="2.358cm" svg:y="3.785cm" svg:width="16.365cm" svg:height="9.721cm"/>
          <chart:axis chart:dimension="x" chart:name="primary-x" chart:style-name="ch6" chartooo:axis-type="auto">
            <chartooo:date-scale/>
            <chart:title svg:x="9.861cm" svg:y="14.824cm" chart:style-name="ch7">
              <text:p>TIme (min)</text:p>
            </chart:title>
            <chart:categories table:cell-range-address="graph.A2:graph.A122"/>
          </chart:axis>
          <chart:axis chart:dimension="x" chart:name="secondary-x" chart:style-name="ch8"/>
          <chart:axis chart:dimension="y" chart:name="primary-y" chart:style-name="ch6">
            <chart:title svg:x="0.451cm" svg:y="10.109cm" chart:style-name="ch9">
              <text:p>Memory (MB)</text:p>
            </chart:title>
            <chart:grid chart:style-name="ch10" chart:class="major"/>
          </chart:axis>
          <chart:axis chart:dimension="y" chart:name="secondary-y" chart:style-name="ch11">
            <chart:title svg:x="20.362cm" svg:y="9.897cm" chart:style-name="ch9">
              <text:p>Hashes / s</text:p>
            </chart:title>
          </chart:axis>
          <chart:series chart:attached-axis="secondary-y" chart:style-name="ch12" chart:values-cell-range-address="graph.B2:graph.B121" chart:label-cell-address="graph.B1:graph.B1" chart:class="chart:line">
            <chart:data-point chart:repeated="120"/>
          </chart:series>
          <chart:series chart:attached-axis="primary-y" chart:style-name="ch13" chart:values-cell-range-address="graph.C2:graph.C122" chart:label-cell-address="graph.C1:graph.C1" chart:class="chart:line">
            <chart:data-point chart:repeated="121"/>
          </chart:series>
          <chart:series chart:attached-axis="primary-y" chart:style-name="ch14" chart:values-cell-range-address="graph.E2:graph.E122" chart:label-cell-address="graph.E1:graph.E1" chart:class="chart:line">
            <chart:data-point chart:repeated="121"/>
          </chart:series>
          <chart:series chart:attached-axis="primary-y" chart:style-name="ch15" chart:values-cell-range-address="graph.D2:graph.D122" chart:label-cell-address="graph.D1:graph.D1" chart:class="chart:line">
            <chart:data-point chart:repeated="12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shes / s</text:p>
                <draw:g>
                  <svg:desc>graph.B1:graph.B1</svg:desc>
                </draw:g>
              </table:table-cell>
              <table:table-cell office:value-type="string">
                <text:p>Process memory (MB)</text:p>
                <draw:g>
                  <svg:desc>graph.C1:graph.C1</svg:desc>
                </draw:g>
              </table:table-cell>
              <table:table-cell office:value-type="string">
                <text:p>Heap and meta space (MB)</text:p>
                <draw:g>
                  <svg:desc>graph.E1:graph.E1</svg:desc>
                </draw:g>
              </table:table-cell>
              <table:table-cell office:value-type="string">
                <text:p>Heap utilization (MB)</text:p>
                <draw:g>
                  <svg:desc>graph.D1:graph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graph.A2:graph.A122</svg:desc>
                </draw:g>
              </table:table-cell>
              <table:table-cell office:value-type="float" office:value="0">
                <text:p>0</text:p>
                <draw:g>
                  <svg:desc>graph.B2:graph.B121</svg:desc>
                </draw:g>
              </table:table-cell>
              <table:table-cell office:value-type="float" office:value="32">
                <text:p>32</text:p>
                <draw:g>
                  <svg:desc>graph.C2:graph.C122</svg:desc>
                </draw:g>
              </table:table-cell>
              <table:table-cell office:value-type="float" office:value="133">
                <text:p>133</text:p>
                <draw:g>
                  <svg:desc>graph.E2:graph.E122</svg:desc>
                </draw:g>
              </table:table-cell>
              <table:table-cell office:value-type="float" office:value="4">
                <text:p>4</text:p>
                <draw:g>
                  <svg:desc>graph.D2:graph.D1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6.8117576803132">
                <text:p>46.8117576803132</text:p>
              </table:table-cell>
              <table:table-cell office:value-type="float" office:value="144">
                <text:p>144</text:p>
              </table:table-cell>
              <table:table-cell office:value-type="float" office:value="133">
                <text:p>1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8.2823888824321">
                <text:p>48.2823888824321</text:p>
              </table:table-cell>
              <table:table-cell office:value-type="float" office:value="168">
                <text:p>168</text:p>
              </table:table-cell>
              <table:table-cell office:value-type="float" office:value="136">
                <text:p>1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7.5336322869955">
                <text:p>47.5336322869955</text:p>
              </table:table-cell>
              <table:table-cell office:value-type="float" office:value="119">
                <text:p>119</text:p>
              </table:table-cell>
              <table:table-cell office:value-type="float" office:value="136">
                <text:p>1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7.3557492735575">
                <text:p>47.3557492735575</text:p>
              </table:table-cell>
              <table:table-cell office:value-type="float" office:value="186">
                <text:p>186</text:p>
              </table:table-cell>
              <table:table-cell office:value-type="float" office:value="136">
                <text:p>1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6.4205073714969">
                <text:p>46.4205073714969</text:p>
              </table:table-cell>
              <table:table-cell office:value-type="float" office:value="141">
                <text:p>141</text:p>
              </table:table-cell>
              <table:table-cell office:value-type="float" office:value="136">
                <text:p>1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6.7401407515602">
                <text:p>46.7401407515602</text:p>
              </table:table-cell>
              <table:table-cell office:value-type="float" office:value="143">
                <text:p>143</text:p>
              </table:table-cell>
              <table:table-cell office:value-type="float" office:value="136">
                <text:p>1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7.3390472393861">
                <text:p>47.3390472393861</text:p>
              </table:table-cell>
              <table:table-cell office:value-type="float" office:value="184">
                <text:p>184</text:p>
              </table:table-cell>
              <table:table-cell office:value-type="float" office:value="136">
                <text:p>1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8.7318750311426">
                <text:p>48.7318750311426</text:p>
              </table:table-cell>
              <table:table-cell office:value-type="float" office:value="129">
                <text:p>129</text:p>
              </table:table-cell>
              <table:table-cell office:value-type="float" office:value="134">
                <text:p>1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8.076284138481">
                <text:p>48.076284138481</text:p>
              </table:table-cell>
              <table:table-cell office:value-type="float" office:value="179">
                <text:p>179</text:p>
              </table:table-cell>
              <table:table-cell office:value-type="float" office:value="136">
                <text:p>1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7.2197778478806">
                <text:p>47.2197778478806</text:p>
              </table:table-cell>
              <table:table-cell office:value-type="float" office:value="170">
                <text:p>170</text:p>
              </table:table-cell>
              <table:table-cell office:value-type="float" office:value="136">
                <text:p>1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7.2053816128229">
                <text:p>47.2053816128229</text:p>
              </table:table-cell>
              <table:table-cell office:value-type="float" office:value="186">
                <text:p>186</text:p>
              </table:table-cell>
              <table:table-cell office:value-type="float" office:value="136">
                <text:p>1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7.6696674750025">
                <text:p>47.6696674750025</text:p>
              </table:table-cell>
              <table:table-cell office:value-type="float" office:value="181">
                <text:p>181</text:p>
              </table:table-cell>
              <table:table-cell office:value-type="float" office:value="136">
                <text:p>1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7.2006776170467">
                <text:p>47.2006776170467</text:p>
              </table:table-cell>
              <table:table-cell office:value-type="float" office:value="182">
                <text:p>182</text:p>
              </table:table-cell>
              <table:table-cell office:value-type="float" office:value="136">
                <text:p>1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6.9865515523825">
                <text:p>46.9865515523825</text:p>
              </table:table-cell>
              <table:table-cell office:value-type="float" office:value="166">
                <text:p>166</text:p>
              </table:table-cell>
              <table:table-cell office:value-type="float" office:value="136">
                <text:p>1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5.767046398087">
                <text:p>45.767046398087</text:p>
              </table:table-cell>
              <table:table-cell office:value-type="float" office:value="169">
                <text:p>169</text:p>
              </table:table-cell>
              <table:table-cell office:value-type="float" office:value="136">
                <text:p>1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6.66146360904">
                <text:p>46.66146360904</text:p>
              </table:table-cell>
              <table:table-cell office:value-type="float" office:value="128">
                <text:p>128</text:p>
              </table:table-cell>
              <table:table-cell office:value-type="float" office:value="136">
                <text:p>1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6.412031273343">
                <text:p>46.412031273343</text:p>
              </table:table-cell>
              <table:table-cell office:value-type="float" office:value="162">
                <text:p>162</text:p>
              </table:table-cell>
              <table:table-cell office:value-type="float" office:value="136">
                <text:p>1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7.0537448737319">
                <text:p>47.0537448737319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7.0451527224436">
                <text:p>47.0451527224436</text:p>
              </table:table-cell>
              <table:table-cell office:value-type="float" office:value="162">
                <text:p>162</text:p>
              </table:table-cell>
              <table:table-cell office:value-type="float" office:value="136">
                <text:p>1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7.8453001960328">
                <text:p>47.8453001960328</text:p>
              </table:table-cell>
              <table:table-cell office:value-type="float" office:value="163">
                <text:p>163</text:p>
              </table:table-cell>
              <table:table-cell office:value-type="float" office:value="136">
                <text:p>1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6.6359967447809">
                <text:p>46.6359967447809</text:p>
              </table:table-cell>
              <table:table-cell office:value-type="float" office:value="176">
                <text:p>176</text:p>
              </table:table-cell>
              <table:table-cell office:value-type="float" office:value="136">
                <text:p>1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6.0815723510566">
                <text:p>46.0815723510566</text:p>
              </table:table-cell>
              <table:table-cell office:value-type="float" office:value="168">
                <text:p>168</text:p>
              </table:table-cell>
              <table:table-cell office:value-type="float" office:value="136">
                <text:p>1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6.2606269925611">
                <text:p>46.2606269925611</text:p>
              </table:table-cell>
              <table:table-cell office:value-type="float" office:value="167">
                <text:p>167</text:p>
              </table:table-cell>
              <table:table-cell office:value-type="float" office:value="136">
                <text:p>1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6.2806073291471">
                <text:p>46.2806073291471</text:p>
              </table:table-cell>
              <table:table-cell office:value-type="float" office:value="174">
                <text:p>174</text:p>
              </table:table-cell>
              <table:table-cell office:value-type="float" office:value="136">
                <text:p>1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7.1353648011684">
                <text:p>47.1353648011684</text:p>
              </table:table-cell>
              <table:table-cell office:value-type="float" office:value="162">
                <text:p>162</text:p>
              </table:table-cell>
              <table:table-cell office:value-type="float" office:value="136">
                <text:p>1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6.6274783301783">
                <text:p>46.6274783301783</text:p>
              </table:table-cell>
              <table:table-cell office:value-type="float" office:value="186">
                <text:p>186</text:p>
              </table:table-cell>
              <table:table-cell office:value-type="float" office:value="136">
                <text:p>1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5.1052954745349">
                <text:p>45.1052954745349</text:p>
              </table:table-cell>
              <table:table-cell office:value-type="float" office:value="140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6.2636997675191">
                <text:p>46.2636997675191</text:p>
              </table:table-cell>
              <table:table-cell office:value-type="float" office:value="180">
                <text:p>180</text:p>
              </table:table-cell>
              <table:table-cell office:value-type="float" office:value="136">
                <text:p>1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5.1187729287362">
                <text:p>45.1187729287362</text:p>
              </table:table-cell>
              <table:table-cell office:value-type="float" office:value="182">
                <text:p>182</text:p>
              </table:table-cell>
              <table:table-cell office:value-type="float" office:value="136">
                <text:p>1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5.7526105217723">
                <text:p>45.7526105217723</text:p>
              </table:table-cell>
              <table:table-cell office:value-type="float" office:value="169">
                <text:p>169</text:p>
              </table:table-cell>
              <table:table-cell office:value-type="float" office:value="136">
                <text:p>1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4.1498903727327">
                <text:p>44.1498903727327</text:p>
              </table:table-cell>
              <table:table-cell office:value-type="float" office:value="155">
                <text:p>155</text:p>
              </table:table-cell>
              <table:table-cell office:value-type="float" office:value="136">
                <text:p>1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5.8976104681091">
                <text:p>45.8976104681091</text:p>
              </table:table-cell>
              <table:table-cell office:value-type="float" office:value="150">
                <text:p>150</text:p>
              </table:table-cell>
              <table:table-cell office:value-type="float" office:value="136">
                <text:p>1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4.8068555485435">
                <text:p>44.8068555485435</text:p>
              </table:table-cell>
              <table:table-cell office:value-type="float" office:value="174">
                <text:p>174</text:p>
              </table:table-cell>
              <table:table-cell office:value-type="float" office:value="136">
                <text:p>1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6.7548855202643">
                <text:p>46.7548855202643</text:p>
              </table:table-cell>
              <table:table-cell office:value-type="float" office:value="176">
                <text:p>176</text:p>
              </table:table-cell>
              <table:table-cell office:value-type="float" office:value="136">
                <text:p>1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5.2506727798266">
                <text:p>45.2506727798266</text:p>
              </table:table-cell>
              <table:table-cell office:value-type="float" office:value="177">
                <text:p>177</text:p>
              </table:table-cell>
              <table:table-cell office:value-type="float" office:value="136">
                <text:p>1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45.1442523294634">
                <text:p>45.1442523294634</text:p>
              </table:table-cell>
              <table:table-cell office:value-type="float" office:value="159">
                <text:p>159</text:p>
              </table:table-cell>
              <table:table-cell office:value-type="float" office:value="136">
                <text:p>1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45.8545007802902">
                <text:p>45.8545007802902</text:p>
              </table:table-cell>
              <table:table-cell office:value-type="float" office:value="200">
                <text:p>200</text:p>
              </table:table-cell>
              <table:table-cell office:value-type="float" office:value="136">
                <text:p>1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5.5481727574751">
                <text:p>45.5481727574751</text:p>
              </table:table-cell>
              <table:table-cell office:value-type="float" office:value="155">
                <text:p>155</text:p>
              </table:table-cell>
              <table:table-cell office:value-type="float" office:value="136">
                <text:p>1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7.0385011460652">
                <text:p>47.0385011460652</text:p>
              </table:table-cell>
              <table:table-cell office:value-type="float" office:value="152">
                <text:p>152</text:p>
              </table:table-cell>
              <table:table-cell office:value-type="float" office:value="136">
                <text:p>1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7.5731703265672">
                <text:p>47.5731703265672</text:p>
              </table:table-cell>
              <table:table-cell office:value-type="float" office:value="161">
                <text:p>161</text:p>
              </table:table-cell>
              <table:table-cell office:value-type="float" office:value="136">
                <text:p>1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6.5216669433837">
                <text:p>46.5216669433837</text:p>
              </table:table-cell>
              <table:table-cell office:value-type="float" office:value="185">
                <text:p>185</text:p>
              </table:table-cell>
              <table:table-cell office:value-type="float" office:value="136">
                <text:p>1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6.0792776044087">
                <text:p>46.0792776044087</text:p>
              </table:table-cell>
              <table:table-cell office:value-type="float" office:value="180">
                <text:p>180</text:p>
              </table:table-cell>
              <table:table-cell office:value-type="float" office:value="136">
                <text:p>1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6.8630642000731">
                <text:p>46.8630642000731</text:p>
              </table:table-cell>
              <table:table-cell office:value-type="float" office:value="152">
                <text:p>152</text:p>
              </table:table-cell>
              <table:table-cell office:value-type="float" office:value="136">
                <text:p>1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6.7688628323728">
                <text:p>46.7688628323728</text:p>
              </table:table-cell>
              <table:table-cell office:value-type="float" office:value="137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6.782654890763">
                <text:p>46.782654890763</text:p>
              </table:table-cell>
              <table:table-cell office:value-type="float" office:value="169">
                <text:p>169</text:p>
              </table:table-cell>
              <table:table-cell office:value-type="float" office:value="136">
                <text:p>1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8.0255073233917">
                <text:p>48.0255073233917</text:p>
              </table:table-cell>
              <table:table-cell office:value-type="float" office:value="140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7.1611949716867">
                <text:p>47.1611949716867</text:p>
              </table:table-cell>
              <table:table-cell office:value-type="float" office:value="169">
                <text:p>169</text:p>
              </table:table-cell>
              <table:table-cell office:value-type="float" office:value="136">
                <text:p>1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7.5454771991029">
                <text:p>47.5454771991029</text:p>
              </table:table-cell>
              <table:table-cell office:value-type="float" office:value="158">
                <text:p>158</text:p>
              </table:table-cell>
              <table:table-cell office:value-type="float" office:value="136">
                <text:p>1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6.4482689879726">
                <text:p>46.4482689879726</text:p>
              </table:table-cell>
              <table:table-cell office:value-type="float" office:value="160">
                <text:p>160</text:p>
              </table:table-cell>
              <table:table-cell office:value-type="float" office:value="136">
                <text:p>1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7.664125687144">
                <text:p>47.664125687144</text:p>
              </table:table-cell>
              <table:table-cell office:value-type="float" office:value="222">
                <text:p>222</text:p>
              </table:table-cell>
              <table:table-cell office:value-type="float" office:value="136">
                <text:p>1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45.9949521785335">
                <text:p>45.9949521785335</text:p>
              </table:table-cell>
              <table:table-cell office:value-type="float" office:value="173">
                <text:p>173</text:p>
              </table:table-cell>
              <table:table-cell office:value-type="float" office:value="136">
                <text:p>1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47.3066126272777">
                <text:p>47.3066126272777</text:p>
              </table:table-cell>
              <table:table-cell office:value-type="float" office:value="189">
                <text:p>189</text:p>
              </table:table-cell>
              <table:table-cell office:value-type="float" office:value="136">
                <text:p>1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46.8545053047535">
                <text:p>46.8545053047535</text:p>
              </table:table-cell>
              <table:table-cell office:value-type="float" office:value="165">
                <text:p>165</text:p>
              </table:table-cell>
              <table:table-cell office:value-type="float" office:value="136">
                <text:p>1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45.4454853498106">
                <text:p>45.4454853498106</text:p>
              </table:table-cell>
              <table:table-cell office:value-type="float" office:value="174">
                <text:p>174</text:p>
              </table:table-cell>
              <table:table-cell office:value-type="float" office:value="136">
                <text:p>1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45.9148102652634">
                <text:p>45.9148102652634</text:p>
              </table:table-cell>
              <table:table-cell office:value-type="float" office:value="151">
                <text:p>151</text:p>
              </table:table-cell>
              <table:table-cell office:value-type="float" office:value="136">
                <text:p>1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46.799747567011">
                <text:p>46.799747567011</text:p>
              </table:table-cell>
              <table:table-cell office:value-type="float" office:value="150">
                <text:p>150</text:p>
              </table:table-cell>
              <table:table-cell office:value-type="float" office:value="136">
                <text:p>1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46.7603201487828">
                <text:p>46.7603201487828</text:p>
              </table:table-cell>
              <table:table-cell office:value-type="float" office:value="170">
                <text:p>170</text:p>
              </table:table-cell>
              <table:table-cell office:value-type="float" office:value="136">
                <text:p>1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46.9341659469873">
                <text:p>46.9341659469873</text:p>
              </table:table-cell>
              <table:table-cell office:value-type="float" office:value="171">
                <text:p>171</text:p>
              </table:table-cell>
              <table:table-cell office:value-type="float" office:value="136">
                <text:p>1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46.2984489687469">
                <text:p>46.2984489687469</text:p>
              </table:table-cell>
              <table:table-cell office:value-type="float" office:value="166">
                <text:p>166</text:p>
              </table:table-cell>
              <table:table-cell office:value-type="float" office:value="136">
                <text:p>13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5.5723111672092">
                <text:p>45.5723111672092</text:p>
              </table:table-cell>
              <table:table-cell office:value-type="float" office:value="171">
                <text:p>171</text:p>
              </table:table-cell>
              <table:table-cell office:value-type="float" office:value="136">
                <text:p>1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45.5738249460223">
                <text:p>45.5738249460223</text:p>
              </table:table-cell>
              <table:table-cell office:value-type="float" office:value="154">
                <text:p>154</text:p>
              </table:table-cell>
              <table:table-cell office:value-type="float" office:value="136">
                <text:p>1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46.6552657357751">
                <text:p>46.6552657357751</text:p>
              </table:table-cell>
              <table:table-cell office:value-type="float" office:value="188">
                <text:p>188</text:p>
              </table:table-cell>
              <table:table-cell office:value-type="float" office:value="136">
                <text:p>1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47.1072870122751">
                <text:p>47.1072870122751</text:p>
              </table:table-cell>
              <table:table-cell office:value-type="float" office:value="129">
                <text:p>129</text:p>
              </table:table-cell>
              <table:table-cell office:value-type="float" office:value="136">
                <text:p>1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6.8082985897713">
                <text:p>46.8082985897713</text:p>
              </table:table-cell>
              <table:table-cell office:value-type="float" office:value="158">
                <text:p>158</text:p>
              </table:table-cell>
              <table:table-cell office:value-type="float" office:value="136">
                <text:p>1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46.4923204649232">
                <text:p>46.4923204649232</text:p>
              </table:table-cell>
              <table:table-cell office:value-type="float" office:value="148">
                <text:p>148</text:p>
              </table:table-cell>
              <table:table-cell office:value-type="float" office:value="136">
                <text:p>1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45.6991032879442">
                <text:p>45.6991032879442</text:p>
              </table:table-cell>
              <table:table-cell office:value-type="float" office:value="212">
                <text:p>212</text:p>
              </table:table-cell>
              <table:table-cell office:value-type="float" office:value="136">
                <text:p>1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47.0275655928263">
                <text:p>47.0275655928263</text:p>
              </table:table-cell>
              <table:table-cell office:value-type="float" office:value="117">
                <text:p>117</text:p>
              </table:table-cell>
              <table:table-cell office:value-type="float" office:value="136">
                <text:p>1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46.8646206988176">
                <text:p>46.8646206988176</text:p>
              </table:table-cell>
              <table:table-cell office:value-type="float" office:value="157">
                <text:p>157</text:p>
              </table:table-cell>
              <table:table-cell office:value-type="float" office:value="136">
                <text:p>1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46.3347394293686">
                <text:p>46.3347394293686</text:p>
              </table:table-cell>
              <table:table-cell office:value-type="float" office:value="186">
                <text:p>186</text:p>
              </table:table-cell>
              <table:table-cell office:value-type="float" office:value="136">
                <text:p>1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7.0021591097824">
                <text:p>47.0021591097824</text:p>
              </table:table-cell>
              <table:table-cell office:value-type="float" office:value="177">
                <text:p>177</text:p>
              </table:table-cell>
              <table:table-cell office:value-type="float" office:value="136">
                <text:p>1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46.1724991280373">
                <text:p>46.1724991280373</text:p>
              </table:table-cell>
              <table:table-cell office:value-type="float" office:value="149">
                <text:p>149</text:p>
              </table:table-cell>
              <table:table-cell office:value-type="float" office:value="136">
                <text:p>1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46.7463479415671">
                <text:p>46.7463479415671</text:p>
              </table:table-cell>
              <table:table-cell office:value-type="float" office:value="137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45.9292961161018">
                <text:p>45.9292961161018</text:p>
              </table:table-cell>
              <table:table-cell office:value-type="float" office:value="182">
                <text:p>182</text:p>
              </table:table-cell>
              <table:table-cell office:value-type="float" office:value="136">
                <text:p>1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45.5624740556247">
                <text:p>45.5624740556247</text:p>
              </table:table-cell>
              <table:table-cell office:value-type="float" office:value="169">
                <text:p>169</text:p>
              </table:table-cell>
              <table:table-cell office:value-type="float" office:value="136">
                <text:p>1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4.2799528654175">
                <text:p>44.2799528654175</text:p>
              </table:table-cell>
              <table:table-cell office:value-type="float" office:value="174">
                <text:p>174</text:p>
              </table:table-cell>
              <table:table-cell office:value-type="float" office:value="136">
                <text:p>1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45.4968119022317">
                <text:p>45.4968119022317</text:p>
              </table:table-cell>
              <table:table-cell office:value-type="float" office:value="145">
                <text:p>145</text:p>
              </table:table-cell>
              <table:table-cell office:value-type="float" office:value="136">
                <text:p>1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46.6746395588333">
                <text:p>46.6746395588333</text:p>
              </table:table-cell>
              <table:table-cell office:value-type="float" office:value="167">
                <text:p>167</text:p>
              </table:table-cell>
              <table:table-cell office:value-type="float" office:value="136">
                <text:p>1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46.1903734081589">
                <text:p>46.1903734081589</text:p>
              </table:table-cell>
              <table:table-cell office:value-type="float" office:value="190">
                <text:p>190</text:p>
              </table:table-cell>
              <table:table-cell office:value-type="float" office:value="136">
                <text:p>1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45.7429492077202">
                <text:p>45.7429492077202</text:p>
              </table:table-cell>
              <table:table-cell office:value-type="float" office:value="162">
                <text:p>162</text:p>
              </table:table-cell>
              <table:table-cell office:value-type="float" office:value="136">
                <text:p>1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5.4183002192837">
                <text:p>45.4183002192837</text:p>
              </table:table-cell>
              <table:table-cell office:value-type="float" office:value="194">
                <text:p>194</text:p>
              </table:table-cell>
              <table:table-cell office:value-type="float" office:value="136">
                <text:p>1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45.266601351688">
                <text:p>45.266601351688</text:p>
              </table:table-cell>
              <table:table-cell office:value-type="float" office:value="207">
                <text:p>207</text:p>
              </table:table-cell>
              <table:table-cell office:value-type="float" office:value="136">
                <text:p>1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45.9109997178283">
                <text:p>45.9109997178283</text:p>
              </table:table-cell>
              <table:table-cell office:value-type="float" office:value="168">
                <text:p>168</text:p>
              </table:table-cell>
              <table:table-cell office:value-type="float" office:value="136">
                <text:p>1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45.3609616789533">
                <text:p>45.3609616789533</text:p>
              </table:table-cell>
              <table:table-cell office:value-type="float" office:value="170">
                <text:p>170</text:p>
              </table:table-cell>
              <table:table-cell office:value-type="float" office:value="136">
                <text:p>1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45.9564011887566">
                <text:p>45.9564011887566</text:p>
              </table:table-cell>
              <table:table-cell office:value-type="float" office:value="162">
                <text:p>162</text:p>
              </table:table-cell>
              <table:table-cell office:value-type="float" office:value="136">
                <text:p>13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45.0039025524354">
                <text:p>45.0039025524354</text:p>
              </table:table-cell>
              <table:table-cell office:value-type="float" office:value="156">
                <text:p>156</text:p>
              </table:table-cell>
              <table:table-cell office:value-type="float" office:value="136">
                <text:p>1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46.1083612928944">
                <text:p>46.1083612928944</text:p>
              </table:table-cell>
              <table:table-cell office:value-type="float" office:value="187">
                <text:p>187</text:p>
              </table:table-cell>
              <table:table-cell office:value-type="float" office:value="136">
                <text:p>13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45.0401076179563">
                <text:p>45.0401076179563</text:p>
              </table:table-cell>
              <table:table-cell office:value-type="float" office:value="166">
                <text:p>166</text:p>
              </table:table-cell>
              <table:table-cell office:value-type="float" office:value="136">
                <text:p>1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45.1842253895478">
                <text:p>45.1842253895478</text:p>
              </table:table-cell>
              <table:table-cell office:value-type="float" office:value="148">
                <text:p>148</text:p>
              </table:table-cell>
              <table:table-cell office:value-type="float" office:value="136">
                <text:p>1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44.4045899134825">
                <text:p>44.4045899134825</text:p>
              </table:table-cell>
              <table:table-cell office:value-type="float" office:value="167">
                <text:p>167</text:p>
              </table:table-cell>
              <table:table-cell office:value-type="float" office:value="136">
                <text:p>1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4.7161223879605">
                <text:p>44.7161223879605</text:p>
              </table:table-cell>
              <table:table-cell office:value-type="float" office:value="157">
                <text:p>157</text:p>
              </table:table-cell>
              <table:table-cell office:value-type="float" office:value="136">
                <text:p>13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46.1765731073746">
                <text:p>46.1765731073746</text:p>
              </table:table-cell>
              <table:table-cell office:value-type="float" office:value="177">
                <text:p>177</text:p>
              </table:table-cell>
              <table:table-cell office:value-type="float" office:value="136">
                <text:p>1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45.9361610256751">
                <text:p>45.9361610256751</text:p>
              </table:table-cell>
              <table:table-cell office:value-type="float" office:value="192">
                <text:p>192</text:p>
              </table:table-cell>
              <table:table-cell office:value-type="float" office:value="136">
                <text:p>1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45.2885317750183">
                <text:p>45.2885317750183</text:p>
              </table:table-cell>
              <table:table-cell office:value-type="float" office:value="130">
                <text:p>130</text:p>
              </table:table-cell>
              <table:table-cell office:value-type="float" office:value="136">
                <text:p>1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45.5526411899466">
                <text:p>45.5526411899466</text:p>
              </table:table-cell>
              <table:table-cell office:value-type="float" office:value="151">
                <text:p>151</text:p>
              </table:table-cell>
              <table:table-cell office:value-type="float" office:value="136">
                <text:p>1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45.1412532593712">
                <text:p>45.1412532593712</text:p>
              </table:table-cell>
              <table:table-cell office:value-type="float" office:value="189">
                <text:p>189</text:p>
              </table:table-cell>
              <table:table-cell office:value-type="float" office:value="136">
                <text:p>1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46.7178005777468">
                <text:p>46.7178005777468</text:p>
              </table:table-cell>
              <table:table-cell office:value-type="float" office:value="160">
                <text:p>160</text:p>
              </table:table-cell>
              <table:table-cell office:value-type="float" office:value="136">
                <text:p>1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46.2166738603539">
                <text:p>46.2166738603539</text:p>
              </table:table-cell>
              <table:table-cell office:value-type="float" office:value="151">
                <text:p>151</text:p>
              </table:table-cell>
              <table:table-cell office:value-type="float" office:value="136">
                <text:p>1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45.3745225045673">
                <text:p>45.3745225045673</text:p>
              </table:table-cell>
              <table:table-cell office:value-type="float" office:value="142">
                <text:p>142</text:p>
              </table:table-cell>
              <table:table-cell office:value-type="float" office:value="136">
                <text:p>1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45.1095351193343">
                <text:p>45.1095351193343</text:p>
              </table:table-cell>
              <table:table-cell office:value-type="float" office:value="160">
                <text:p>160</text:p>
              </table:table-cell>
              <table:table-cell office:value-type="float" office:value="136">
                <text:p>1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5.0363678634295">
                <text:p>45.0363678634295</text:p>
              </table:table-cell>
              <table:table-cell office:value-type="float" office:value="174">
                <text:p>174</text:p>
              </table:table-cell>
              <table:table-cell office:value-type="float" office:value="136">
                <text:p>1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45.876588323229">
                <text:p>45.876588323229</text:p>
              </table:table-cell>
              <table:table-cell office:value-type="float" office:value="176">
                <text:p>176</text:p>
              </table:table-cell>
              <table:table-cell office:value-type="float" office:value="136">
                <text:p>1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45.9044708695941">
                <text:p>45.9044708695941</text:p>
              </table:table-cell>
              <table:table-cell office:value-type="float" office:value="181">
                <text:p>181</text:p>
              </table:table-cell>
              <table:table-cell office:value-type="float" office:value="136">
                <text:p>1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46.2350948284452">
                <text:p>46.2350948284452</text:p>
              </table:table-cell>
              <table:table-cell office:value-type="float" office:value="202">
                <text:p>202</text:p>
              </table:table-cell>
              <table:table-cell office:value-type="float" office:value="136">
                <text:p>1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44.5020092325064">
                <text:p>44.5020092325064</text:p>
              </table:table-cell>
              <table:table-cell office:value-type="float" office:value="198">
                <text:p>198</text:p>
              </table:table-cell>
              <table:table-cell office:value-type="float" office:value="136">
                <text:p>1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44.180909196605">
                <text:p>44.180909196605</text:p>
              </table:table-cell>
              <table:table-cell office:value-type="float" office:value="206">
                <text:p>206</text:p>
              </table:table-cell>
              <table:table-cell office:value-type="float" office:value="136">
                <text:p>1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46.8591734055095">
                <text:p>46.8591734055095</text:p>
              </table:table-cell>
              <table:table-cell office:value-type="float" office:value="189">
                <text:p>189</text:p>
              </table:table-cell>
              <table:table-cell office:value-type="float" office:value="136">
                <text:p>1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46.7851802625021">
                <text:p>46.7851802625021</text:p>
              </table:table-cell>
              <table:table-cell office:value-type="float" office:value="181">
                <text:p>181</text:p>
              </table:table-cell>
              <table:table-cell office:value-type="float" office:value="136">
                <text:p>1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47.4687749136327">
                <text:p>47.4687749136327</text:p>
              </table:table-cell>
              <table:table-cell office:value-type="float" office:value="194">
                <text:p>194</text:p>
              </table:table-cell>
              <table:table-cell office:value-type="float" office:value="136">
                <text:p>1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46.2389343785813">
                <text:p>46.2389343785813</text:p>
              </table:table-cell>
              <table:table-cell office:value-type="float" office:value="212">
                <text:p>212</text:p>
              </table:table-cell>
              <table:table-cell office:value-type="float" office:value="136">
                <text:p>1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5.951060792191">
                <text:p>45.951060792191</text:p>
              </table:table-cell>
              <table:table-cell office:value-type="float" office:value="154">
                <text:p>154</text:p>
              </table:table-cell>
              <table:table-cell office:value-type="float" office:value="136">
                <text:p>1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46.814519478362">
                <text:p>46.814519478362</text:p>
              </table:table-cell>
              <table:table-cell office:value-type="float" office:value="127">
                <text:p>127</text:p>
              </table:table-cell>
              <table:table-cell office:value-type="float" office:value="136">
                <text:p>1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47.1666777386568">
                <text:p>47.1666777386568</text:p>
              </table:table-cell>
              <table:table-cell office:value-type="float" office:value="150">
                <text:p>150</text:p>
              </table:table-cell>
              <table:table-cell office:value-type="float" office:value="136">
                <text:p>1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46.0419227319536">
                <text:p>46.0419227319536</text:p>
              </table:table-cell>
              <table:table-cell office:value-type="float" office:value="176">
                <text:p>176</text:p>
              </table:table-cell>
              <table:table-cell office:value-type="float" office:value="136">
                <text:p>1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45.4930349167345">
                <text:p>45.4930349167345</text:p>
              </table:table-cell>
              <table:table-cell office:value-type="float" office:value="174">
                <text:p>174</text:p>
              </table:table-cell>
              <table:table-cell office:value-type="float" office:value="136">
                <text:p>1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45.7761684881905">
                <text:p>45.7761684881905</text:p>
              </table:table-cell>
              <table:table-cell office:value-type="float" office:value="167">
                <text:p>167</text:p>
              </table:table-cell>
              <table:table-cell office:value-type="float" office:value="136">
                <text:p>1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47.2014615512373">
                <text:p>47.2014615512373</text:p>
              </table:table-cell>
              <table:table-cell office:value-type="float" office:value="176">
                <text:p>176</text:p>
              </table:table-cell>
              <table:table-cell office:value-type="float" office:value="136">
                <text:p>1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47.1478849857228">
                <text:p>47.1478849857228</text:p>
              </table:table-cell>
              <table:table-cell office:value-type="float" office:value="194">
                <text:p>194</text:p>
              </table:table-cell>
              <table:table-cell office:value-type="float" office:value="136">
                <text:p>1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47.1967583366547">
                <text:p>47.1967583366547</text:p>
              </table:table-cell>
              <table:table-cell office:value-type="float" office:value="170">
                <text:p>170</text:p>
              </table:table-cell>
              <table:table-cell office:value-type="float" office:value="136">
                <text:p>1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46.0312188641647">
                <text:p>46.0312188641647</text:p>
              </table:table-cell>
              <table:table-cell office:value-type="float" office:value="178">
                <text:p>178</text:p>
              </table:table-cell>
              <table:table-cell office:value-type="float" office:value="136">
                <text:p>1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136">
                <text:p>13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